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0.8846in"/>
    </style:style>
    <style:style style:name="co11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2236in"/>
    </style:style>
    <style:style style:name="co12" style:family="table-column">
      <style:table-column-properties fo:break-before="auto" style:column-width="1.2563in"/>
    </style:style>
    <style:style style:name="co13" style:family="table-column">
      <style:table-column-properties fo:break-before="auto" style:column-width="1.2665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0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cc33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color="#cc3300"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1" style:family="table-cell" style:parent-style-name="Default">
      <style:text-properties style:font-name="Droid Sans Mono" fo:font-weight="bold" style:font-weight-asian="bold" style:font-weight-complex="bold"/>
    </style:style>
    <style:style style:name="ce12" style:family="table-cell" style:parent-style-name="Default">
      <style:text-properties fo:color="#ff3333" style:font-name="Droid Sans Mono" fo:font-weight="bold" style:font-weight-asian="bold" style:font-weight-complex="bold"/>
    </style:style>
    <style:style style:name="ce13" style:family="table-cell" style:parent-style-name="Default">
      <style:text-properties fo:color="#ff3333" style:font-name="Droid Sans Mono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ext-properties fo:color="#cc0000" style:font-name="Droid Sans Mono" fo:font-weight="bold" style:font-weight-asian="bold" style:font-weight-complex="bold"/>
    </style:style>
    <style:style style:name="ce15" style:family="table-cell" style:parent-style-name="Default">
      <style:text-properties fo:color="#ff0000" style:font-name="Droid Sans Mono" fo:font-weight="bold" style:font-weight-asian="bold" style:font-weight-complex="bold"/>
    </style:style>
    <style:style style:name="ce16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ff3333" style:font-name="Arial"/>
    </style:style>
    <style:style style:name="ce23" style:family="table-cell" style:parent-style-name="Default">
      <style:text-properties fo:color="#ff6666" style:font-name="Arial"/>
    </style:style>
    <style:style style:name="ce24" style:family="table-cell" style:parent-style-name="Default">
      <style:text-properties fo:color="#ff0000" style:font-name="Arial"/>
    </style:style>
    <style:style style:name="ce25" style:family="table-cell" style:parent-style-name="Default">
      <style:text-properties fo:color="#ff6600" style:font-name="Ari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/>
      <style:text-properties fo:color="#ff0000" fo:font-weight="bold" style:font-weight-asian="bold" style:font-weight-complex="bold"/>
    </style:style>
    <style:style style:name="ce31" style:family="table-cell" style:parent-style-name="Default">
      <style:text-properties fo:color="#7e0021" fo:font-weight="bold" style:font-weight-asian="bold" style:font-weight-complex="bold"/>
    </style:style>
    <style:style style:name="ce35" style:family="table-cell" style:parent-style-name="Default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ff" fo:font-weight="bold" style:font-weight-asian="bold" style:font-weight-complex="bold"/>
    </style:style>
    <style:style style:name="ce37" style:family="table-cell" style:parent-style-name="Default">
      <style:table-cell-properties fo:background-color="#000000"/>
      <style:text-properties fo:color="#ffff66"/>
    </style:style>
  </office:automatic-styles>
  <office:body>
    <office:spreadsheet>
      <table:table table:name="pronou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aj</text:p>
          </table:table-cell>
          <table:table-cell office:value-type="string">
            <text:p>English</text:p>
          </table:table-cell>
          <table:table-cell office:value-type="string">
            <text:p>Spanish</text:p>
          </table:table-cell>
          <table:table-cell office:value-type="string">
            <text:p>Romanian</text:p>
          </table:table-cell>
          <table:table-cell office:value-type="string">
            <text:p>latin</text:p>
          </table:table-cell>
          <table:table-cell table:style-name="ce6" office:value-type="string">
            <text:p>Italian</text:p>
          </table:table-cell>
          <table:table-cell office:value-type="string">
            <text:p>Franch</text:p>
          </table:table-cell>
          <table:table-cell office:value-type="string">
            <text:p>Polish</text:p>
          </table:table-cell>
          <table:table-cell office:value-type="string">
            <text:p>German</text:p>
          </table:table-cell>
        </table:table-row>
        <table:table-row table:style-name="ro1">
          <table:table-cell office:value-type="string">
            <text:p>ja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xa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a</text:p>
          </table:table-cell>
          <table:table-cell office:value-type="string">
            <text:p>illa</text:p>
          </table:table-cell>
          <table:table-cell table:style-name="ce7" office:value-type="string">
            <text:p>lei</text:p>
          </table:table-cell>
          <table:table-cell office:value-type="string">
            <text:p>elle</text:p>
          </table:table-cell>
          <table:table-cell office:value-type="string">
            <text:p>ona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el</text:p>
          </table:table-cell>
          <table:table-cell office:value-type="string">
            <text:p>illud</text:p>
          </table:table-cell>
          <table:table-cell office:value-type="string">
            <text:p>esso</text:p>
          </table:table-cell>
          <table:table-cell office:value-type="string">
            <text:p>il</text:p>
          </table:table-cell>
          <table:table-cell office:value-type="string">
            <text:p>ono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x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ele</text:p>
          </table:table-cell>
          <table:table-cell/>
          <table:table-cell table:style-name="ce7"/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e</text:p>
          </table:table-cell>
          <table:table-cell office:value-type="string">
            <text:p>the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</table:table-row>
        <table:table-row table:style-name="ro1">
          <table:table-cell office:value-type="string">
            <text:p>xe</text:p>
          </table:table-cell>
          <table:table-cell office:value-type="string">
            <text:p>her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it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il</text:p>
          </table:table-cell>
          <table:table-cell office:value-type="string">
            <text:p>la</text:p>
          </table:table-cell>
          <table:table-cell/>
          <table:table-cell office:value-type="string">
            <text:p>die</text:p>
          </table:table-cell>
        </table:table-row>
      </table:table>
      <table:table table:name="dict" table:style-name="ta1" table:print="false">
        <table:table-column table:style-name="co1" table:default-cell-style-name="ce8"/>
        <table:table-column table:style-name="co6" table:default-cell-style-name="ce9"/>
        <table:table-column table:style-name="co7" table:default-cell-style-name="ce11"/>
        <table:table-column table:style-name="co1" table:default-cell-style-name="Default"/>
        <table:table-column table:style-name="co8" table:default-cell-style-name="ce19"/>
        <table:table-column table:style-name="co1" table:default-cell-style-name="ce27"/>
        <table:table-column table:style-name="co12" table:default-cell-style-name="ce31"/>
        <table:table-column table:style-name="co1" table:default-cell-style-name="Default"/>
        <table:table-column table:style-name="co13" table:default-cell-style-name="ce28"/>
        <table:table-column table:style-name="co14" table:default-cell-style-name="Default"/>
        <table:table-column table:style-name="co15" table:default-cell-style-name="ce36"/>
        <table:table-column table:style-name="co1" table:default-cell-style-name="ce8"/>
        <table:table-column table:style-name="co16" table:default-cell-style-name="Default"/>
        <table:table-column table:style-name="co1" table:number-columns-repeated="1008" table:default-cell-style-name="Default"/>
        <table:table-row table:style-name="ro1">
          <table:table-cell office:value-type="string">
            <text:p>original</text:p>
          </table:table-cell>
          <table:table-cell office:value-type="string">
            <text:p>CD</text:p>
          </table:table-cell>
          <table:table-cell table:style-name="ce10" office:value-type="string">
            <text:p>Maj</text:p>
          </table:table-cell>
          <table:table-cell table:style-name="ce16" office:value-type="string">
            <text:p>Part</text:p>
          </table:table-cell>
          <table:table-cell table:style-name="ce18" office:value-type="string">
            <text:p>English</text:p>
          </table:table-cell>
          <table:table-cell table:style-name="ce18" office:value-type="string">
            <text:p>Spanish</text:p>
          </table:table-cell>
          <table:table-cell table:style-name="ce30" office:value-type="string">
            <text:p>Franch</text:p>
          </table:table-cell>
          <table:table-cell table:style-name="ce16" office:value-type="string">
            <text:p>Italian</text:p>
          </table:table-cell>
          <table:table-cell table:style-name="ce16" office:value-type="string">
            <text:p>Latin</text:p>
          </table:table-cell>
          <table:table-cell table:style-name="ce16" office:value-type="string">
            <text:p>Romanian</text:p>
          </table:table-cell>
          <table:table-cell table:style-name="ce16" office:value-type="string">
            <text:p>German</text:p>
          </table:table-cell>
          <table:table-cell office:value-type="string">
            <text:p>Priority</text:p>
          </table:table-cell>
          <table:table-cell table:style-name="ce16" office:value-type="string">
            <text:p>count</text:p>
          </table:table-cell>
          <table:table-cell table:style-name="ce37"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abo</text:p>
          </table:table-cell>
          <table:table-cell office:value-type="string">
            <text:p>adjective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potes</text:p>
          </table:table-cell>
          <table:table-cell office:value-type="string">
            <text:p>capabil</text:p>
          </table:table-cell>
          <table:table-cell office:value-type="string">
            <text:p>imstande</text:p>
          </table:table-cell>
          <table:table-cell office:value-type="string">
            <text:p>BA</text:p>
          </table:table-cell>
          <table:table-cell table:formula="of:=LEN([.C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go</text:p>
          </table:table-cell>
          <table:table-cell office:value-type="string">
            <text:p>adjective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praesto</text:p>
          </table:table-cell>
          <table:table-cell office:value-type="string">
            <text:p>disponibil</text:p>
          </table:table-cell>
          <table:table-cell office:value-type="string">
            <text:p>verfügbar</text:p>
          </table:table-cell>
          <table:table-cell office:value-type="string">
            <text:p>BA</text:p>
          </table:table-cell>
          <table:table-cell table:formula="of:=LEN([.C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adjective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malus</text:p>
          </table:table-cell>
          <table:table-cell office:value-type="string">
            <text:p>rău</text:p>
          </table:table-cell>
          <table:table-cell office:value-type="string">
            <text:p>Schlecht</text:p>
          </table:table-cell>
          <table:table-cell office:value-type="string">
            <text:p>BA</text:p>
          </table:table-cell>
          <table:table-cell table:formula="of:=LEN([.C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timo</text:p>
          </table:table-cell>
          <table:table-cell office:value-type="string">
            <text:p>adjective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AC</text:p>
          </table:table-cell>
          <table:table-cell table:formula="of:=LEN([.C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ioro</text:p>
          </table:table-cell>
          <table:table-cell office:value-type="string">
            <text:p>adjective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BA</text:p>
          </table:table-cell>
          <table:table-cell table:formula="of:=LEN([.C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ago</text:p>
          </table:table-cell>
          <table:table-cell table:style-name="ce17" office:value-type="string">
            <text:p>adjective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magnum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AA</text:p>
          </table:table-cell>
          <table:table-cell table:formula="of:=LEN([.C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nero</text:p>
          </table:table-cell>
          <table:table-cell office:value-type="string">
            <text:p>adjective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nigreos</text:p>
          </table:table-cell>
          <table:table-cell office:value-type="string">
            <text:p>negru</text:p>
          </table:table-cell>
          <table:table-cell office:value-type="string">
            <text:p>schwarz</text:p>
          </table:table-cell>
          <table:table-cell office:value-type="string">
            <text:p>AA</text:p>
          </table:table-cell>
          <table:table-cell table:formula="of:=LEN([.C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tro</text:p>
          </table:table-cell>
          <table:table-cell office:value-type="string">
            <text:p>adjective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centralis</text:p>
          </table:table-cell>
          <table:table-cell office:value-type="string">
            <text:p>central</text:p>
          </table:table-cell>
          <table:table-cell office:value-type="string">
            <text:p>zentral</text:p>
          </table:table-cell>
          <table:table-cell office:value-type="string">
            <text:p>BA</text:p>
          </table:table-cell>
          <table:table-cell table:formula="of:=LEN([.C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rto</text:p>
          </table:table-cell>
          <table:table-cell office:value-type="string">
            <text:p>adjective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quaedam</text:p>
          </table:table-cell>
          <table:table-cell office:value-type="string">
            <text:p>anumit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1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jective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liquet</text:p>
          </table:table-cell>
          <table:table-cell office:value-type="string">
            <text:p>clar</text:p>
          </table:table-cell>
          <table:table-cell office:value-type="string">
            <text:p>klar</text:p>
          </table:table-cell>
          <table:table-cell office:value-type="string">
            <text:p>BA</text:p>
          </table:table-cell>
          <table:table-cell table:formula="of:=LEN([.C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cho</text:p>
          </table:table-cell>
          <table:table-cell office:value-type="string">
            <text:p>adjective</text:p>
          </table:table-cell>
          <table:table-cell office:value-type="string">
            <text:p>close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prope</text:p>
          </table:table-cell>
          <table:table-cell office:value-type="string">
            <text:p>apropiati</text:p>
          </table:table-cell>
          <table:table-cell office:value-type="string">
            <text:p>enge</text:p>
          </table:table-cell>
          <table:table-cell office:value-type="string">
            <text:p>BA</text:p>
          </table:table-cell>
          <table:table-cell table:formula="of:=LEN([.C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rigo</text:p>
          </table:table-cell>
          <table:table-cell office:value-type="string">
            <text:p>adjective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frigus</text:p>
          </table:table-cell>
          <table:table-cell office:value-type="string">
            <text:p>rece</text:p>
          </table:table-cell>
          <table:table-cell office:value-type="string">
            <text:p>kalt</text:p>
          </table:table-cell>
          <table:table-cell office:value-type="string">
            <text:p>AC</text:p>
          </table:table-cell>
          <table:table-cell table:formula="of:=LEN([.C1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comno</text:p>
          </table:table-cell>
          <table:table-cell office:value-type="string">
            <text:p>adjective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communia</text:p>
          </table:table-cell>
          <table:table-cell office:value-type="string">
            <text:p>comun</text:p>
          </table:table-cell>
          <table:table-cell office:value-type="string">
            <text:p>verbreitet</text:p>
          </table:table-cell>
          <table:table-cell office:value-type="string">
            <text:p>BA</text:p>
          </table:table-cell>
          <table:table-cell table:formula="of:=LEN([.C1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to</text:p>
          </table:table-cell>
          <table:table-cell office:value-type="string">
            <text:p>adjective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culturae</text:p>
          </table:table-cell>
          <table:table-cell office:value-type="string">
            <text:p>cultural</text:p>
          </table:table-cell>
          <table:table-cell office:value-type="string">
            <text:p>kulturell</text:p>
          </table:table-cell>
          <table:table-cell office:value-type="string">
            <text:p>BA</text:p>
          </table:table-cell>
          <table:table-cell table:formula="of:=LEN([.C1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ctuo</text:p>
          </table:table-cell>
          <table:table-cell office:value-type="string">
            <text:p>adjectiv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Strom</text:p>
          </table:table-cell>
          <table:table-cell office:value-type="string">
            <text:p>BA</text:p>
          </table:table-cell>
          <table:table-cell table:formula="of:=LEN([.C1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oscuro</text:p>
          </table:table-cell>
          <table:table-cell office:value-type="string">
            <text:p>adjective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tenebris</text:p>
          </table:table-cell>
          <table:table-cell office:value-type="string">
            <text:p>întuneric</text:p>
          </table:table-cell>
          <table:table-cell office:value-type="string">
            <text:p>dunkel</text:p>
          </table:table-cell>
          <table:table-cell office:value-type="string">
            <text:p>BA</text:p>
          </table:table-cell>
          <table:table-cell table:formula="of:=LEN([.C1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orto</text:p>
          </table:table-cell>
          <table:table-cell office:value-type="string">
            <text:p>adjective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mortuus est</text:p>
          </table:table-cell>
          <table:table-cell office:value-type="string">
            <text:p>mort</text:p>
          </table:table-cell>
          <table:table-cell office:value-type="string">
            <text:p>tot</text:p>
          </table:table-cell>
          <table:table-cell office:value-type="string">
            <text:p>BA</text:p>
          </table:table-cell>
          <table:table-cell table:formula="of:=LEN([.C1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rato</text:p>
          </table:table-cell>
          <table:table-cell office:value-type="string">
            <text:p>adjective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popularis</text:p>
          </table:table-cell>
          <table:table-cell office:value-type="string">
            <text:p>democratic</text:p>
          </table:table-cell>
          <table:table-cell office:value-type="string">
            <text:p>demokratisch</text:p>
          </table:table-cell>
          <table:table-cell office:value-type="string">
            <text:p>BA</text:p>
          </table:table-cell>
          <table:table-cell table:formula="of:=LEN([.C1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diveso</text:p>
          </table:table-cell>
          <table:table-cell office:value-type="string">
            <text:p>adjective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lium</text:p>
          </table:table-cell>
          <table:table-cell office:value-type="string">
            <text:p>diferit</text:p>
          </table:table-cell>
          <table:table-cell office:value-type="string">
            <text:p>anders</text:p>
          </table:table-cell>
          <table:table-cell office:value-type="string">
            <text:p>BA</text:p>
          </table:table-cell>
          <table:table-cell table:formula="of:=LEN([.C2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ifiko</text:p>
          </table:table-cell>
          <table:table-cell office:value-type="string">
            <text:p>adjective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difficilis</text:p>
          </table:table-cell>
          <table:table-cell office:value-type="string">
            <text:p>dificil</text:p>
          </table:table-cell>
          <table:table-cell office:value-type="string">
            <text:p>schwierig</text:p>
          </table:table-cell>
          <table:table-cell office:value-type="string">
            <text:p>BA</text:p>
          </table:table-cell>
          <table:table-cell table:formula="of:=LEN([.C2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resto</text:p>
          </table:table-cell>
          <table:table-cell office:value-type="string">
            <text:p>adjective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2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facho</text:p>
          </table:table-cell>
          <table:table-cell office:value-type="string">
            <text:p>adjective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3" office:value-type="string">
            <text:p>facile</text:p>
          </table:table-cell>
          <table:table-cell office:value-type="string">
            <text:p>uşor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2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no</text:p>
          </table:table-cell>
          <table:table-cell office:value-type="string">
            <text:p>adjective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oeconomica</text:p>
          </table:table-cell>
          <table:table-cell office:value-type="string">
            <text:p>economic</text:p>
          </table:table-cell>
          <table:table-cell office:value-type="string">
            <text:p>wirtschaftlich</text:p>
          </table:table-cell>
          <table:table-cell office:value-type="string">
            <text:p>BA</text:p>
          </table:table-cell>
          <table:table-cell table:formula="of:=LEN([.C2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itero</text:p>
          </table:table-cell>
          <table:table-cell office:value-type="string">
            <text:p>adjective</text:p>
          </table:table-cell>
          <table:table-cell office:value-type="string">
            <text:p>entire</text:p>
          </table:table-cell>
          <table:table-cell office:value-type="string">
            <text:p>todo</text:p>
          </table:table-cell>
          <table:table-cell office:value-type="string">
            <text:p>tout</text:p>
          </table:table-cell>
          <table:table-cell office:value-type="string">
            <text:p>intero</text:p>
          </table:table-cell>
          <table:table-cell office:value-type="string">
            <text:p>totus</text:p>
          </table:table-cell>
          <table:table-cell office:value-type="string">
            <text:p>întreg</text:p>
          </table:table-cell>
          <table:table-cell office:value-type="string">
            <text:p>gesamte</text:p>
          </table:table-cell>
          <table:table-cell office:value-type="string">
            <text:p>BA</text:p>
          </table:table-cell>
          <table:table-cell table:formula="of:=LEN([.C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mbeto</text:p>
          </table:table-cell>
          <table:table-cell office:value-type="string">
            <text:p>adjective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environmental</text:p>
          </table:table-cell>
          <table:table-cell office:value-type="string">
            <text:p>de mediu</text:p>
          </table:table-cell>
          <table:table-cell office:value-type="string">
            <text:p>Umwelt</text:p>
          </table:table-cell>
          <table:table-cell office:value-type="string">
            <text:p>BA</text:p>
          </table:table-cell>
          <table:table-cell table:formula="of:=LEN([.C2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federo</text:p>
          </table:table-cell>
          <table:table-cell office:value-type="string">
            <text:p>adjective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foederati</text:p>
          </table:table-cell>
          <table:table-cell office:value-type="string">
            <text:p>federal</text:p>
          </table:table-cell>
          <table:table-cell office:value-type="string">
            <text:p>Bundes</text:p>
          </table:table-cell>
          <table:table-cell office:value-type="string">
            <text:p>BA</text:p>
          </table:table-cell>
          <table:table-cell table:formula="of:=LEN([.C2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inito</text:p>
          </table:table-cell>
          <table:table-cell office:value-type="string">
            <text:p>adjective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m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BA</text:p>
          </table:table-cell>
          <table:table-cell table:formula="of:=LEN([.C28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finaco</text:p>
          </table:table-cell>
          <table:table-cell office:value-type="string">
            <text:p>adjective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pecuniaria</text:p>
          </table:table-cell>
          <table:table-cell office:value-type="string">
            <text:p>financiar</text:p>
          </table:table-cell>
          <table:table-cell office:value-type="string">
            <text:p>finanziell</text:p>
          </table:table-cell>
          <table:table-cell office:value-type="string">
            <text:p>BA</text:p>
          </table:table-cell>
          <table:table-cell table:formula="of:=LEN([.C2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ueno</text:p>
          </table:table-cell>
          <table:table-cell office:value-type="string">
            <text:p>adjective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lieno</text:p>
          </table:table-cell>
          <table:table-cell office:value-type="string">
            <text:p>adjective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aliena</text:p>
          </table:table-cell>
          <table:table-cell office:value-type="string">
            <text:p>străin</text:p>
          </table:table-cell>
          <table:table-cell office:value-type="string">
            <text:p>fremd</text:p>
          </table:table-cell>
          <table:table-cell office:value-type="string">
            <text:p>BA</text:p>
          </table:table-cell>
          <table:table-cell table:formula="of:=LEN([.C3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gratio</text:p>
          </table:table-cell>
          <table:table-cell office:value-type="string">
            <text:p>adjective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liberum </text:p>
          </table:table-cell>
          <table:table-cell office:value-type="string">
            <text:p>gratuit</text:p>
          </table:table-cell>
          <table:table-cell office:value-type="string">
            <text:p>gratis</text:p>
          </table:table-cell>
          <table:table-cell office:value-type="string">
            <text:p>BA</text:p>
          </table:table-cell>
          <table:table-cell table:formula="of:=LEN([.C3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leno</text:p>
          </table:table-cell>
          <table:table-cell office:value-type="string">
            <text:p>adjective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plenus</text:p>
          </table:table-cell>
          <table:table-cell office:value-type="string">
            <text:p>deplin</text:p>
          </table:table-cell>
          <table:table-cell office:value-type="string">
            <text:p>voll</text:p>
          </table:table-cell>
          <table:table-cell office:value-type="string">
            <text:p>AD</text:p>
          </table:table-cell>
          <table:table-cell table:formula="of:=LEN([.C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adjective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ridiculam</text:p>
          </table:table-cell>
          <table:table-cell office:value-type="string">
            <text:p>amuzant</text:p>
          </table:table-cell>
          <table:table-cell office:value-type="string">
            <text:p>lustig</text:p>
          </table:table-cell>
          <table:table-cell office:value-type="string">
            <text:p>AA</text:p>
          </table:table-cell>
          <table:table-cell table:formula="of:=LEN([.C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genero</text:p>
          </table:table-cell>
          <table:table-cell office:value-type="string">
            <text:p>adjective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generalis</text:p>
          </table:table-cell>
          <table:table-cell office:value-type="string">
            <text:p>general</text:p>
          </table:table-cell>
          <table:table-cell office:value-type="string">
            <text:p>Allgemeines</text:p>
          </table:table-cell>
          <table:table-cell office:value-type="string">
            <text:p>BA</text:p>
          </table:table-cell>
          <table:table-cell table:formula="of:=LEN([.C3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uto</text:p>
          </table:table-cell>
          <table:table-cell office:value-type="string">
            <text:p>adjective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bonum</text:p>
          </table:table-cell>
          <table:table-cell office:value-type="string">
            <text:p>bun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3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rado</text:p>
          </table:table-cell>
          <table:table-cell office:value-type="string">
            <text:p>adjective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grozav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to</text:p>
          </table:table-cell>
          <table:table-cell office:value-type="string">
            <text:p>adjective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viridi,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BA</text:p>
          </table:table-cell>
          <table:table-cell table:formula="of:=LEN([.C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elito</text:p>
          </table:table-cell>
          <table:table-cell office:value-type="string">
            <text:p>adjective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felix</text:p>
          </table:table-cell>
          <table:table-cell office:value-type="string">
            <text:p>fericit</text:p>
          </table:table-cell>
          <table:table-cell office:value-type="string">
            <text:p>glücklich</text:p>
          </table:table-cell>
          <table:table-cell office:value-type="string">
            <text:p>BA</text:p>
          </table:table-cell>
          <table:table-cell table:formula="of:=LEN([.C3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adjective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adjective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altum</text:p>
          </table:table-cell>
          <table:table-cell office:value-type="string">
            <text:p>înalt</text:p>
          </table:table-cell>
          <table:table-cell office:value-type="string">
            <text:p>hoch</text:p>
          </table:table-cell>
          <table:table-cell office:value-type="string">
            <text:p>BA</text:p>
          </table:table-cell>
          <table:table-cell table:formula="of:=LEN([.C4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adjective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i</text:p>
          </table:table-cell>
          <table:table-cell office:value-type="string">
            <text:p>fierbinte</text:p>
          </table:table-cell>
          <table:table-cell office:value-type="string">
            <text:p>heiß</text:p>
          </table:table-cell>
          <table:table-cell office:value-type="string">
            <text:p>AA</text:p>
          </table:table-cell>
          <table:table-cell table:formula="of:=LEN([.C4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normo</text:p>
          </table:table-cell>
          <table:table-cell office:value-type="string">
            <text:p>adjective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ingens</text:p>
          </table:table-cell>
          <table:table-cell office:value-type="string">
            <text:p>imens</text:p>
          </table:table-cell>
          <table:table-cell office:value-type="string">
            <text:p>enorm</text:p>
          </table:table-cell>
          <table:table-cell office:value-type="string">
            <text:p>BA</text:p>
          </table:table-cell>
          <table:table-cell table:formula="of:=LEN([.C4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umano</text:p>
          </table:table-cell>
          <table:table-cell office:value-type="string">
            <text:p>adjective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hominum</text:p>
          </table:table-cell>
          <table:table-cell office:value-type="string">
            <text:p>uman</text:p>
          </table:table-cell>
          <table:table-cell office:value-type="string">
            <text:p>Mensch</text:p>
          </table:table-cell>
          <table:table-cell office:value-type="string">
            <text:p>BA</text:p>
          </table:table-cell>
          <table:table-cell table:formula="of:=LEN([.C4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laso</text:p>
          </table:table-cell>
          <table:table-cell office:value-type="string">
            <text:p>adjective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nocere</text:p>
          </table:table-cell>
          <table:table-cell office:value-type="string">
            <text:p>rănit</text:p>
          </table:table-cell>
          <table:table-cell office:value-type="string">
            <text:p>verletzt</text:p>
          </table:table-cell>
          <table:table-cell office:value-type="string">
            <text:p>AD</text:p>
          </table:table-cell>
          <table:table-cell table:formula="of:=LEN([.C4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itigo</text:p>
          </table:table-cell>
          <table:table-cell office:value-type="string">
            <text:p>adjectiv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magna</text:p>
          </table:table-cell>
          <table:table-cell office:value-type="string">
            <text:p>important</text:p>
          </table:table-cell>
          <table:table-cell office:value-type="string">
            <text:p>wichtig</text:p>
          </table:table-cell>
          <table:table-cell office:value-type="string">
            <text:p>BA</text:p>
          </table:table-cell>
          <table:table-cell table:formula="of:=LEN([.C4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ntiso</text:p>
          </table:table-cell>
          <table:table-cell office:value-type="string">
            <text:p>adjective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is</text:p>
          </table:table-cell>
          <table:table-cell office:value-type="string">
            <text:p>internaţional</text:p>
          </table:table-cell>
          <table:table-cell office:value-type="string">
            <text:p>International</text:p>
          </table:table-cell>
          <table:table-cell office:value-type="string">
            <text:p>BA</text:p>
          </table:table-cell>
          <table:table-cell table:formula="of:=LEN([.C47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nto</text:p>
          </table:table-cell>
          <table:table-cell office:value-type="string">
            <text:p>adjective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genus</text:p>
          </table:table-cell>
          <table:table-cell office:value-type="string">
            <text:p>drăguț</text:p>
          </table:table-cell>
          <table:table-cell office:value-type="string">
            <text:p>nett</text:p>
          </table:table-cell>
          <table:table-cell office:value-type="string">
            <text:p>AD</text:p>
          </table:table-cell>
          <table:table-cell table:formula="of:=LEN([.C4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magno</text:p>
          </table:table-cell>
          <table:table-cell office:value-type="string">
            <text:p>adjective</text:p>
          </table:table-cell>
          <table:table-cell office:value-type="string">
            <text:p>large</text:p>
          </table:table-cell>
          <table:table-cell office:value-type="string">
            <text:p>grande</text:p>
          </table:table-cell>
          <table:table-cell office:value-type="string">
            <text:p>grand</text:p>
          </table:table-cell>
          <table:table-cell office:value-type="string">
            <text:p>grande</text:p>
          </table:table-cell>
          <table:table-cell office:value-type="string">
            <text:p>magna</text:p>
          </table:table-cell>
          <table:table-cell office:value-type="string">
            <text:p>mare</text:p>
          </table:table-cell>
          <table:table-cell office:value-type="string">
            <text:p>groß</text:p>
          </table:table-cell>
          <table:table-cell office:value-type="string">
            <text:p>BA</text:p>
          </table:table-cell>
          <table:table-cell table:formula="of:=LEN([.C4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rdo</text:p>
          </table:table-cell>
          <table:table-cell office:value-type="string">
            <text:p>adjective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itardo</text:p>
          </table:table-cell>
          <table:table-cell office:value-type="string">
            <text:p>sero</text:p>
          </table:table-cell>
          <table:table-cell office:value-type="string">
            <text:p>târziu</text:p>
          </table:table-cell>
          <table:table-cell office:value-type="string">
            <text:p>spät</text:p>
          </table:table-cell>
          <table:table-cell office:value-type="string">
            <text:p>BA</text:p>
          </table:table-cell>
          <table:table-cell table:formula="of:=LEN([.C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gusho</text:p>
          </table:table-cell>
          <table:table-cell office:value-type="string">
            <text:p>adjective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reliquit</text:p>
          </table:table-cell>
          <table:table-cell office:value-type="string">
            <text:p>stânga</text:p>
          </table:table-cell>
          <table:table-cell office:value-type="string">
            <text:p>links</text:p>
          </table:table-cell>
          <table:table-cell office:value-type="string">
            <text:p>BA</text:p>
          </table:table-cell>
          <table:table-cell table:formula="of:=LEN([.C5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legalo</text:p>
          </table:table-cell>
          <table:table-cell office:value-type="string">
            <text:p>adjective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office:value-type="string">
            <text:p>iuris</text:p>
          </table:table-cell>
          <table:table-cell table:number-columns-repeated="2" office:value-type="string">
            <text:p>legal</text:p>
          </table:table-cell>
          <table:table-cell office:value-type="string">
            <text:p>BA</text:p>
          </table:table-cell>
          <table:table-cell table:formula="of:=LEN([.C52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iso</text:p>
          </table:table-cell>
          <table:table-cell office:value-type="string">
            <text:p>adjective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5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adjective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5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localo</text:p>
          </table:table-cell>
          <table:table-cell office:value-type="string">
            <text:p>adjective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corum</text:p>
          </table:table-cell>
          <table:table-cell office:value-type="string">
            <text:p>local</text:p>
          </table:table-cell>
          <table:table-cell office:value-type="string">
            <text:p>lokal</text:p>
          </table:table-cell>
          <table:table-cell office:value-type="string">
            <text:p>BA</text:p>
          </table:table-cell>
          <table:table-cell table:formula="of:=LEN([.C55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go</text:p>
          </table:table-cell>
          <table:table-cell office:value-type="string">
            <text:p>adjective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adjective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iaces</text:p>
          </table:table-cell>
          <table:table-cell office:value-type="string">
            <text:p>scăzut</text:p>
          </table:table-cell>
          <table:table-cell office:value-type="string">
            <text:p>niedrig</text:p>
          </table:table-cell>
          <table:table-cell office:value-type="string">
            <text:p>BA</text:p>
          </table:table-cell>
          <table:table-cell table:formula="of:=LEN([.C5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adjectiv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pelagus</text:p>
          </table:table-cell>
          <table:table-cell office:value-type="string">
            <text:p>principal</text:p>
          </table:table-cell>
          <table:table-cell office:value-type="string">
            <text:p>Main</text:p>
          </table:table-cell>
          <table:table-cell office:value-type="string">
            <text:p>BA</text:p>
          </table:table-cell>
          <table:table-cell table:formula="of:=LEN([.C5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ior</text:p>
          </table:table-cell>
          <table:table-cell office:value-type="string">
            <text:p>adjective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Maior</text:p>
          </table:table-cell>
          <table:table-cell office:value-type="string">
            <text:p>major</text:p>
          </table:table-cell>
          <table:table-cell office:value-type="string">
            <text:p>Haupt</text:p>
          </table:table-cell>
          <table:table-cell office:value-type="string">
            <text:p>BA</text:p>
          </table:table-cell>
          <table:table-cell table:formula="of:=LEN([.C5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diko</text:p>
          </table:table-cell>
          <table:table-cell office:value-type="string">
            <text:p>adjective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corum</text:p>
          </table:table-cell>
          <table:table-cell office:value-type="string">
            <text:p>medical</text:p>
          </table:table-cell>
          <table:table-cell office:value-type="string">
            <text:p>medizinisch</text:p>
          </table:table-cell>
          <table:table-cell office:value-type="string">
            <text:p>BA</text:p>
          </table:table-cell>
          <table:table-cell table:formula="of:=LEN([.C60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itaro</text:p>
          </table:table-cell>
          <table:table-cell office:value-type="string">
            <text:p>adjective</text:p>
          </table:table-cell>
          <table:table-cell office:value-type="string">
            <text:p>military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  <table:table-cell office:value-type="string">
            <text:p>militar</text:p>
          </table:table-cell>
          <table:table-cell office:value-type="string">
            <text:p>Militär-</text:p>
          </table:table-cell>
          <table:table-cell office:value-type="string">
            <text:p>BA</text:p>
          </table:table-cell>
          <table:table-cell table:formula="of:=LEN([.C61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ucho</text:p>
          </table:table-cell>
          <table:table-cell office:value-type="string">
            <text:p>adjective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AD</text:p>
          </table:table-cell>
          <table:table-cell table:formula="of:=LEN([.C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sio</text:p>
          </table:table-cell>
          <table:table-cell office:value-type="string">
            <text:p>adjective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ibus</text:p>
          </table:table-cell>
          <table:table-cell office:value-type="string">
            <text:p>naţional</text:p>
          </table:table-cell>
          <table:table-cell office:value-type="string">
            <text:p>National</text:p>
          </table:table-cell>
          <table:table-cell office:value-type="string">
            <text:p>BA</text:p>
          </table:table-cell>
          <table:table-cell table:formula="of:=LEN([.C63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turo</text:p>
          </table:table-cell>
          <table:table-cell office:value-type="string">
            <text:p>adjective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uralis</text:p>
          </table:table-cell>
          <table:table-cell office:value-type="string">
            <text:p>natural</text:p>
          </table:table-cell>
          <table:table-cell office:value-type="string">
            <text:p>natürlich</text:p>
          </table:table-cell>
          <table:table-cell office:value-type="string">
            <text:p>BA</text:p>
          </table:table-cell>
          <table:table-cell table:formula="of:=LEN([.C6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adjective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BA</text:p>
          </table:table-cell>
          <table:table-cell table:formula="of:=LEN([.C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onito</text:p>
          </table:table-cell>
          <table:table-cell office:value-type="string">
            <text:p>adjective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ice quod</text:p>
          </table:table-cell>
          <table:table-cell office:value-type="string">
            <text:p>frumos</text:p>
          </table:table-cell>
          <table:table-cell office:value-type="string">
            <text:p>nett</text:p>
          </table:table-cell>
          <table:table-cell office:value-type="string">
            <text:p>BA</text:p>
          </table:table-cell>
          <table:table-cell table:formula="of:=LEN([.C66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ieco</text:p>
          </table:table-cell>
          <table:table-cell office:value-type="string">
            <text:p>adjective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veteris</text:p>
          </table:table-cell>
          <table:table-cell office:value-type="string">
            <text:p>vechi</text:p>
          </table:table-cell>
          <table:table-cell office:value-type="string">
            <text:p>alt</text:p>
          </table:table-cell>
          <table:table-cell office:value-type="string">
            <text:p>BA</text:p>
          </table:table-cell>
          <table:table-cell table:formula="of:=LEN([.C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jective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6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verto</text:p>
          </table:table-cell>
          <table:table-cell office:value-type="string">
            <text:p>adjective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BA</text:p>
          </table:table-cell>
          <table:table-cell table:formula="of:=LEN([.C69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adjective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e</text:p>
          </table:table-cell>
          <table:table-cell office:value-type="string">
            <text:p>andere</text:p>
          </table:table-cell>
          <table:table-cell office:value-type="string">
            <text:p>BA</text:p>
          </table:table-cell>
          <table:table-cell table:formula="of:=LEN([.C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so</text:p>
          </table:table-cell>
          <table:table-cell office:value-type="string">
            <text:p>adjective</text:p>
          </table:table-cell>
          <table:table-cell office:value-type="string">
            <text:p>past</text:p>
          </table:table-cell>
          <table:table-cell office:value-type="string">
            <text:p>pasado</text:p>
          </table:table-cell>
          <table:table-cell office:value-type="string">
            <text:p>passé</text:p>
          </table:table-cell>
          <table:table-cell office:value-type="string">
            <text:p>passato</text:p>
          </table:table-cell>
          <table:table-cell office:value-type="string">
            <text:p>praeteritum</text:p>
          </table:table-cell>
          <table:table-cell office:value-type="string">
            <text:p>trecut</text:p>
          </table:table-cell>
          <table:table-cell office:value-type="string">
            <text:p>Vergangenheit</text:p>
          </table:table-cell>
          <table:table-cell office:value-type="string">
            <text:p>BA</text:p>
          </table:table-cell>
          <table:table-cell table:formula="of:=LEN([.C7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itimo</text:p>
          </table:table-cell>
          <table:table-cell office:value-type="string">
            <text:p>adjective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onalem</text:p>
          </table:table-cell>
          <table:table-cell office:value-type="string">
            <text:p>personal</text:p>
          </table:table-cell>
          <table:table-cell office:value-type="string">
            <text:p>persönlich</text:p>
          </table:table-cell>
          <table:table-cell office:value-type="string">
            <text:p>BA</text:p>
          </table:table-cell>
          <table:table-cell table:formula="of:=LEN([.C7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izco</text:p>
          </table:table-cell>
          <table:table-cell office:value-type="string">
            <text:p>adjective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corporis</text:p>
          </table:table-cell>
          <table:table-cell office:value-type="string">
            <text:p>fizic</text:p>
          </table:table-cell>
          <table:table-cell office:value-type="string">
            <text:p>Physisch</text:p>
          </table:table-cell>
          <table:table-cell office:value-type="string">
            <text:p>BA</text:p>
          </table:table-cell>
          <table:table-cell table:formula="of:=LEN([.C7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lco</text:p>
          </table:table-cell>
          <table:table-cell office:value-type="string">
            <text:p>adjective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rei publicae</text:p>
          </table:table-cell>
          <table:table-cell office:value-type="string">
            <text:p>politic</text:p>
          </table:table-cell>
          <table:table-cell office:value-type="string">
            <text:p>politisch</text:p>
          </table:table-cell>
          <table:table-cell office:value-type="string">
            <text:p>BA</text:p>
          </table:table-cell>
          <table:table-cell table:formula="of:=LEN([.C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ovro</text:p>
          </table:table-cell>
          <table:table-cell office:value-type="string">
            <text:p>adjective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pauper</text:p>
          </table:table-cell>
          <table:table-cell office:value-type="string">
            <text:p>sărac</text:p>
          </table:table-cell>
          <table:table-cell office:value-type="string">
            <text:p>Arm</text:p>
          </table:table-cell>
          <table:table-cell office:value-type="string">
            <text:p>BA</text:p>
          </table:table-cell>
          <table:table-cell table:formula="of:=LEN([.C7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lo</text:p>
          </table:table-cell>
          <table:table-cell office:value-type="string">
            <text:p>adjective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table:number-columns-repeated="2" office:value-type="string">
            <text:p>popular</text:p>
          </table:table-cell>
          <table:table-cell office:value-type="string">
            <text:p>Beliebt</text:p>
          </table:table-cell>
          <table:table-cell office:value-type="string">
            <text:p>BA</text:p>
          </table:table-cell>
          <table:table-cell table:formula="of:=LEN([.C7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sio</text:p>
          </table:table-cell>
          <table:table-cell office:value-type="string">
            <text:p>adjective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axime</text:p>
          </table:table-cell>
          <table:table-cell office:value-type="string">
            <text:p>posibil</text:p>
          </table:table-cell>
          <table:table-cell office:value-type="string">
            <text:p>möglich</text:p>
          </table:table-cell>
          <table:table-cell office:value-type="string">
            <text:p>BA</text:p>
          </table:table-cell>
          <table:table-cell table:formula="of:=LEN([.C7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adjective</text:p>
          </table:table-cell>
          <table:table-cell office:value-type="string">
            <text:p>pretty</text:p>
          </table:table-cell>
          <table:table-cell office:value-type="string">
            <text:p>bonita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satis</text:p>
          </table:table-cell>
          <table:table-cell office:value-type="string">
            <text:p>frumos</text:p>
          </table:table-cell>
          <table:table-cell office:value-type="string">
            <text:p>ziemlich</text:p>
          </table:table-cell>
          <table:table-cell office:value-type="string">
            <text:p>AA</text:p>
          </table:table-cell>
          <table:table-cell table:formula="of:=LEN([.C7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rivo</text:p>
          </table:table-cell>
          <table:table-cell office:value-type="string">
            <text:p>adjective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us</text:p>
          </table:table-cell>
          <table:table-cell office:value-type="string">
            <text:p>privat</text:p>
          </table:table-cell>
          <table:table-cell office:value-type="string">
            <text:p>Privatgelände</text:p>
          </table:table-cell>
          <table:table-cell office:value-type="string">
            <text:p>BA</text:p>
          </table:table-cell>
          <table:table-cell table:formula="of:=LEN([.C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ubco</text:p>
          </table:table-cell>
          <table:table-cell office:value-type="string">
            <text:p>adjective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publicae</text:p>
          </table:table-cell>
          <table:table-cell office:value-type="string">
            <text:p>public</text:p>
          </table:table-cell>
          <table:table-cell office:value-type="string">
            <text:p>Öffentlichkeit</text:p>
          </table:table-cell>
          <table:table-cell office:value-type="string">
            <text:p>BA</text:p>
          </table:table-cell>
          <table:table-cell table:formula="of:=LEN([.C8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oto</text:p>
          </table:table-cell>
          <table:table-cell office:value-type="string">
            <text:p>adjective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paratus</text:p>
          </table:table-cell>
          <table:table-cell office:value-type="string">
            <text:p>gata</text:p>
          </table:table-cell>
          <table:table-cell office:value-type="string">
            <text:p>bereit</text:p>
          </table:table-cell>
          <table:table-cell office:value-type="string">
            <text:p>BA</text:p>
          </table:table-cell>
          <table:table-cell table:formula="of:=LEN([.C8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alo</text:p>
          </table:table-cell>
          <table:table-cell office:value-type="string">
            <text:p>adjective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real</text:p>
          </table:table-cell>
          <table:table-cell office:value-type="string">
            <text:p>echt</text:p>
          </table:table-cell>
          <table:table-cell office:value-type="string">
            <text:p>BA</text:p>
          </table:table-cell>
          <table:table-cell table:formula="of:=LEN([.C8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ento</text:p>
          </table:table-cell>
          <table:table-cell office:value-type="string">
            <text:p>adjective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recens</text:p>
          </table:table-cell>
          <table:table-cell office:value-type="string">
            <text:p>Recent</text:p>
          </table:table-cell>
          <table:table-cell office:value-type="string">
            <text:p>kürzlich</text:p>
          </table:table-cell>
          <table:table-cell office:value-type="string">
            <text:p>BA</text:p>
          </table:table-cell>
          <table:table-cell table:formula="of:=LEN([.C8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eo</text:p>
          </table:table-cell>
          <table:table-cell office:value-type="string">
            <text:p>adjective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onis</text:p>
          </table:table-cell>
          <table:table-cell office:value-type="string">
            <text:p>religios</text:p>
          </table:table-cell>
          <table:table-cell office:value-type="string">
            <text:p>religiös</text:p>
          </table:table-cell>
          <table:table-cell office:value-type="string">
            <text:p>BA</text:p>
          </table:table-cell>
          <table:table-cell table:formula="of:=LEN([.C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esr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dextro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roto</text:p>
          </table:table-cell>
          <table:table-cell office:value-type="string">
            <text:p>adjective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a destra</text:p>
          </table:table-cell>
          <table:table-cell office:value-type="string">
            <text:p>ad dextram</text:p>
          </table:table-cell>
          <table:table-cell office:value-type="string">
            <text:p>dreapta</text:p>
          </table:table-cell>
          <table:table-cell office:value-type="string">
            <text:p>rechts</text:p>
          </table:table-cell>
          <table:table-cell office:value-type="string">
            <text:p>BA</text:p>
          </table:table-cell>
          <table:table-cell table:formula="of:=LEN([.C8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uiro</text:p>
          </table:table-cell>
          <table:table-cell office:value-type="string">
            <text:p>adjective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circum</text:p>
          </table:table-cell>
          <table:table-cell office:value-type="string">
            <text:p>rundă</text:p>
          </table:table-cell>
          <table:table-cell office:value-type="string">
            <text:p>runden</text:p>
          </table:table-cell>
          <table:table-cell office:value-type="string">
            <text:p>AB</text:p>
          </table:table-cell>
          <table:table-cell table:formula="of:=LEN([.C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ravo</text:p>
          </table:table-cell>
          <table:table-cell office:value-type="string">
            <text:p>adjective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gravis</text:p>
          </table:table-cell>
          <table:table-cell office:value-type="string">
            <text:p>serios</text:p>
          </table:table-cell>
          <table:table-cell office:value-type="string">
            <text:p>ernst</text:p>
          </table:table-cell>
          <table:table-cell office:value-type="string">
            <text:p>BA</text:p>
          </table:table-cell>
          <table:table-cell table:formula="of:=LEN([.C8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to</text:p>
          </table:table-cell>
          <table:table-cell office:value-type="string">
            <text:p>adjective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brevis</text:p>
          </table:table-cell>
          <table:table-cell office:value-type="string">
            <text:p>mic de statura</text:p>
          </table:table-cell>
          <table:table-cell office:value-type="string">
            <text:p>kurz</text:p>
          </table:table-cell>
          <table:table-cell office:value-type="string">
            <text:p>BA</text:p>
          </table:table-cell>
          <table:table-cell table:formula="of:=LEN([.C8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igfo</text:p>
          </table:table-cell>
          <table:table-cell office:value-type="string">
            <text:p>adjective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significans</text:p>
          </table:table-cell>
          <table:table-cell office:value-type="string">
            <text:p>semnificativ</text:p>
          </table:table-cell>
          <table:table-cell office:value-type="string">
            <text:p>von Bedeutung</text:p>
          </table:table-cell>
          <table:table-cell office:value-type="string">
            <text:p>BA</text:p>
          </table:table-cell>
          <table:table-cell table:formula="of:=LEN([.C9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imio</text:p>
          </table:table-cell>
          <table:table-cell office:value-type="string">
            <text:p>adjective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similis</text:p>
          </table:table-cell>
          <table:table-cell office:value-type="string">
            <text:p>asemănător</text:p>
          </table:table-cell>
          <table:table-cell office:value-type="string">
            <text:p>ähnlich</text:p>
          </table:table-cell>
          <table:table-cell office:value-type="string">
            <text:p>BA</text:p>
          </table:table-cell>
          <table:table-cell table:formula="of:=LEN([.C9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iplo</text:p>
          </table:table-cell>
          <table:table-cell office:value-type="string">
            <text:p>adjective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simplex</text:p>
          </table:table-cell>
          <table:table-cell office:value-type="string">
            <text:p>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9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lto</text:p>
          </table:table-cell>
          <table:table-cell office:value-type="string">
            <text:p>adjective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unum</text:p>
          </table:table-cell>
          <table:table-cell office:value-type="string">
            <text:p>singur</text:p>
          </table:table-cell>
          <table:table-cell office:value-type="string">
            <text:p>Single</text:p>
          </table:table-cell>
          <table:table-cell office:value-type="string">
            <text:p>BA</text:p>
          </table:table-cell>
          <table:table-cell table:formula="of:=LEN([.C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piclo</text:p>
          </table:table-cell>
          <table:table-cell office:value-type="string">
            <text:p>adjective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Parvus</text:p>
          </table:table-cell>
          <table:table-cell office:value-type="string">
            <text:p>mic</text:p>
          </table:table-cell>
          <table:table-cell office:value-type="string">
            <text:p>klein</text:p>
          </table:table-cell>
          <table:table-cell office:value-type="string">
            <text:p>BA</text:p>
          </table:table-cell>
          <table:table-cell table:formula="of:=LEN([.C9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cho</text:p>
          </table:table-cell>
          <table:table-cell office:value-type="string">
            <text:p>adjective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cialis</text:p>
          </table:table-cell>
          <table:table-cell office:value-type="string">
            <text:p>social</text:p>
          </table:table-cell>
          <table:table-cell office:value-type="string">
            <text:p>Sozial</text:p>
          </table:table-cell>
          <table:table-cell office:value-type="string">
            <text:p>BA</text:p>
          </table:table-cell>
          <table:table-cell table:formula="of:=LEN([.C9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cho</text:p>
          </table:table-cell>
          <table:table-cell office:value-type="string">
            <text:p>adjective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peculiari</text:p>
          </table:table-cell>
          <table:table-cell office:value-type="string">
            <text:p>special</text:p>
          </table:table-cell>
          <table:table-cell office:value-type="string">
            <text:p>Besondere</text:p>
          </table:table-cell>
          <table:table-cell office:value-type="string">
            <text:p>BA</text:p>
          </table:table-cell>
          <table:table-cell table:formula="of:=LEN([.C9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orto</text:p>
          </table:table-cell>
          <table:table-cell office:value-type="string">
            <text:p>adjective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fortis</text:p>
          </table:table-cell>
          <table:table-cell office:value-type="string">
            <text:p>puternic</text:p>
          </table:table-cell>
          <table:table-cell office:value-type="string">
            <text:p>stark</text:p>
          </table:table-cell>
          <table:table-cell office:value-type="string">
            <text:p>BA</text:p>
          </table:table-cell>
          <table:table-cell table:formula="of:=LEN([.C9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sigro</text:p>
          </table:table-cell>
          <table:table-cell office:value-type="string">
            <text:p>adjective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cave</text:p>
          </table:table-cell>
          <table:table-cell office:value-type="string">
            <text:p>sigur</text:p>
          </table:table-cell>
          <table:table-cell office:value-type="string">
            <text:p>sicher</text:p>
          </table:table-cell>
          <table:table-cell office:value-type="string">
            <text:p>BA</text:p>
          </table:table-cell>
          <table:table-cell table:formula="of:=LEN([.C9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tatso</text:p>
          </table:table-cell>
          <table:table-cell office:value-type="string">
            <text:p>adjective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al</text:p>
          </table:table-cell>
          <table:table-cell office:value-type="string">
            <text:p>tradiţional</text:p>
          </table:table-cell>
          <table:table-cell office:value-type="string">
            <text:p>traditionell</text:p>
          </table:table-cell>
          <table:table-cell office:value-type="string">
            <text:p>BA</text:p>
          </table:table-cell>
          <table:table-cell table:formula="of:=LEN([.C9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office:value-type="string">
            <text:p>adjective</text:p>
          </table:table-cell>
          <table:table-cell table:style-name="ce20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verum</text:p>
          </table:table-cell>
          <table:table-cell office:value-type="string">
            <text:p>adevărat</text:p>
          </table:table-cell>
          <table:table-cell office:value-type="string">
            <text:p>wahr</text:p>
          </table:table-cell>
          <table:table-cell office:value-type="string">
            <text:p>BA</text:p>
          </table:table-cell>
          <table:table-cell table:formula="of:=LEN([.C1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vario</text:p>
          </table:table-cell>
          <table:table-cell office:value-type="string">
            <text:p>adjective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ariis</text:p>
          </table:table-cell>
          <table:table-cell office:value-type="string">
            <text:p>variat</text:p>
          </table:table-cell>
          <table:table-cell office:value-type="string">
            <text:p>verschiedene</text:p>
          </table:table-cell>
          <table:table-cell office:value-type="string">
            <text:p>BA</text:p>
          </table:table-cell>
          <table:table-cell table:formula="of:=LEN([.C10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adjective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totius</text:p>
          </table:table-cell>
          <table:table-cell office:value-type="string">
            <text:p>întreg</text:p>
          </table:table-cell>
          <table:table-cell office:value-type="string">
            <text:p>ganze</text:p>
          </table:table-cell>
          <table:table-cell office:value-type="string">
            <text:p>BA</text:p>
          </table:table-cell>
          <table:table-cell table:formula="of:=LEN([.C1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so</text:p>
          </table:table-cell>
          <table:table-cell office:value-type="string">
            <text:p>adjective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malum</text:p>
          </table:table-cell>
          <table:table-cell office:value-type="string">
            <text:p>gresit</text:p>
          </table:table-cell>
          <table:table-cell office:value-type="string">
            <text:p>falsch</text:p>
          </table:table-cell>
          <table:table-cell office:value-type="string">
            <text:p>BA</text:p>
          </table:table-cell>
          <table:table-cell table:formula="of:=LEN([.C1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oneo</text:p>
          </table:table-cell>
          <table:table-cell office:value-type="string">
            <text:p>adjective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iuvenis</text:p>
          </table:table-cell>
          <table:table-cell office:value-type="string">
            <text:p>tineri</text:p>
          </table:table-cell>
          <table:table-cell office:value-type="string">
            <text:p>jung</text:p>
          </table:table-cell>
          <table:table-cell office:value-type="string">
            <text:p>BA</text:p>
          </table:table-cell>
          <table:table-cell table:formula="of:=LEN([.C10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rco</text:p>
          </table:table-cell>
          <table:table-cell office:value-type="string">
            <text:p>adverb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 de</text:p>
          </table:table-cell>
          <table:table-cell office:value-type="string">
            <text:p>etwa</text:p>
          </table:table-cell>
          <table:table-cell office:value-type="string">
            <text:p>AD</text:p>
          </table:table-cell>
          <table:table-cell table:formula="of:=LEN([.C10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ealo</text:p>
          </table:table-cell>
          <table:table-cell office:value-type="string">
            <text:p>adverb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quidem</text:p>
          </table:table-cell>
          <table:table-cell office:value-type="string">
            <text:p>de fapt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0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coro</text:p>
          </table:table-cell>
          <table:table-cell office:value-type="string">
            <text:p>adverb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rursus</text:p>
          </table:table-cell>
          <table:table-cell office:value-type="string">
            <text:p>din nou</text:p>
          </table:table-cell>
          <table:table-cell office:value-type="string">
            <text:p>nochmal</text:p>
          </table:table-cell>
          <table:table-cell office:value-type="string">
            <text:p>AB</text:p>
          </table:table-cell>
          <table:table-cell table:formula="of:=LEN([.C10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nteo</text:p>
          </table:table-cell>
          <table:table-cell office:value-type="string">
            <text:p>adverb</text:p>
          </table:table-cell>
          <table:table-cell office:value-type="string">
            <text:p>ago</text:p>
          </table:table-cell>
          <table:table-cell office:value-type="string">
            <text:p>hace</text:p>
          </table:table-cell>
          <table:table-cell office:value-type="string">
            <text:p>depuis</text:p>
          </table:table-cell>
          <table:table-cell office:value-type="string">
            <text:p>fa</text:p>
          </table:table-cell>
          <table:table-cell office:value-type="string">
            <text:p>ante</text:p>
          </table:table-cell>
          <table:table-cell office:value-type="string">
            <text:p>în urmă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0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vato</text:p>
          </table:table-cell>
          <table:table-cell office:value-type="string">
            <text:p>adverb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praemisit</text:p>
          </table:table-cell>
          <table:table-cell office:value-type="string">
            <text:p>înainte</text:p>
          </table:table-cell>
          <table:table-cell office:value-type="string">
            <text:p>voraus</text:p>
          </table:table-cell>
          <table:table-cell office:value-type="string">
            <text:p>BA</text:p>
          </table:table-cell>
          <table:table-cell table:formula="of:=LEN([.C1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s</text:p>
          </table:table-cell>
          <table:table-cell office:value-type="string">
            <text:p>adverb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  <table:table-cell office:value-type="string">
            <text:p>AA</text:p>
          </table:table-cell>
          <table:table-cell table:formula="of:=LEN([.C1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quaso</text:p>
          </table:table-cell>
          <table:table-cell office:value-type="string">
            <text:p>adverb</text:p>
          </table:table-cell>
          <table:table-cell office:value-type="string">
            <text:p>almost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11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olo</text:p>
          </table:table-cell>
          <table:table-cell office:value-type="string">
            <text:p>adverb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solum</text:p>
          </table:table-cell>
          <table:table-cell office:value-type="string">
            <text:p>singur</text:p>
          </table:table-cell>
          <table:table-cell office:value-type="string">
            <text:p>allein</text:p>
          </table:table-cell>
          <table:table-cell office:value-type="string">
            <text:p>BA</text:p>
          </table:table-cell>
          <table:table-cell table:formula="of:=LEN([.C1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dverb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iam</text:p>
          </table:table-cell>
          <table:table-cell office:value-type="string">
            <text:p>deja</text:p>
          </table:table-cell>
          <table:table-cell office:value-type="string">
            <text:p>bereits</text:p>
          </table:table-cell>
          <table:table-cell office:value-type="string">
            <text:p>BA</text:p>
          </table:table-cell>
          <table:table-cell table:formula="of:=LEN([.C1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so</text:p>
          </table:table-cell>
          <table:table-cell office:value-type="string">
            <text:p>adverb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ebenfalls</text:p>
          </table:table-cell>
          <table:table-cell office:value-type="string">
            <text:p>BA</text:p>
          </table:table-cell>
          <table:table-cell table:formula="of:=LEN([.C1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sepo</text:p>
          </table:table-cell>
          <table:table-cell office:value-type="string">
            <text:p>adverb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semper</text:p>
          </table:table-cell>
          <table:table-cell office:value-type="string">
            <text:p>mereu</text:p>
          </table:table-cell>
          <table:table-cell office:value-type="string">
            <text:p>immer</text:p>
          </table:table-cell>
          <table:table-cell office:value-type="string">
            <text:p>AD</text:p>
          </table:table-cell>
          <table:table-cell table:formula="of:=LEN([.C11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jiro</text:p>
          </table:table-cell>
          <table:table-cell office:value-type="string">
            <text:p>adverb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1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mo</text:p>
          </table:table-cell>
          <table:table-cell office:value-type="string">
            <text:p>adverb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1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1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dverb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  <table:table-cell office:value-type="string">
            <text:p>AA</text:p>
          </table:table-cell>
          <table:table-cell table:formula="of:=LEN([.C1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ako</text:p>
          </table:table-cell>
          <table:table-cell office:value-type="string">
            <text:p>adverb</text:p>
          </table:table-cell>
          <table:table-cell office:value-type="string">
            <text:p>back</text:p>
          </table:table-cell>
          <table:table-cell office:value-type="string">
            <text:p>espald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evenite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1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nto</text:p>
          </table:table-cell>
          <table:table-cell office:value-type="string">
            <text:p>adverb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12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opto</text:p>
          </table:table-cell>
          <table:table-cell office:value-type="string">
            <text:p>adverb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optimum</text:p>
          </table:table-cell>
          <table:table-cell office:value-type="string">
            <text:p>Cel mai bun</text:p>
          </table:table-cell>
          <table:table-cell office:value-type="string">
            <text:p>Beste</text:p>
          </table:table-cell>
          <table:table-cell office:value-type="string">
            <text:p>BA</text:p>
          </table:table-cell>
          <table:table-cell table:formula="of:=LEN([.C1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beto</text:p>
          </table:table-cell>
          <table:table-cell office:value-type="string">
            <text:p>adverb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melior</text:p>
          </table:table-cell>
          <table:table-cell office:value-type="string">
            <text:p>mai bine</text:p>
          </table:table-cell>
          <table:table-cell office:value-type="string">
            <text:p>besser</text:p>
          </table:table-cell>
          <table:table-cell office:value-type="string">
            <text:p>AD</text:p>
          </table:table-cell>
          <table:table-cell table:formula="of:=LEN([.C12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mbo</text:p>
          </table:table-cell>
          <table:table-cell office:value-type="string">
            <text:p>adverb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BA</text:p>
          </table:table-cell>
          <table:table-cell table:formula="of:=LEN([.C1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dverb</text:p>
          </table:table-cell>
          <table:table-cell office:value-type="string">
            <text:p>can</text:p>
          </table:table-cell>
          <table:table-cell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potes</text:p>
          </table:table-cell>
          <table:table-cell office:value-type="string">
            <text:p>poate sa</text:p>
          </table:table-cell>
          <table:table-cell office:value-type="string">
            <text:p>kann</text:p>
          </table:table-cell>
          <table:table-cell office:value-type="string">
            <text:p>AA</text:p>
          </table:table-cell>
          <table:table-cell table:formula="of:=LEN([.C12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heto</text:p>
          </table:table-cell>
          <table:table-cell office:value-type="string">
            <text:p>adverb</text:p>
          </table:table-cell>
          <table:table-cell office:value-type="string">
            <text:p>certainly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certe</text:p>
          </table:table-cell>
          <table:table-cell office:value-type="string">
            <text:p>cu siguranță</text:p>
          </table:table-cell>
          <table:table-cell office:value-type="string">
            <text:p>bestimmt</text:p>
          </table:table-cell>
          <table:table-cell office:value-type="string">
            <text:p>BA</text:p>
          </table:table-cell>
          <table:table-cell table:formula="of:=LEN([.C1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laro</text:p>
          </table:table-cell>
          <table:table-cell office:value-type="string">
            <text:p>adverb</text:p>
          </table:table-cell>
          <table:table-cell office:value-type="string">
            <text:p>clearly</text:p>
          </table:table-cell>
          <table:table-cell office:value-type="string">
            <text:p>claramente</text:p>
          </table:table-cell>
          <table:table-cell office:value-type="string">
            <text:p>clairement</text:p>
          </table:table-cell>
          <table:table-cell office:value-type="string">
            <text:p>chiaramente</text:p>
          </table:table-cell>
          <table:table-cell office:value-type="string">
            <text:p>evidenter</text:p>
          </table:table-cell>
          <table:table-cell office:value-type="string">
            <text:p>clar</text:p>
          </table:table-cell>
          <table:table-cell office:value-type="string">
            <text:p>deutlich</text:p>
          </table:table-cell>
          <table:table-cell office:value-type="string">
            <text:p>BA</text:p>
          </table:table-cell>
          <table:table-cell table:formula="of:=LEN([.C1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ropo</text:p>
          </table:table-cell>
          <table:table-cell office:value-type="string">
            <text:p>adverb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  <table:table-cell office:value-type="string">
            <text:p>BA</text:p>
          </table:table-cell>
          <table:table-cell table:formula="of:=LEN([.C1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cto</text:p>
          </table:table-cell>
          <table:table-cell office:value-type="string">
            <text:p>adverb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protinus</text:p>
          </table:table-cell>
          <table:table-cell office:value-type="string">
            <text:p>direct</text:p>
          </table:table-cell>
          <table:table-cell office:value-type="string">
            <text:p>direkt</text:p>
          </table:table-cell>
          <table:table-cell office:value-type="string">
            <text:p>BA</text:p>
          </table:table-cell>
          <table:table-cell table:formula="of:=LEN([.C1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facto</text:p>
          </table:table-cell>
          <table:table-cell office:value-type="string">
            <text:p>adverb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Terminat</text:p>
          </table:table-cell>
          <table:table-cell office:value-type="string">
            <text:p>getan</text:p>
          </table:table-cell>
          <table:table-cell office:value-type="string">
            <text:p>AD</text:p>
          </table:table-cell>
          <table:table-cell table:formula="of:=LEN([.C13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jos</text:p>
          </table:table-cell>
          <table:table-cell office:value-type="string">
            <text:p>adverb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BA</text:p>
          </table:table-cell>
          <table:table-cell table:formula="of:=LEN([.C13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yri</text:p>
          </table:table-cell>
          <table:table-cell office:value-type="string">
            <text:p>adverb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mane</text:p>
          </table:table-cell>
          <table:table-cell office:value-type="string">
            <text:p>din timp</text:p>
          </table:table-cell>
          <table:table-cell office:value-type="string">
            <text:p>früh</text:p>
          </table:table-cell>
          <table:table-cell office:value-type="string">
            <text:p>BA</text:p>
          </table:table-cell>
          <table:table-cell table:formula="of:=LEN([.C1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ot</text:p>
          </table:table-cell>
          <table:table-cell office:value-type="string">
            <text:p>adverb</text:p>
          </table:table-cell>
          <table:table-cell office:value-type="string">
            <text:p>either</text:p>
          </table:table-cell>
          <table:table-cell office:value-type="string">
            <text:p>ya 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  <table:table-cell office:value-type="string">
            <text:p>BA</text:p>
          </table:table-cell>
          <table:table-cell table:formula="of:=LEN([.C1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tu</text:p>
          </table:table-cell>
          <table:table-cell office:value-type="string">
            <text:p>adverb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  <table:table-cell office:value-type="string">
            <text:p>BA</text:p>
          </table:table-cell>
          <table:table-cell table:formula="of:=LEN([.C1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</text:p>
          </table:table-cell>
          <table:table-cell office:value-type="string">
            <text:p>adverb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</text:p>
          </table:table-cell>
          <table:table-cell office:value-type="string">
            <text:p>genug</text:p>
          </table:table-cell>
          <table:table-cell office:value-type="string">
            <text:p>BA</text:p>
          </table:table-cell>
          <table:table-cell table:formula="of:=LEN([.C1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pexy</text:p>
          </table:table-cell>
          <table:table-cell office:value-type="string">
            <text:p>adverb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maxim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3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sogar</text:p>
          </table:table-cell>
          <table:table-cell office:value-type="string">
            <text:p>adverb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  <table:table-cell office:value-type="string">
            <text:p>BA</text:p>
          </table:table-cell>
          <table:table-cell table:formula="of:=LEN([.C1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adverb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eventually</text:p>
          </table:table-cell>
          <table:table-cell office:value-type="string">
            <text:p>eventual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zato</text:p>
          </table:table-cell>
          <table:table-cell office:value-type="string">
            <text:p>adverb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prorsus</text:p>
          </table:table-cell>
          <table:table-cell office:value-type="string">
            <text:p>exact</text:p>
          </table:table-cell>
          <table:table-cell office:value-type="string">
            <text:p>genau</text:p>
          </table:table-cell>
          <table:table-cell office:value-type="string">
            <text:p>BA</text:p>
          </table:table-cell>
          <table:table-cell table:formula="of:=LEN([.C13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eho</text:p>
          </table:table-cell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AD</text:p>
          </table:table-cell>
          <table:table-cell table:formula="of:=LEN([.C14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o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1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 sfarsit</text:p>
          </table:table-cell>
          <table:table-cell office:value-type="string">
            <text:p>schließlich</text:p>
          </table:table-cell>
          <table:table-cell office:value-type="string">
            <text:p>BA</text:p>
          </table:table-cell>
          <table:table-cell table:formula="of:=LEN([.C1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pomai</text:p>
          </table:table-cell>
          <table:table-cell office:value-type="string">
            <text:p>adverb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semper</text:p>
          </table:table-cell>
          <table:table-cell office:value-type="string">
            <text:p>vreodată</text:p>
          </table:table-cell>
          <table:table-cell office:value-type="string">
            <text:p>je</text:p>
          </table:table-cell>
          <table:table-cell office:value-type="string">
            <text:p>BA</text:p>
          </table:table-cell>
          <table:table-cell table:formula="of:=LEN([.C1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 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 vorne</text:p>
          </table:table-cell>
          <table:table-cell office:value-type="string">
            <text:p>BA</text:p>
          </table:table-cell>
          <table:table-cell table:formula="of:=LEN([.C1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ard</text:p>
          </table:table-cell>
          <table:table-cell office:value-type="string">
            <text:p>difícil</text:p>
          </table:table-cell>
          <table:table-cell office:value-type="string">
            <text:p>dur</text:p>
          </table:table-cell>
          <table:table-cell office:value-type="string">
            <text:p>difficile</text:p>
          </table:table-cell>
          <table:table-cell office:value-type="string">
            <text:p>durum</text:p>
          </table:table-cell>
          <table:table-cell office:value-type="string">
            <text:p>greu</text:p>
          </table:table-cell>
          <table:table-cell office:value-type="string">
            <text:p>hart</text:p>
          </table:table-cell>
          <table:table-cell office:value-type="string">
            <text:p>BA</text:p>
          </table:table-cell>
          <table:table-cell table:formula="of:=LEN([.C1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hir</text:p>
          </table:table-cell>
          <table:table-cell office:value-type="string">
            <text:p>adverb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BA</text:p>
          </table:table-cell>
          <table:table-cell table:formula="of:=LEN([.C1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1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qum</text:p>
          </table:table-cell>
          <table:table-cell office:value-type="string">
            <text:p>adverb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BA</text:p>
          </table:table-cell>
          <table:table-cell table:formula="of:=LEN([.C1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qemai</text:p>
          </table:table-cell>
          <table:table-cell office:value-type="string">
            <text:p>adverb</text:p>
          </table:table-cell>
          <table:table-cell office:value-type="string">
            <text:p>however</text:p>
          </table:table-cell>
          <table:table-cell office:value-type="string">
            <text:p>sin embargo</text:p>
          </table:table-cell>
          <table:table-cell office:value-type="string">
            <text:p>pourtant</text:p>
          </table:table-cell>
          <table:table-cell office:value-type="string">
            <text:p>però</text:p>
          </table:table-cell>
          <table:table-cell office:value-type="string">
            <text:p>autem</text:p>
          </table:table-cell>
          <table:table-cell office:value-type="string">
            <text:p>in orice caz</text:p>
          </table:table-cell>
          <table:table-cell office:value-type="string">
            <text:p>jedoch</text:p>
          </table:table-cell>
          <table:table-cell office:value-type="string">
            <text:p>BA</text:p>
          </table:table-cell>
          <table:table-cell table:formula="of:=LEN([.C15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BA</text:p>
          </table:table-cell>
          <table:table-cell table:formula="of:=LEN([.C1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deed</text:p>
          </table:table-cell>
          <table:table-cell office:value-type="string">
            <text:p>en efecto</text:p>
          </table:table-cell>
          <table:table-cell office:value-type="string">
            <text:p>En effet</text:p>
          </table:table-cell>
          <table:table-cell office:value-type="string">
            <text:p>infatti</text:p>
          </table:table-cell>
          <table:table-cell office:value-type="string">
            <text:p>certe</text:p>
          </table:table-cell>
          <table:table-cell office:value-type="string">
            <text:p>intr-adevar</text:p>
          </table:table-cell>
          <table:table-cell office:value-type="string">
            <text:p>tatsächlich</text:p>
          </table:table-cell>
          <table:table-cell office:value-type="string">
            <text:p>BA</text:p>
          </table:table-cell>
          <table:table-cell table:formula="of:=LEN([.C1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pro</text:p>
          </table:table-cell>
          <table:table-cell office:value-type="string">
            <text:p>in schimb</text:p>
          </table:table-cell>
          <table:table-cell office:value-type="string">
            <text:p>stattdessen</text:p>
          </table:table-cell>
          <table:table-cell office:value-type="string">
            <text:p>BA</text:p>
          </table:table-cell>
          <table:table-cell table:formula="of:=LEN([.C15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BA</text:p>
          </table:table-cell>
          <table:table-cell table:formula="of:=LEN([.C1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deinde</text:p>
          </table:table-cell>
          <table:table-cell office:value-type="string">
            <text:p>mai tarziu</text:p>
          </table:table-cell>
          <table:table-cell office:value-type="string">
            <text:p>später</text:p>
          </table:table-cell>
          <table:table-cell office:value-type="string">
            <text:p>BA</text:p>
          </table:table-cell>
          <table:table-cell table:formula="of:=LEN([.C1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minimis</text:p>
          </table:table-cell>
          <table:table-cell office:value-type="string">
            <text:p>cel mai puţin</text:p>
          </table:table-cell>
          <table:table-cell office:value-type="string">
            <text:p>am wenigsten</text:p>
          </table:table-cell>
          <table:table-cell office:value-type="string">
            <text:p>BA</text:p>
          </table:table-cell>
          <table:table-cell table:formula="of:=LEN([.C1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minus</text:p>
          </table:table-cell>
          <table:table-cell office:value-type="string">
            <text:p>Mai puțin</text:p>
          </table:table-cell>
          <table:table-cell office:value-type="string">
            <text:p>geringer, weniger</text:p>
          </table:table-cell>
          <table:table-cell office:value-type="string">
            <text:p>BA</text:p>
          </table:table-cell>
          <table:table-cell table:formula="of:=LEN([.C1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paulo</text:p>
          </table:table-cell>
          <table:table-cell office:value-type="string">
            <text:p>mic</text:p>
          </table:table-cell>
          <table:table-cell office:value-type="string">
            <text:p>wenig</text:p>
          </table:table-cell>
          <table:table-cell office:value-type="string">
            <text:p>BA</text:p>
          </table:table-cell>
          <table:table-cell table:formula="of:=LEN([.C1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ongus</text:p>
          </table:table-cell>
          <table:table-cell office:value-type="string">
            <text:p>lung</text:p>
          </table:table-cell>
          <table:table-cell office:value-type="string">
            <text:p>lange</text:p>
          </table:table-cell>
          <table:table-cell office:value-type="string">
            <text:p>BA</text:p>
          </table:table-cell>
          <table:table-cell table:formula="of:=LEN([.C1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mayb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agis</text:p>
          </table:table-cell>
          <table:table-cell office:value-type="string">
            <text:p>mai multe</text:p>
          </table:table-cell>
          <table:table-cell office:value-type="string">
            <text:p>Mehr</text:p>
          </table:table-cell>
          <table:table-cell office:value-type="string">
            <text:p>BA</text:p>
          </table:table-cell>
          <table:table-cell table:formula="of:=LEN([.C1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ost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maggior parte</text:p>
          </table:table-cell>
          <table:table-cell office:value-type="string">
            <text:p>maxime</text:p>
          </table:table-cell>
          <table:table-cell office:value-type="string">
            <text:p>cel mai</text:p>
          </table:table-cell>
          <table:table-cell office:value-type="string">
            <text:p>die meisten</text:p>
          </table:table-cell>
          <table:table-cell office:value-type="string">
            <text:p>BA</text:p>
          </table:table-cell>
          <table:table-cell table:formula="of:=LEN([.C1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tantum</text:p>
          </table:table-cell>
          <table:table-cell office:value-type="string">
            <text:p>mult</text:p>
          </table:table-cell>
          <table:table-cell office:value-type="string">
            <text:p>viel</text:p>
          </table:table-cell>
          <table:table-cell office:value-type="string">
            <text:p>BA</text:p>
          </table:table-cell>
          <table:table-cell table:formula="of:=LEN([.C1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ere</text:p>
          </table:table-cell>
          <table:table-cell office:value-type="string">
            <text:p>aproape</text:p>
          </table:table-cell>
          <table:table-cell office:value-type="string">
            <text:p>fast</text:p>
          </table:table-cell>
          <table:table-cell office:value-type="string">
            <text:p>BA</text:p>
          </table:table-cell>
          <table:table-cell table:formula="of:=LEN([.C1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mai</text:p>
          </table:table-cell>
          <table:table-cell office:value-type="string">
            <text:p>adverb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iciodata</text:p>
          </table:table-cell>
          <table:table-cell office:value-type="string">
            <text:p>noch nie</text:p>
          </table:table-cell>
          <table:table-cell office:value-type="string">
            <text:p>BA</text:p>
          </table:table-cell>
          <table:table-cell table:formula="of:=LEN([.C16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BA</text:p>
          </table:table-cell>
          <table:table-cell table:formula="of:=LEN([.C1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BA</text:p>
          </table:table-cell>
          <table:table-cell table:formula="of:=LEN([.C1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utique</text:p>
          </table:table-cell>
          <table:table-cell office:value-type="string">
            <text:p>desigur</text:p>
          </table:table-cell>
          <table:table-cell office:value-type="string">
            <text:p>Na sicher</text:p>
          </table:table-cell>
          <table:table-cell office:value-type="string">
            <text:p>BA</text:p>
          </table:table-cell>
          <table:table-cell table:formula="of:=LEN([.C1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16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saepe</text:p>
          </table:table-cell>
          <table:table-cell office:value-type="string">
            <text:p>de multe ori</text:p>
          </table:table-cell>
          <table:table-cell office:value-type="string">
            <text:p>häufig</text:p>
          </table:table-cell>
          <table:table-cell office:value-type="string">
            <text:p>BA</text:p>
          </table:table-cell>
          <table:table-cell table:formula="of:=LEN([.C1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k</text:p>
          </table:table-cell>
          <table:table-cell office:value-type="string">
            <text:p>Okay</text:p>
          </table:table-cell>
          <table:table-cell office:value-type="string">
            <text:p>D'accord</text:p>
          </table:table-cell>
          <table:table-cell table:number-columns-repeated="2" office:value-type="string">
            <text:p>ok</text:p>
          </table:table-cell>
          <table:table-cell office:value-type="string">
            <text:p>în regulă</text:p>
          </table:table-cell>
          <table:table-cell office:value-type="string">
            <text:p>okay</text:p>
          </table:table-cell>
          <table:table-cell office:value-type="string">
            <text:p>BA</text:p>
          </table:table-cell>
          <table:table-cell table:formula="of:=LEN([.C1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1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dată</text:p>
          </table:table-cell>
          <table:table-cell office:value-type="string">
            <text:p>Einmal</text:p>
          </table:table-cell>
          <table:table-cell office:value-type="string">
            <text:p>BA</text:p>
          </table:table-cell>
          <table:table-cell table:formula="of:=LEN([.C1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BA</text:p>
          </table:table-cell>
          <table:table-cell table:formula="of:=LEN([.C1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adverb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AA</text:p>
          </table:table-cell>
          <table:table-cell table:formula="of:=LEN([.C17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1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praecipue</text:p>
          </table:table-cell>
          <table:table-cell office:value-type="string">
            <text:p>în special</text:p>
          </table:table-cell>
          <table:table-cell office:value-type="string">
            <text:p>insbesondere</text:p>
          </table:table-cell>
          <table:table-cell office:value-type="string">
            <text:p>BA</text:p>
          </table:table-cell>
          <table:table-cell table:formula="of:=LEN([.C1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fortasse</text:p>
          </table:table-cell>
          <table:table-cell office:value-type="string">
            <text:p>poate</text:p>
          </table:table-cell>
          <table:table-cell office:value-type="string">
            <text:p>vielleicht</text:p>
          </table:table-cell>
          <table:table-cell office:value-type="string">
            <text:p>BA</text:p>
          </table:table-cell>
          <table:table-cell table:formula="of:=LEN([.C1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probably</text:p>
          </table:table-cell>
          <table:table-cell office:value-type="string">
            <text:p>probablemente</text:p>
          </table:table-cell>
          <table:table-cell office:value-type="string">
            <text:p>Probablement</text:p>
          </table:table-cell>
          <table:table-cell office:value-type="string">
            <text:p>probabilmente</text:p>
          </table:table-cell>
          <table:table-cell office:value-type="string">
            <text:p>verisimile</text:p>
          </table:table-cell>
          <table:table-cell office:value-type="string">
            <text:p>probabil</text:p>
          </table:table-cell>
          <table:table-cell office:value-type="string">
            <text:p>wahrscheinlich</text:p>
          </table:table-cell>
          <table:table-cell office:value-type="string">
            <text:p>BA</text:p>
          </table:table-cell>
          <table:table-cell table:formula="of:=LEN([.C1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cito</text:p>
          </table:table-cell>
          <table:table-cell office:value-type="string">
            <text:p>repede</text:p>
          </table:table-cell>
          <table:table-cell office:value-type="string">
            <text:p>schnell</text:p>
          </table:table-cell>
          <table:table-cell office:value-type="string">
            <text:p>BA</text:p>
          </table:table-cell>
          <table:table-cell table:formula="of:=LEN([.C1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satis</text:p>
          </table:table-cell>
          <table:table-cell office:value-type="string">
            <text:p>destul de</text:p>
          </table:table-cell>
          <table:table-cell office:value-type="string">
            <text:p>ziemlich</text:p>
          </table:table-cell>
          <table:table-cell office:value-type="string">
            <text:p>BA</text:p>
          </table:table-cell>
          <table:table-cell table:formula="of:=LEN([.C1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magis</text:p>
          </table:table-cell>
          <table:table-cell office:value-type="string">
            <text:p>mai degraba</text:p>
          </table:table-cell>
          <table:table-cell office:value-type="string">
            <text:p>lieber</text:p>
          </table:table-cell>
          <table:table-cell office:value-type="string">
            <text:p>BA</text:p>
          </table:table-cell>
          <table:table-cell table:formula="of:=LEN([.C1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ally</text:p>
          </table:table-cell>
          <table:table-cell office:value-type="string">
            <text:p>De Verdad</text:p>
          </table:table-cell>
          <table:table-cell office:value-type="string">
            <text:p>vraiment</text:p>
          </table:table-cell>
          <table:table-cell office:value-type="string">
            <text:p>veramente</text:p>
          </table:table-cell>
          <table:table-cell office:value-type="string">
            <text:p>rem</text:p>
          </table:table-cell>
          <table:table-cell office:value-type="string">
            <text:p>într-adevăr</text:p>
          </table:table-cell>
          <table:table-cell office:value-type="string">
            <text:p>Ja wirklich</text:p>
          </table:table-cell>
          <table:table-cell office:value-type="string">
            <text:p>BA</text:p>
          </table:table-cell>
          <table:table-cell table:formula="of:=LEN([.C1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recentius</text:p>
          </table:table-cell>
          <table:table-cell office:value-type="string">
            <text:p>recent</text:p>
          </table:table-cell>
          <table:table-cell office:value-type="string">
            <text:p>vor kurzem</text:p>
          </table:table-cell>
          <table:table-cell office:value-type="string">
            <text:p>BA</text:p>
          </table:table-cell>
          <table:table-cell table:formula="of:=LEN([.C1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to</text:p>
          </table:table-cell>
          <table:table-cell office:value-type="string">
            <text:p>adverb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iustum</text:p>
          </table:table-cell>
          <table:table-cell office:value-type="string">
            <text:p>dreptate</text:p>
          </table:table-cell>
          <table:table-cell office:value-type="string">
            <text:p>richtig</text:p>
          </table:table-cell>
          <table:table-cell office:value-type="string">
            <text:p>AC</text:p>
          </table:table-cell>
          <table:table-cell table:formula="of:=LEN([.C1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imply</text:p>
          </table:table-cell>
          <table:table-cell office:value-type="string">
            <text:p>simplemente</text:p>
          </table:table-cell>
          <table:table-cell office:value-type="string">
            <text:p>simplement</text:p>
          </table:table-cell>
          <table:table-cell office:value-type="string">
            <text:p>semplicemente</text:p>
          </table:table-cell>
          <table:table-cell office:value-type="string">
            <text:p>tantum</text:p>
          </table:table-cell>
          <table:table-cell office:value-type="string">
            <text:p>pur şi simplu</text:p>
          </table:table-cell>
          <table:table-cell office:value-type="string">
            <text:p>einfach</text:p>
          </table:table-cell>
          <table:table-cell office:value-type="string">
            <text:p>BA</text:p>
          </table:table-cell>
          <table:table-cell table:formula="of:=LEN([.C1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si</text:p>
          </table:table-cell>
          <table:table-cell office:value-type="string">
            <text:p>adverb</text:p>
          </table:table-cell>
          <table:table-cell office:value-type="string">
            <text:p>so</text:p>
          </table:table-cell>
          <table:table-cell office:value-type="string">
            <text:p>entonces</text:p>
          </table:table-cell>
          <table:table-cell office:value-type="string">
            <text:p>alors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asa de</text:p>
          </table:table-cell>
          <table:table-cell office:value-type="string">
            <text:p>so,damit</text:p>
          </table:table-cell>
          <table:table-cell office:value-type="string">
            <text:p>AA</text:p>
          </table:table-cell>
          <table:table-cell table:formula="of:=LEN([.C1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ometimes</text:p>
          </table:table-cell>
          <table:table-cell office:value-type="string">
            <text:p>a veces</text:p>
          </table:table-cell>
          <table:table-cell office:value-type="string">
            <text:p>quelquefois</text:p>
          </table:table-cell>
          <table:table-cell office:value-type="string">
            <text:p>a 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  <table:table-cell office:value-type="string">
            <text:p>BA</text:p>
          </table:table-cell>
          <table:table-cell table:formula="of:=LEN([.C1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o</text:p>
          </table:table-cell>
          <table:table-cell office:value-type="string">
            <text:p>adverb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  <table:table-cell office:value-type="string">
            <text:p>AA</text:p>
          </table:table-cell>
          <table:table-cell table:formula="of:=LEN([.C18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 noch</text:p>
          </table:table-cell>
          <table:table-cell office:value-type="string">
            <text:p>BA</text:p>
          </table:table-cell>
          <table:table-cell table:formula="of:=LEN([.C1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subito</text:p>
          </table:table-cell>
          <table:table-cell office:value-type="string">
            <text:p>brusc</text:p>
          </table:table-cell>
          <table:table-cell office:value-type="string">
            <text:p>plötzlich</text:p>
          </table:table-cell>
          <table:table-cell office:value-type="string">
            <text:p>BA</text:p>
          </table:table-cell>
          <table:table-cell table:formula="of:=LEN([.C1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a</text:p>
          </table:table-cell>
          <table:table-cell office:value-type="string">
            <text:p>adverb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1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BA</text:p>
          </table:table-cell>
          <table:table-cell table:formula="of:=LEN([.C1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adverb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BA</text:p>
          </table:table-cell>
          <table:table-cell table:formula="of:=LEN([.C19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Ainsi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 urmare</text:p>
          </table:table-cell>
          <table:table-cell office:value-type="string">
            <text:p>somit</text:p>
          </table:table-cell>
          <table:table-cell office:value-type="string">
            <text:p>BA</text:p>
          </table:table-cell>
          <table:table-cell table:formula="of:=LEN([.C1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à</text:p>
          </table:table-cell>
          <table:table-cell office:value-type="string">
            <text:p>per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BA</text:p>
          </table:table-cell>
          <table:table-cell table:formula="of:=LEN([.C1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BA</text:p>
          </table:table-cell>
          <table:table-cell table:formula="of:=LEN([.C1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BA</text:p>
          </table:table-cell>
          <table:table-cell table:formula="of:=LEN([.C1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tonight</text:p>
          </table:table-cell>
          <table:table-cell office:value-type="string">
            <text:p>esta noche</text:p>
          </table:table-cell>
          <table:table-cell office:value-type="string">
            <text:p>ce soir</text:p>
          </table:table-cell>
          <table:table-cell office:value-type="string">
            <text:p>stasera</text:p>
          </table:table-cell>
          <table:table-cell office:value-type="string">
            <text:p>hac nocte</text:p>
          </table:table-cell>
          <table:table-cell office:value-type="string">
            <text:p>astă seară</text:p>
          </table:table-cell>
          <table:table-cell office:value-type="string">
            <text:p>heute Abend</text:p>
          </table:table-cell>
          <table:table-cell office:value-type="string">
            <text:p>BA</text:p>
          </table:table-cell>
          <table:table-cell table:formula="of:=LEN([.C1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2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plerumque</text:p>
          </table:table-cell>
          <table:table-cell office:value-type="string">
            <text:p>obișnuit</text:p>
          </table:table-cell>
          <table:table-cell office:value-type="string">
            <text:p>gewöhnlich</text:p>
          </table:table-cell>
          <table:table-cell office:value-type="string">
            <text:p>BA</text:p>
          </table:table-cell>
          <table:table-cell table:formula="of:=LEN([.C2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AC</text:p>
          </table:table-cell>
          <table:table-cell table:formula="of:=LEN([.C2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  <table:table-cell office:value-type="string">
            <text:p>BA</text:p>
          </table:table-cell>
          <table:table-cell table:formula="of:=LEN([.C2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BA</text:p>
          </table:table-cell>
          <table:table-cell table:formula="of:=LEN([.C2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BA</text:p>
          </table:table-cell>
          <table:table-cell table:formula="of:=LEN([.C2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BA</text:p>
          </table:table-cell>
          <table:table-cell table:formula="of:=LEN([.C2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adverb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BA</text:p>
          </table:table-cell>
          <table:table-cell table:formula="of:=LEN([.C2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ica</text:p>
          </table:table-cell>
          <table:table-cell office:value-type="string">
            <text:p>adverb</text:p>
          </table:table-cell>
          <table:table-cell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  <table:table-cell office:value-type="string">
            <text:p>BA</text:p>
          </table:table-cell>
          <table:table-cell table:formula="of:=LEN([.C20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con</text:p>
          </table:table-cell>
          <table:table-cell office:value-type="string">
            <text:p>conjunctive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AA</text:p>
          </table:table-cell>
          <table:table-cell table:formula="of:=LEN([.C2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zul</text:p>
          </table:table-cell>
          <table:table-cell office:value-type="string">
            <text:p>culoare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caeruleum</text:p>
          </table:table-cell>
          <table:table-cell office:value-type="string">
            <text:p>albastru</text:p>
          </table:table-cell>
          <table:table-cell office:value-type="string">
            <text:p>Blau</text:p>
          </table:table-cell>
          <table:table-cell office:value-type="string">
            <text:p>AA</text:p>
          </table:table-cell>
          <table:table-cell table:formula="of:=LEN([.C21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aro</text:p>
          </table:table-cell>
          <table:table-cell office:value-type="string">
            <text:p>culoare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unneis</text:p>
          </table:table-cell>
          <table:table-cell office:value-type="string">
            <text:p>maro</text:p>
          </table:table-cell>
          <table:table-cell office:value-type="string">
            <text:p>braun</text:p>
          </table:table-cell>
          <table:table-cell office:value-type="string">
            <text:p>AA</text:p>
          </table:table-cell>
          <table:table-cell table:formula="of:=LEN([.C2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roxu</text:p>
          </table:table-cell>
          <table:table-cell office:value-type="string">
            <text:p>culoare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ubrum</text:p>
          </table:table-cell>
          <table:table-cell office:value-type="string">
            <text:p>roșu</text:p>
          </table:table-cell>
          <table:table-cell office:value-type="string">
            <text:p>rot</text:p>
          </table:table-cell>
          <table:table-cell office:value-type="string">
            <text:p>AA</text:p>
          </table:table-cell>
          <table:table-cell table:formula="of:=LEN([.C2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lbo</text:p>
          </table:table-cell>
          <table:table-cell office:value-type="string">
            <text:p>culoare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album</text:p>
          </table:table-cell>
          <table:table-cell office:value-type="string">
            <text:p>alb</text:p>
          </table:table-cell>
          <table:table-cell office:value-type="string">
            <text:p>Weiß</text:p>
          </table:table-cell>
          <table:table-cell office:value-type="string">
            <text:p>AA</text:p>
          </table:table-cell>
          <table:table-cell table:formula="of:=LEN([.C2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lo</text:p>
          </table:table-cell>
          <table:table-cell office:value-type="string">
            <text:p>culoare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flavo</text:p>
          </table:table-cell>
          <table:table-cell office:value-type="string">
            <text:p>galben</text:p>
          </table:table-cell>
          <table:table-cell office:value-type="string">
            <text:p>Gelb</text:p>
          </table:table-cell>
          <table:table-cell office:value-type="string">
            <text:p>AA</text:p>
          </table:table-cell>
          <table:table-cell table:formula="of:=LEN([.C21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dererminer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/>
          <table:table-cell office:value-type="string">
            <text:p>das</text:p>
          </table:table-cell>
          <table:table-cell office:value-type="string">
            <text:p>AA</text:p>
          </table:table-cell>
          <table:table-cell table:formula="of:=LEN([.C2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5">
            <text:p>5</text:p>
          </table:table-cell>
          <table:table-cell office:value-type="string">
            <text:p>mes</text:p>
          </table:table-cell>
          <table:table-cell office:value-type="string">
            <text:p>noun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autem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  <table:table-cell office:value-type="string">
            <text:p>AA</text:p>
          </table:table-cell>
          <table:table-cell table:formula="of:=LEN([.C2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light</text:p>
          </table:table-cell>
          <table:table-cell office:value-type="string">
            <text:p>ligero</text:p>
          </table:table-cell>
          <table:table-cell office:value-type="string">
            <text:p>lumière</text:p>
          </table:table-cell>
          <table:table-cell office:value-type="string">
            <text:p>luce</text:p>
          </table:table-cell>
          <table:table-cell office:value-type="string">
            <text:p>lux</text:p>
          </table:table-cell>
          <table:table-cell office:value-type="string">
            <text:p>ușoară</text:p>
          </table:table-cell>
          <table:table-cell office:value-type="string">
            <text:p>Licht</text:p>
          </table:table-cell>
          <table:table-cell office:value-type="string">
            <text:p>AD</text:p>
          </table:table-cell>
          <table:table-cell table:formula="of:=LEN([.C21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  <table:table-cell office:value-type="string">
            <text:p>aujourd'hui</text:p>
          </table:table-cell>
          <table:table-cell office:value-type="string">
            <text:p>oggi</text:p>
          </table:table-cell>
          <table:table-cell office:value-type="string">
            <text:p>hodie</text:p>
          </table:table-cell>
          <table:table-cell office:value-type="string">
            <text:p>azi</text:p>
          </table:table-cell>
          <table:table-cell office:value-type="string">
            <text:p>heute</text:p>
          </table:table-cell>
          <table:table-cell office:value-type="string">
            <text:p>AD</text:p>
          </table:table-cell>
          <table:table-cell table:formula="of:=LEN([.C21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calidum</text:p>
          </table:table-cell>
          <table:table-cell office:value-type="string">
            <text:p>cald</text:p>
          </table:table-cell>
          <table:table-cell office:value-type="string">
            <text:p>warm</text:p>
          </table:table-cell>
          <table:table-cell office:value-type="string">
            <text:p>AD</text:p>
          </table:table-cell>
          <table:table-cell table:formula="of:=LEN([.C2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apple</text:p>
          </table:table-cell>
          <table:table-cell office:value-type="string">
            <text:p>manzana</text:p>
          </table:table-cell>
          <table:table-cell office:value-type="string">
            <text:p>Pomme</text:p>
          </table:table-cell>
          <table:table-cell office:value-type="string">
            <text:p>Mela</text:p>
          </table:table-cell>
          <table:table-cell office:value-type="string">
            <text:p>malum</text:p>
          </table:table-cell>
          <table:table-cell office:value-type="string">
            <text:p>măr</text:p>
          </table:table-cell>
          <table:table-cell office:value-type="string">
            <text:p>Apfel</text:p>
          </table:table-cell>
          <table:table-cell office:value-type="string">
            <text:p>BA</text:p>
          </table:table-cell>
          <table:table-cell table:formula="of:=LEN([.C22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by</text:p>
          </table:table-cell>
          <table:table-cell office:value-type="string">
            <text:p>bebé</text:p>
          </table:table-cell>
          <table:table-cell office:value-type="string">
            <text:p>bébé</text:p>
          </table:table-cell>
          <table:table-cell office:value-type="string">
            <text:p>bambino</text:p>
          </table:table-cell>
          <table:table-cell office:value-type="string">
            <text:p>infans</text:p>
          </table:table-cell>
          <table:table-cell office:value-type="string">
            <text:p>bebelus</text:p>
          </table:table-cell>
          <table:table-cell office:value-type="string">
            <text:p>Baby</text:p>
          </table:table-cell>
          <table:table-cell office:value-type="string">
            <text:p>BA</text:p>
          </table:table-cell>
          <table:table-cell table:formula="of:=LEN([.C2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all</text:p>
          </table:table-cell>
          <table:table-cell office:value-type="string">
            <text:p>pelota</text:p>
          </table:table-cell>
          <table:table-cell office:value-type="string">
            <text:p>Balle</text:p>
          </table:table-cell>
          <table:table-cell office:value-type="string">
            <text:p>palla</text:p>
          </table:table-cell>
          <table:table-cell office:value-type="string">
            <text:p>Sphera</text:p>
          </table:table-cell>
          <table:table-cell office:value-type="string">
            <text:p>minge</text:p>
          </table:table-cell>
          <table:table-cell office:value-type="string">
            <text:p>Ball</text:p>
          </table:table-cell>
          <table:table-cell office:value-type="string">
            <text:p>BA</text:p>
          </table:table-cell>
          <table:table-cell table:formula="of:=LEN([.C22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Ursa</text:p>
          </table:table-cell>
          <table:table-cell office:value-type="string">
            <text:p>urs</text:p>
          </table:table-cell>
          <table:table-cell office:value-type="string">
            <text:p>Bär</text:p>
          </table:table-cell>
          <table:table-cell office:value-type="string">
            <text:p>BA</text:p>
          </table:table-cell>
          <table:table-cell table:formula="of:=LEN([.C2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d</text:p>
          </table:table-cell>
          <table:table-cell office:value-type="string">
            <text:p>cama</text:p>
          </table:table-cell>
          <table:table-cell office:value-type="string">
            <text:p>lit</text:p>
          </table:table-cell>
          <table:table-cell office:value-type="string">
            <text:p>letto</text:p>
          </table:table-cell>
          <table:table-cell office:value-type="string">
            <text:p>lectulo</text:p>
          </table:table-cell>
          <table:table-cell office:value-type="string">
            <text:p>pat</text:p>
          </table:table-cell>
          <table:table-cell office:value-type="string">
            <text:p>Bett</text:p>
          </table:table-cell>
          <table:table-cell office:value-type="string">
            <text:p>BA</text:p>
          </table:table-cell>
          <table:table-cell table:formula="of:=LEN([.C22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ell</text:p>
          </table:table-cell>
          <table:table-cell office:value-type="string">
            <text:p>campana</text:p>
          </table:table-cell>
          <table:table-cell office:value-type="string">
            <text:p>cloche</text:p>
          </table:table-cell>
          <table:table-cell office:value-type="string">
            <text:p>campana</text:p>
          </table:table-cell>
          <table:table-cell office:value-type="string">
            <text:p>campanam</text:p>
          </table:table-cell>
          <table:table-cell office:value-type="string">
            <text:p>clopot</text:p>
          </table:table-cell>
          <table:table-cell office:value-type="string">
            <text:p>Glocke</text:p>
          </table:table-cell>
          <table:table-cell office:value-type="string">
            <text:p>BA</text:p>
          </table:table-cell>
          <table:table-cell table:formula="of:=LEN([.C2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d</text:p>
          </table:table-cell>
          <table:table-cell office:value-type="string">
            <text:p>pájaro</text:p>
          </table:table-cell>
          <table:table-cell office:value-type="string">
            <text:p>oiseau</text:p>
          </table:table-cell>
          <table:table-cell office:value-type="string">
            <text:p>uccello</text:p>
          </table:table-cell>
          <table:table-cell office:value-type="string">
            <text:p>avem</text:p>
          </table:table-cell>
          <table:table-cell office:value-type="string">
            <text:p>pasăre</text:p>
          </table:table-cell>
          <table:table-cell office:value-type="string">
            <text:p>Vogel</text:p>
          </table:table-cell>
          <table:table-cell office:value-type="string">
            <text:p>BA</text:p>
          </table:table-cell>
          <table:table-cell table:formula="of:=LEN([.C2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irthday</text:p>
          </table:table-cell>
          <table:table-cell office:value-type="string">
            <text:p>cumpleaños</text:p>
          </table:table-cell>
          <table:table-cell office:value-type="string">
            <text:p>anniversaire</text:p>
          </table:table-cell>
          <table:table-cell office:value-type="string">
            <text:p>compleanno</text:p>
          </table:table-cell>
          <table:table-cell office:value-type="string">
            <text:p>natalem</text:p>
          </table:table-cell>
          <table:table-cell office:value-type="string">
            <text:p>zi de nastere</text:p>
          </table:table-cell>
          <table:table-cell office:value-type="string">
            <text:p>Geburtstag</text:p>
          </table:table-cell>
          <table:table-cell office:value-type="string">
            <text:p>BA</text:p>
          </table:table-cell>
          <table:table-cell table:formula="of:=LEN([.C22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at</text:p>
          </table:table-cell>
          <table:table-cell office:value-type="string">
            <text:p>barco</text:p>
          </table:table-cell>
          <table:table-cell office:value-type="string">
            <text:p>bateau</text:p>
          </table:table-cell>
          <table:table-cell office:value-type="string">
            <text:p>barca</text:p>
          </table:table-cell>
          <table:table-cell office:value-type="string">
            <text:p>navis</text:p>
          </table:table-cell>
          <table:table-cell office:value-type="string">
            <text:p>barcă</text:p>
          </table:table-cell>
          <table:table-cell office:value-type="string">
            <text:p>Boot</text:p>
          </table:table-cell>
          <table:table-cell office:value-type="string">
            <text:p>BA</text:p>
          </table:table-cell>
          <table:table-cell table:formula="of:=LEN([.C22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x</text:p>
          </table:table-cell>
          <table:table-cell office:value-type="string">
            <text:p>caja</text:p>
          </table:table-cell>
          <table:table-cell office:value-type="string">
            <text:p>boîte</text:p>
          </table:table-cell>
          <table:table-cell office:value-type="string">
            <text:p>scatola</text:p>
          </table:table-cell>
          <table:table-cell office:value-type="string">
            <text:p>arca archa</text:p>
          </table:table-cell>
          <table:table-cell office:value-type="string">
            <text:p>cutie</text:p>
          </table:table-cell>
          <table:table-cell office:value-type="string">
            <text:p>Box</text:p>
          </table:table-cell>
          <table:table-cell office:value-type="string">
            <text:p>BA</text:p>
          </table:table-cell>
          <table:table-cell table:formula="of:=LEN([.C2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oy</text:p>
          </table:table-cell>
          <table:table-cell office:value-type="string">
            <text:p>chico</text:p>
          </table:table-cell>
          <table:table-cell office:value-type="string">
            <text:p>garçon</text:p>
          </table:table-cell>
          <table:table-cell office:value-type="string">
            <text:p>ragazzo</text:p>
          </table:table-cell>
          <table:table-cell office:value-type="string">
            <text:p>Puer</text:p>
          </table:table-cell>
          <table:table-cell office:value-type="string">
            <text:p>băiat</text:p>
          </table:table-cell>
          <table:table-cell office:value-type="string">
            <text:p>Junge</text:p>
          </table:table-cell>
          <table:table-cell office:value-type="string">
            <text:p>BA</text:p>
          </table:table-cell>
          <table:table-cell table:formula="of:=LEN([.C23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ead</text:p>
          </table:table-cell>
          <table:table-cell office:value-type="string">
            <text:p>pan de molde</text:p>
          </table:table-cell>
          <table:table-cell office:value-type="string">
            <text:p>pain</text:p>
          </table:table-cell>
          <table:table-cell office:value-type="string">
            <text:p>pane</text:p>
          </table:table-cell>
          <table:table-cell office:value-type="string">
            <text:p>panem</text:p>
          </table:table-cell>
          <table:table-cell office:value-type="string">
            <text:p>pâine</text:p>
          </table:table-cell>
          <table:table-cell office:value-type="string">
            <text:p>Brot</text:p>
          </table:table-cell>
          <table:table-cell office:value-type="string">
            <text:p>BA</text:p>
          </table:table-cell>
          <table:table-cell table:formula="of:=LEN([.C2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brother</text:p>
          </table:table-cell>
          <table:table-cell office:value-type="string">
            <text:p>hermano</text:p>
          </table:table-cell>
          <table:table-cell office:value-type="string">
            <text:p>frère</text:p>
          </table:table-cell>
          <table:table-cell office:value-type="string">
            <text:p>fratello</text:p>
          </table:table-cell>
          <table:table-cell office:value-type="string">
            <text:p>frater</text:p>
          </table:table-cell>
          <table:table-cell office:value-type="string">
            <text:p>frate</text:p>
          </table:table-cell>
          <table:table-cell office:value-type="string">
            <text:p>Bruder</text:p>
          </table:table-cell>
          <table:table-cell office:value-type="string">
            <text:p>BA</text:p>
          </table:table-cell>
          <table:table-cell table:formula="of:=LEN([.C23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rursus</text:p>
          </table:table-cell>
          <table:table-cell office:value-type="string">
            <text:p>înapoi</text:p>
          </table:table-cell>
          <table:table-cell office:value-type="string">
            <text:p>zurück</text:p>
          </table:table-cell>
          <table:table-cell office:value-type="string">
            <text:p>BA</text:p>
          </table:table-cell>
          <table:table-cell table:formula="of:=LEN([.C23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ke</text:p>
          </table:table-cell>
          <table:table-cell office:value-type="string">
            <text:p>pastel</text:p>
          </table:table-cell>
          <table:table-cell office:value-type="string">
            <text:p>gâteau</text:p>
          </table:table-cell>
          <table:table-cell office:value-type="string">
            <text:p>torta</text:p>
          </table:table-cell>
          <table:table-cell office:value-type="string">
            <text:p>libum</text:p>
          </table:table-cell>
          <table:table-cell office:value-type="string">
            <text:p>tort</text:p>
          </table:table-cell>
          <table:table-cell office:value-type="string">
            <text:p>Kuchen</text:p>
          </table:table-cell>
          <table:table-cell office:value-type="string">
            <text:p>BA</text:p>
          </table:table-cell>
          <table:table-cell table:formula="of:=LEN([.C2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r</text:p>
          </table:table-cell>
          <table:table-cell office:value-type="string">
            <text:p>coche</text:p>
          </table:table-cell>
          <table:table-cell office:value-type="string">
            <text:p>voiture</text:p>
          </table:table-cell>
          <table:table-cell office:value-type="string">
            <text:p>auto</text:p>
          </table:table-cell>
          <table:table-cell office:value-type="string">
            <text:p>currus</text:p>
          </table:table-cell>
          <table:table-cell office:value-type="string">
            <text:p>mașină</text:p>
          </table:table-cell>
          <table:table-cell office:value-type="string">
            <text:p>Auto</text:p>
          </table:table-cell>
          <table:table-cell office:value-type="string">
            <text:p>BA</text:p>
          </table:table-cell>
          <table:table-cell table:formula="of:=LEN([.C23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cattus</text:p>
          </table:table-cell>
          <table:table-cell office:value-type="string">
            <text:p>pisică</text:p>
          </table:table-cell>
          <table:table-cell office:value-type="string">
            <text:p>Katze</text:p>
          </table:table-cell>
          <table:table-cell office:value-type="string">
            <text:p>BA</text:p>
          </table:table-cell>
          <table:table-cell table:formula="of:=LEN([.C23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air</text:p>
          </table:table-cell>
          <table:table-cell office:value-type="string">
            <text:p>silla</text:p>
          </table:table-cell>
          <table:table-cell office:value-type="string">
            <text:p>chaise</text:p>
          </table:table-cell>
          <table:table-cell office:value-type="string">
            <text:p>sedia</text:p>
          </table:table-cell>
          <table:table-cell office:value-type="string">
            <text:p>sella</text:p>
          </table:table-cell>
          <table:table-cell office:value-type="string">
            <text:p>scaun</text:p>
          </table:table-cell>
          <table:table-cell office:value-type="string">
            <text:p>Stuhl</text:p>
          </table:table-cell>
          <table:table-cell office:value-type="string">
            <text:p>BA</text:p>
          </table:table-cell>
          <table:table-cell table:formula="of:=LEN([.C23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pullum</text:p>
          </table:table-cell>
          <table:table-cell office:value-type="string">
            <text:p>pui</text:p>
          </table:table-cell>
          <table:table-cell office:value-type="string">
            <text:p>Hähnchen</text:p>
          </table:table-cell>
          <table:table-cell office:value-type="string">
            <text:p>BA</text:p>
          </table:table-cell>
          <table:table-cell table:formula="of:=LEN([.C23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hildren</text:p>
          </table:table-cell>
          <table:table-cell office:value-type="string">
            <text:p>niños</text:p>
          </table:table-cell>
          <table:table-cell office:value-type="string">
            <text:p>Enfants</text:p>
          </table:table-cell>
          <table:table-cell office:value-type="string">
            <text:p>bambini</text:p>
          </table:table-cell>
          <table:table-cell office:value-type="string">
            <text:p>liberi</text:p>
          </table:table-cell>
          <table:table-cell office:value-type="string">
            <text:p>copii</text:p>
          </table:table-cell>
          <table:table-cell office:value-type="string">
            <text:p>Kinder</text:p>
          </table:table-cell>
          <table:table-cell office:value-type="string">
            <text:p>BA</text:p>
          </table:table-cell>
          <table:table-cell table:formula="of:=LEN([.C2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at</text:p>
          </table:table-cell>
          <table:table-cell office:value-type="string">
            <text:p>Saco</text:p>
          </table:table-cell>
          <table:table-cell office:value-type="string">
            <text:p>manteau</text:p>
          </table:table-cell>
          <table:table-cell office:value-type="string">
            <text:p>cappotto</text:p>
          </table:table-cell>
          <table:table-cell office:value-type="string">
            <text:p>lorica</text:p>
          </table:table-cell>
          <table:table-cell office:value-type="string">
            <text:p>palton</text:p>
          </table:table-cell>
          <table:table-cell office:value-type="string">
            <text:p>Mantel</text:p>
          </table:table-cell>
          <table:table-cell office:value-type="string">
            <text:p>BA</text:p>
          </table:table-cell>
          <table:table-cell table:formula="of:=LEN([.C2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rn</text:p>
          </table:table-cell>
          <table:table-cell office:value-type="string">
            <text:p>maíz</text:p>
          </table:table-cell>
          <table:table-cell office:value-type="string">
            <text:p>blé</text:p>
          </table:table-cell>
          <table:table-cell office:value-type="string">
            <text:p>Mais</text:p>
          </table:table-cell>
          <table:table-cell office:value-type="string">
            <text:p>frumentum</text:p>
          </table:table-cell>
          <table:table-cell office:value-type="string">
            <text:p>porumb</text:p>
          </table:table-cell>
          <table:table-cell office:value-type="string">
            <text:p>Mais</text:p>
          </table:table-cell>
          <table:table-cell office:value-type="string">
            <text:p>BA</text:p>
          </table:table-cell>
          <table:table-cell table:formula="of:=LEN([.C2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cow</text:p>
          </table:table-cell>
          <table:table-cell office:value-type="string">
            <text:p>vaca</text:p>
          </table:table-cell>
          <table:table-cell office:value-type="string">
            <text:p>vache</text:p>
          </table:table-cell>
          <table:table-cell office:value-type="string">
            <text:p>mucca</text:p>
          </table:table-cell>
          <table:table-cell office:value-type="string">
            <text:p>vitula eligans</text:p>
          </table:table-cell>
          <table:table-cell office:value-type="string">
            <text:p>vacă</text:p>
          </table:table-cell>
          <table:table-cell office:value-type="string">
            <text:p>Kuh</text:p>
          </table:table-cell>
          <table:table-cell office:value-type="string">
            <text:p>BA</text:p>
          </table:table-cell>
          <table:table-cell table:formula="of:=LEN([.C24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journée</text:p>
          </table:table-cell>
          <table:table-cell office:value-type="string">
            <text:p>giorno</text:p>
          </table:table-cell>
          <table:table-cell office:value-type="string">
            <text:p>dies</text:p>
          </table:table-cell>
          <table:table-cell office:value-type="string">
            <text:p>zi</text:p>
          </table:table-cell>
          <table:table-cell office:value-type="string">
            <text:p>Tag</text:p>
          </table:table-cell>
          <table:table-cell office:value-type="string">
            <text:p>BA</text:p>
          </table:table-cell>
          <table:table-cell table:formula="of:=LEN([.C24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anya</text:p>
          </table:table-cell>
          <table:table-cell office:value-type="string">
            <text:p>nouns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canis</text:p>
          </table:table-cell>
          <table:table-cell office:value-type="string">
            <text:p>câine</text:p>
          </table:table-cell>
          <table:table-cell office:value-type="string">
            <text:p>Hund</text:p>
          </table:table-cell>
          <table:table-cell office:value-type="string">
            <text:p>BA</text:p>
          </table:table-cell>
          <table:table-cell table:formula="of:=LEN([.C24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ll</text:p>
          </table:table-cell>
          <table:table-cell office:value-type="string">
            <text:p>muñeca</text:p>
          </table:table-cell>
          <table:table-cell office:value-type="string">
            <text:p>poupée</text:p>
          </table:table-cell>
          <table:table-cell office:value-type="string">
            <text:p>Bambola</text:p>
          </table:table-cell>
          <table:table-cell office:value-type="string">
            <text:p>doll</text:p>
          </table:table-cell>
          <table:table-cell office:value-type="string">
            <text:p>păpuşă</text:p>
          </table:table-cell>
          <table:table-cell office:value-type="string">
            <text:p>Puppe</text:p>
          </table:table-cell>
          <table:table-cell office:value-type="string">
            <text:p>BA</text:p>
          </table:table-cell>
          <table:table-cell table:formula="of:=LEN([.C24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oor</text:p>
          </table:table-cell>
          <table:table-cell office:value-type="string">
            <text:p>puerta</text:p>
          </table:table-cell>
          <table:table-cell office:value-type="string">
            <text:p>porte</text:p>
          </table:table-cell>
          <table:table-cell office:value-type="string">
            <text:p>porta</text:p>
          </table:table-cell>
          <table:table-cell office:value-type="string">
            <text:p>ianua</text:p>
          </table:table-cell>
          <table:table-cell office:value-type="string">
            <text:p>uşă</text:p>
          </table:table-cell>
          <table:table-cell office:value-type="string">
            <text:p>Tür</text:p>
          </table:table-cell>
          <table:table-cell office:value-type="string">
            <text:p>BA</text:p>
          </table:table-cell>
          <table:table-cell table:formula="of:=LEN([.C2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anas</text:p>
          </table:table-cell>
          <table:table-cell office:value-type="string">
            <text:p>rață</text:p>
          </table:table-cell>
          <table:table-cell office:value-type="string">
            <text:p>Ente</text:p>
          </table:table-cell>
          <table:table-cell office:value-type="string">
            <text:p>BA</text:p>
          </table:table-cell>
          <table:table-cell table:formula="of:=LEN([.C24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uovo</text:p>
          </table:table-cell>
          <table:table-cell office:value-type="string">
            <text:p>nouns</text:p>
          </table:table-cell>
          <table:table-cell office:value-type="string">
            <text:p>egg</text:p>
          </table:table-cell>
          <table:table-cell office:value-type="string">
            <text:p>huevo</text:p>
          </table:table-cell>
          <table:table-cell office:value-type="string">
            <text:p>Oeuf</text:p>
          </table:table-cell>
          <table:table-cell office:value-type="string">
            <text:p>uovo</text:p>
          </table:table-cell>
          <table:table-cell office:value-type="string">
            <text:p>ovum</text:p>
          </table:table-cell>
          <table:table-cell office:value-type="string">
            <text:p>ou</text:p>
          </table:table-cell>
          <table:table-cell office:value-type="string">
            <text:p>Ei</text:p>
          </table:table-cell>
          <table:table-cell office:value-type="string">
            <text:p>BA</text:p>
          </table:table-cell>
          <table:table-cell table:formula="of:=LEN([.C24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ie</text:p>
          </table:table-cell>
          <table:table-cell office:value-type="string">
            <text:p>nouns</text:p>
          </table:table-cell>
          <table:table-cell office:value-type="string">
            <text:p>eye</text:p>
          </table:table-cell>
          <table:table-cell office:value-type="string">
            <text:p>ojo</text:p>
          </table:table-cell>
          <table:table-cell office:value-type="string">
            <text:p>œil</text:p>
          </table:table-cell>
          <table:table-cell office:value-type="string">
            <text:p>occhio</text:p>
          </table:table-cell>
          <table:table-cell office:value-type="string">
            <text:p>oculus</text:p>
          </table:table-cell>
          <table:table-cell office:value-type="string">
            <text:p>ochi</text:p>
          </table:table-cell>
          <table:table-cell office:value-type="string">
            <text:p>Auge</text:p>
          </table:table-cell>
          <table:table-cell office:value-type="string">
            <text:p>BA</text:p>
          </table:table-cell>
          <table:table-cell table:formula="of:=LEN([.C2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</text:p>
          </table:table-cell>
          <table:table-cell office:value-type="string">
            <text:p>granja</text:p>
          </table:table-cell>
          <table:table-cell office:value-type="string">
            <text:p>ferme</text:p>
          </table:table-cell>
          <table:table-cell office:value-type="string">
            <text:p>azienda agricola</text:p>
          </table:table-cell>
          <table:table-cell office:value-type="string">
            <text:p>villam</text:p>
          </table:table-cell>
          <table:table-cell office:value-type="string">
            <text:p>fermă</text:p>
          </table:table-cell>
          <table:table-cell office:value-type="string">
            <text:p>Bauernhof</text:p>
          </table:table-cell>
          <table:table-cell office:value-type="string">
            <text:p>BA</text:p>
          </table:table-cell>
          <table:table-cell table:formula="of:=LEN([.C25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rmer</text:p>
          </table:table-cell>
          <table:table-cell office:value-type="string">
            <text:p>granjero</text:p>
          </table:table-cell>
          <table:table-cell office:value-type="string">
            <text:p>fermier</text:p>
          </table:table-cell>
          <table:table-cell office:value-type="string">
            <text:p>contadino</text:p>
          </table:table-cell>
          <table:table-cell office:value-type="string">
            <text:p>agricola</text:p>
          </table:table-cell>
          <table:table-cell office:value-type="string">
            <text:p>agricultor</text:p>
          </table:table-cell>
          <table:table-cell office:value-type="string">
            <text:p>Farmer</text:p>
          </table:table-cell>
          <table:table-cell office:value-type="string">
            <text:p>BA</text:p>
          </table:table-cell>
          <table:table-cell table:formula="of:=LEN([.C2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ather</text:p>
          </table:table-cell>
          <table:table-cell office:value-type="string">
            <text:p>padre</text:p>
          </table:table-cell>
          <table:table-cell office:value-type="string">
            <text:p>père</text:p>
          </table:table-cell>
          <table:table-cell office:value-type="string">
            <text:p>padre</text:p>
          </table:table-cell>
          <table:table-cell office:value-type="string">
            <text:p>pater</text:p>
          </table:table-cell>
          <table:table-cell office:value-type="string">
            <text:p>Tată</text:p>
          </table:table-cell>
          <table:table-cell office:value-type="string">
            <text:p>Vater</text:p>
          </table:table-cell>
          <table:table-cell office:value-type="string">
            <text:p>BA</text:p>
          </table:table-cell>
          <table:table-cell table:formula="of:=LEN([.C25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ie</text:p>
          </table:table-cell>
          <table:table-cell office:value-type="string">
            <text:p>nouns</text:p>
          </table:table-cell>
          <table:table-cell office:value-type="string">
            <text:p>feet</text:p>
          </table:table-cell>
          <table:table-cell office:value-type="string">
            <text:p>pies</text:p>
          </table:table-cell>
          <table:table-cell office:value-type="string">
            <text:p>pieds</text:p>
          </table:table-cell>
          <table:table-cell office:value-type="string">
            <text:p>piedi</text:p>
          </table:table-cell>
          <table:table-cell office:value-type="string">
            <text:p>pedibus</text:p>
          </table:table-cell>
          <table:table-cell office:value-type="string">
            <text:p>picioare</text:p>
          </table:table-cell>
          <table:table-cell office:value-type="string">
            <text:p>Füße</text:p>
          </table:table-cell>
          <table:table-cell office:value-type="string">
            <text:p>BA</text:p>
          </table:table-cell>
          <table:table-cell table:formula="of:=LEN([.C2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re</text:p>
          </table:table-cell>
          <table:table-cell office:value-type="string">
            <text:p>fuego</text:p>
          </table:table-cell>
          <table:table-cell office:value-type="string">
            <text:p>Feu</text:p>
          </table:table-cell>
          <table:table-cell office:value-type="string">
            <text:p>fuoco</text:p>
          </table:table-cell>
          <table:table-cell office:value-type="string">
            <text:p>ignis</text:p>
          </table:table-cell>
          <table:table-cell office:value-type="string">
            <text:p>foc</text:p>
          </table:table-cell>
          <table:table-cell office:value-type="string">
            <text:p>Feuer</text:p>
          </table:table-cell>
          <table:table-cell office:value-type="string">
            <text:p>BA</text:p>
          </table:table-cell>
          <table:table-cell table:formula="of:=LEN([.C2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ish</text:p>
          </table:table-cell>
          <table:table-cell office:value-type="string">
            <text:p>pescado</text:p>
          </table:table-cell>
          <table:table-cell office:value-type="string">
            <text:p>poisson</text:p>
          </table:table-cell>
          <table:table-cell office:value-type="string">
            <text:p>pesce</text:p>
          </table:table-cell>
          <table:table-cell office:value-type="string">
            <text:p>piscis</text:p>
          </table:table-cell>
          <table:table-cell office:value-type="string">
            <text:p>peşte</text:p>
          </table:table-cell>
          <table:table-cell office:value-type="string">
            <text:p>Fisch</text:p>
          </table:table-cell>
          <table:table-cell office:value-type="string">
            <text:p>BA</text:p>
          </table:table-cell>
          <table:table-cell table:formula="of:=LEN([.C25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or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pavimento</text:p>
          </table:table-cell>
          <table:table-cell office:value-type="string">
            <text:p>area</text:p>
          </table:table-cell>
          <table:table-cell office:value-type="string">
            <text:p>podea</text:p>
          </table:table-cell>
          <table:table-cell office:value-type="string">
            <text:p>Fußboden</text:p>
          </table:table-cell>
          <table:table-cell office:value-type="string">
            <text:p>BA</text:p>
          </table:table-cell>
          <table:table-cell table:formula="of:=LEN([.C25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flower</text:p>
          </table:table-cell>
          <table:table-cell office:value-type="string">
            <text:p>flor</text:p>
          </table:table-cell>
          <table:table-cell office:value-type="string">
            <text:p>fleur</text:p>
          </table:table-cell>
          <table:table-cell office:value-type="string">
            <text:p>fiore</text:p>
          </table:table-cell>
          <table:table-cell office:value-type="string">
            <text:p>flos</text:p>
          </table:table-cell>
          <table:table-cell office:value-type="string">
            <text:p>floare</text:p>
          </table:table-cell>
          <table:table-cell office:value-type="string">
            <text:p>Blume</text:p>
          </table:table-cell>
          <table:table-cell office:value-type="string">
            <text:p>BA</text:p>
          </table:table-cell>
          <table:table-cell table:formula="of:=LEN([.C25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me</text:p>
          </table:table-cell>
          <table:table-cell office:value-type="string">
            <text:p>juego</text:p>
          </table:table-cell>
          <table:table-cell office:value-type="string">
            <text:p>Jeu</text:p>
          </table:table-cell>
          <table:table-cell office:value-type="string">
            <text:p>gioco</text:p>
          </table:table-cell>
          <table:table-cell office:value-type="string">
            <text:p>ludum</text:p>
          </table:table-cell>
          <table:table-cell office:value-type="string">
            <text:p>joc</text:p>
          </table:table-cell>
          <table:table-cell office:value-type="string">
            <text:p>Spiel</text:p>
          </table:table-cell>
          <table:table-cell office:value-type="string">
            <text:p>BA</text:p>
          </table:table-cell>
          <table:table-cell table:formula="of:=LEN([.C25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arden</text:p>
          </table:table-cell>
          <table:table-cell office:value-type="string">
            <text:p>jardín</text:p>
          </table:table-cell>
          <table:table-cell office:value-type="string">
            <text:p>jardin</text:p>
          </table:table-cell>
          <table:table-cell office:value-type="string">
            <text:p>giardino</text:p>
          </table:table-cell>
          <table:table-cell office:value-type="string">
            <text:p>hortus</text:p>
          </table:table-cell>
          <table:table-cell office:value-type="string">
            <text:p>grădină</text:p>
          </table:table-cell>
          <table:table-cell office:value-type="string">
            <text:p>Garten</text:p>
          </table:table-cell>
          <table:table-cell office:value-type="string">
            <text:p>BA</text:p>
          </table:table-cell>
          <table:table-cell table:formula="of:=LEN([.C25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irl</text:p>
          </table:table-cell>
          <table:table-cell office:value-type="string">
            <text:p>niña</text:p>
          </table:table-cell>
          <table:table-cell office:value-type="string">
            <text:p>fille</text:p>
          </table:table-cell>
          <table:table-cell office:value-type="string">
            <text:p>ragazza</text:p>
          </table:table-cell>
          <table:table-cell office:value-type="string">
            <text:p>puella</text:p>
          </table:table-cell>
          <table:table-cell office:value-type="string">
            <text:p>fată</text:p>
          </table:table-cell>
          <table:table-cell office:value-type="string">
            <text:p>Mädchen</text:p>
          </table:table-cell>
          <table:table-cell office:value-type="string">
            <text:p>BA</text:p>
          </table:table-cell>
          <table:table-cell table:formula="of:=LEN([.C26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ood-bye</text:p>
          </table:table-cell>
          <table:table-cell office:value-type="string">
            <text:p>adiós</text:p>
          </table:table-cell>
          <table:table-cell office:value-type="string">
            <text:p>Au revoir</text:p>
          </table:table-cell>
          <table:table-cell office:value-type="string">
            <text:p>addio</text:p>
          </table:table-cell>
          <table:table-cell office:value-type="string">
            <text:p>vale</text:p>
          </table:table-cell>
          <table:table-cell office:value-type="string">
            <text:p>la revedere</text:p>
          </table:table-cell>
          <table:table-cell office:value-type="string">
            <text:p>Auf Wiedersehen</text:p>
          </table:table-cell>
          <table:table-cell office:value-type="string">
            <text:p>BA</text:p>
          </table:table-cell>
          <table:table-cell table:formula="of:=LEN([.C26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ass</text:p>
          </table:table-cell>
          <table:table-cell office:value-type="string">
            <text:p>hierba</text:p>
          </table:table-cell>
          <table:table-cell office:value-type="string">
            <text:p>herbe</text:p>
          </table:table-cell>
          <table:table-cell office:value-type="string">
            <text:p>erba</text:p>
          </table:table-cell>
          <table:table-cell office:value-type="string">
            <text:p>herba</text:p>
          </table:table-cell>
          <table:table-cell office:value-type="string">
            <text:p>iarbă</text:p>
          </table:table-cell>
          <table:table-cell office:value-type="string">
            <text:p>Gras</text:p>
          </table:table-cell>
          <table:table-cell office:value-type="string">
            <text:p>BA</text:p>
          </table:table-cell>
          <table:table-cell table:formula="of:=LEN([.C26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ground</text:p>
          </table:table-cell>
          <table:table-cell office:value-type="string">
            <text:p>suelo</text:p>
          </table:table-cell>
          <table:table-cell office:value-type="string">
            <text:p>sol</text:p>
          </table:table-cell>
          <table:table-cell office:value-type="string">
            <text:p>terra</text:p>
          </table:table-cell>
          <table:table-cell office:value-type="string">
            <text:p>terram</text:p>
          </table:table-cell>
          <table:table-cell office:value-type="string">
            <text:p>sol</text:p>
          </table:table-cell>
          <table:table-cell office:value-type="string">
            <text:p>Boden</text:p>
          </table:table-cell>
          <table:table-cell office:value-type="string">
            <text:p>BA</text:p>
          </table:table-cell>
          <table:table-cell table:formula="of:=LEN([.C26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and</text:p>
          </table:table-cell>
          <table:table-cell office:value-type="string">
            <text:p>mano</text:p>
          </table:table-cell>
          <table:table-cell office:value-type="string">
            <text:p>main</text:p>
          </table:table-cell>
          <table:table-cell office:value-type="string">
            <text:p>mano</text:p>
          </table:table-cell>
          <table:table-cell office:value-type="string">
            <text:p>manibus</text:p>
          </table:table-cell>
          <table:table-cell office:value-type="string">
            <text:p>mână</text:p>
          </table:table-cell>
          <table:table-cell office:value-type="string">
            <text:p>Hand</text:p>
          </table:table-cell>
          <table:table-cell office:value-type="string">
            <text:p>BA</text:p>
          </table:table-cell>
          <table:table-cell table:formula="of:=LEN([.C26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ead</text:p>
          </table:table-cell>
          <table:table-cell office:value-type="string">
            <text:p>cabeza</text:p>
          </table:table-cell>
          <table:table-cell office:value-type="string">
            <text:p>tête</text:p>
          </table:table-cell>
          <table:table-cell office:value-type="string">
            <text:p>testa</text:p>
          </table:table-cell>
          <table:table-cell office:value-type="string">
            <text:p>caput</text:p>
          </table:table-cell>
          <table:table-cell office:value-type="string">
            <text:p>cap</text:p>
          </table:table-cell>
          <table:table-cell office:value-type="string">
            <text:p>Kopf</text:p>
          </table:table-cell>
          <table:table-cell office:value-type="string">
            <text:p>BA</text:p>
          </table:table-cell>
          <table:table-cell table:formula="of:=LEN([.C26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ill</text:p>
          </table:table-cell>
          <table:table-cell office:value-type="string">
            <text:p>colina</text:p>
          </table:table-cell>
          <table:table-cell office:value-type="string">
            <text:p>colline</text:p>
          </table:table-cell>
          <table:table-cell office:value-type="string">
            <text:p>collina</text:p>
          </table:table-cell>
          <table:table-cell office:value-type="string">
            <text:p>collis</text:p>
          </table:table-cell>
          <table:table-cell office:value-type="string">
            <text:p>deal</text:p>
          </table:table-cell>
          <table:table-cell office:value-type="string">
            <text:p>Hügel</text:p>
          </table:table-cell>
          <table:table-cell office:value-type="string">
            <text:p>BA</text:p>
          </table:table-cell>
          <table:table-cell table:formula="of:=LEN([.C26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me</text:p>
          </table:table-cell>
          <table:table-cell office:value-type="string">
            <text:p>casa</text:p>
          </table:table-cell>
          <table:table-cell office:value-type="string">
            <text:p>domicile</text:p>
          </table:table-cell>
          <table:table-cell office:value-type="string">
            <text:p>casa</text:p>
          </table:table-cell>
          <table:table-cell office:value-type="string">
            <text:p>domum</text:p>
          </table:table-cell>
          <table:table-cell office:value-type="string">
            <text:p>Acasă</text:p>
          </table:table-cell>
          <table:table-cell office:value-type="string">
            <text:p>Zuhause</text:p>
          </table:table-cell>
          <table:table-cell office:value-type="string">
            <text:p>BA</text:p>
          </table:table-cell>
          <table:table-cell table:formula="of:=LEN([.C26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rse</text:p>
          </table:table-cell>
          <table:table-cell office:value-type="string">
            <text:p>caballo</text:p>
          </table:table-cell>
          <table:table-cell office:value-type="string">
            <text:p>cheval</text:p>
          </table:table-cell>
          <table:table-cell office:value-type="string">
            <text:p>cavallo</text:p>
          </table:table-cell>
          <table:table-cell office:value-type="string">
            <text:p>equus</text:p>
          </table:table-cell>
          <table:table-cell office:value-type="string">
            <text:p>cal</text:p>
          </table:table-cell>
          <table:table-cell office:value-type="string">
            <text:p>Pferd</text:p>
          </table:table-cell>
          <table:table-cell office:value-type="string">
            <text:p>BA</text:p>
          </table:table-cell>
          <table:table-cell table:formula="of:=LEN([.C26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house</text:p>
          </table:table-cell>
          <table:table-cell office:value-type="string">
            <text:p>casa</text:p>
          </table:table-cell>
          <table:table-cell office:value-type="string">
            <text:p>maison</text:p>
          </table:table-cell>
          <table:table-cell office:value-type="string">
            <text:p>Casa</text:p>
          </table:table-cell>
          <table:table-cell office:value-type="string">
            <text:p>domum or casa</text:p>
          </table:table-cell>
          <table:table-cell office:value-type="string">
            <text:p>casă</text:p>
          </table:table-cell>
          <table:table-cell office:value-type="string">
            <text:p>Haus</text:p>
          </table:table-cell>
          <table:table-cell office:value-type="string">
            <text:p>BA</text:p>
          </table:table-cell>
          <table:table-cell table:formula="of:=LEN([.C26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kitty</text:p>
          </table:table-cell>
          <table:table-cell office:value-type="string">
            <text:p>bote</text:p>
          </table:table-cell>
          <table:table-cell office:value-type="string">
            <text:p>minou</text:p>
          </table:table-cell>
          <table:table-cell office:value-type="string">
            <text:p>gattino</text:p>
          </table:table-cell>
          <table:table-cell office:value-type="string">
            <text:p>Feles</text:p>
          </table:table-cell>
          <table:table-cell office:value-type="string">
            <text:p>Kitty</text:p>
          </table:table-cell>
          <table:table-cell office:value-type="string">
            <text:p>Kätzchen</text:p>
          </table:table-cell>
          <table:table-cell office:value-type="string">
            <text:p>BA</text:p>
          </table:table-cell>
          <table:table-cell table:formula="of:=LEN([.C27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g</text:p>
          </table:table-cell>
          <table:table-cell office:value-type="string">
            <text:p>pierna</text:p>
          </table:table-cell>
          <table:table-cell office:value-type="string">
            <text:p>jambe</text:p>
          </table:table-cell>
          <table:table-cell office:value-type="string">
            <text:p>gamba</text:p>
          </table:table-cell>
          <table:table-cell office:value-type="string">
            <text:p>crus</text:p>
          </table:table-cell>
          <table:table-cell office:value-type="string">
            <text:p>picior</text:p>
          </table:table-cell>
          <table:table-cell office:value-type="string">
            <text:p>Bein</text:p>
          </table:table-cell>
          <table:table-cell office:value-type="string">
            <text:p>BA</text:p>
          </table:table-cell>
          <table:table-cell table:formula="of:=LEN([.C27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letter</text:p>
          </table:table-cell>
          <table:table-cell office:value-type="string">
            <text:p>letra</text:p>
          </table:table-cell>
          <table:table-cell office:value-type="string">
            <text:p>lettre</text:p>
          </table:table-cell>
          <table:table-cell office:value-type="string">
            <text:p>lettera</text:p>
          </table:table-cell>
          <table:table-cell office:value-type="string">
            <text:p>litterae</text:p>
          </table:table-cell>
          <table:table-cell office:value-type="string">
            <text:p>scrisoare</text:p>
          </table:table-cell>
          <table:table-cell office:value-type="string">
            <text:p>Brief</text:p>
          </table:table-cell>
          <table:table-cell office:value-type="string">
            <text:p>BA</text:p>
          </table:table-cell>
          <table:table-cell table:formula="of:=LEN([.C27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an</text:p>
          </table:table-cell>
          <table:table-cell office:value-type="string">
            <text:p>hombre</text:p>
          </table:table-cell>
          <table:table-cell office:value-type="string">
            <text:p>homme</text:p>
          </table:table-cell>
          <table:table-cell office:value-type="string">
            <text:p>uomo</text:p>
          </table:table-cell>
          <table:table-cell office:value-type="string">
            <text:p>vir</text:p>
          </table:table-cell>
          <table:table-cell office:value-type="string">
            <text:p>om</text:p>
          </table:table-cell>
          <table:table-cell office:value-type="string">
            <text:p>Mann</text:p>
          </table:table-cell>
          <table:table-cell office:value-type="string">
            <text:p>BA</text:p>
          </table:table-cell>
          <table:table-cell table:formula="of:=LEN([.C27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omina</text:p>
          </table:table-cell>
          <table:table-cell office:value-type="string">
            <text:p>nouns</text:p>
          </table:table-cell>
          <table:table-cell office:value-type="string">
            <text:p>men</text:p>
          </table:table-cell>
          <table:table-cell office:value-type="string">
            <text:p>hombres</text:p>
          </table:table-cell>
          <table:table-cell office:value-type="string">
            <text:p>Hommes</text:p>
          </table:table-cell>
          <table:table-cell office:value-type="string">
            <text:p>uomini</text:p>
          </table:table-cell>
          <table:table-cell office:value-type="string">
            <text:p>homines</text:p>
          </table:table-cell>
          <table:table-cell office:value-type="string">
            <text:p>bărbați</text:p>
          </table:table-cell>
          <table:table-cell office:value-type="string">
            <text:p>Männer</text:p>
          </table:table-cell>
          <table:table-cell office:value-type="string">
            <text:p>BA</text:p>
          </table:table-cell>
          <table:table-cell table:formula="of:=LEN([.C27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ilk</text:p>
          </table:table-cell>
          <table:table-cell office:value-type="string">
            <text:p>Leche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c</text:p>
          </table:table-cell>
          <table:table-cell office:value-type="string">
            <text:p>lapte</text:p>
          </table:table-cell>
          <table:table-cell office:value-type="string">
            <text:p>Milch</text:p>
          </table:table-cell>
          <table:table-cell office:value-type="string">
            <text:p>BA</text:p>
          </table:table-cell>
          <table:table-cell table:formula="of:=LEN([.C27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ney</text:p>
          </table:table-cell>
          <table:table-cell office:value-type="string">
            <text:p>dinero</text:p>
          </table:table-cell>
          <table:table-cell office:value-type="string">
            <text:p>argent</text:p>
          </table:table-cell>
          <table:table-cell office:value-type="string">
            <text:p>i soldi</text:p>
          </table:table-cell>
          <table:table-cell office:value-type="string">
            <text:p>pecunia</text:p>
          </table:table-cell>
          <table:table-cell office:value-type="string">
            <text:p>bani</text:p>
          </table:table-cell>
          <table:table-cell office:value-type="string">
            <text:p>Geld</text:p>
          </table:table-cell>
          <table:table-cell office:value-type="string">
            <text:p>BA</text:p>
          </table:table-cell>
          <table:table-cell table:formula="of:=LEN([.C27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rning</text:p>
          </table:table-cell>
          <table:table-cell office:value-type="string">
            <text:p>Mañana</text:p>
          </table:table-cell>
          <table:table-cell office:value-type="string">
            <text:p>Matin</text:p>
          </table:table-cell>
          <table:table-cell office:value-type="string">
            <text:p>mattina</text:p>
          </table:table-cell>
          <table:table-cell office:value-type="string">
            <text:p>mane</text:p>
          </table:table-cell>
          <table:table-cell office:value-type="string">
            <text:p>dimineaţă</text:p>
          </table:table-cell>
          <table:table-cell office:value-type="string">
            <text:p>Morgen</text:p>
          </table:table-cell>
          <table:table-cell office:value-type="string">
            <text:p>BA</text:p>
          </table:table-cell>
          <table:table-cell table:formula="of:=LEN([.C2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mother</text:p>
          </table:table-cell>
          <table:table-cell office:value-type="string">
            <text:p>madre</text:p>
          </table:table-cell>
          <table:table-cell office:value-type="string">
            <text:p>mère</text:p>
          </table:table-cell>
          <table:table-cell office:value-type="string">
            <text:p>madre</text:p>
          </table:table-cell>
          <table:table-cell office:value-type="string">
            <text:p>mater</text:p>
          </table:table-cell>
          <table:table-cell office:value-type="string">
            <text:p>mamă</text:p>
          </table:table-cell>
          <table:table-cell office:value-type="string">
            <text:p>Mutter</text:p>
          </table:table-cell>
          <table:table-cell office:value-type="string">
            <text:p>BA</text:p>
          </table:table-cell>
          <table:table-cell table:formula="of:=LEN([.C27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ame</text:p>
          </table:table-cell>
          <table:table-cell office:value-type="string">
            <text:p>nombre</text:p>
          </table:table-cell>
          <table:table-cell office:value-type="string">
            <text:p>Nom</text:p>
          </table:table-cell>
          <table:table-cell office:value-type="string">
            <text:p>nome</text:p>
          </table:table-cell>
          <table:table-cell office:value-type="string">
            <text:p>nomine</text:p>
          </table:table-cell>
          <table:table-cell office:value-type="string">
            <text:p>Nume</text:p>
          </table:table-cell>
          <table:table-cell office:value-type="string">
            <text:p>Name</text:p>
          </table:table-cell>
          <table:table-cell office:value-type="string">
            <text:p>BA</text:p>
          </table:table-cell>
          <table:table-cell table:formula="of:=LEN([.C27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est</text:p>
          </table:table-cell>
          <table:table-cell office:value-type="string">
            <text:p>nido</text:p>
          </table:table-cell>
          <table:table-cell office:value-type="string">
            <text:p>nid</text:p>
          </table:table-cell>
          <table:table-cell office:value-type="string">
            <text:p>nido</text:p>
          </table:table-cell>
          <table:table-cell office:value-type="string">
            <text:p>posueris nidum tuum</text:p>
          </table:table-cell>
          <table:table-cell office:value-type="string">
            <text:p>cuib</text:p>
          </table:table-cell>
          <table:table-cell office:value-type="string">
            <text:p>Nest</text:p>
          </table:table-cell>
          <table:table-cell office:value-type="string">
            <text:p>BA</text:p>
          </table:table-cell>
          <table:table-cell table:formula="of:=LEN([.C28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night</text:p>
          </table:table-cell>
          <table:table-cell office:value-type="string">
            <text:p>noche</text:p>
          </table:table-cell>
          <table:table-cell office:value-type="string">
            <text:p>nuit</text:p>
          </table:table-cell>
          <table:table-cell office:value-type="string">
            <text:p>notte</text:p>
          </table:table-cell>
          <table:table-cell office:value-type="string">
            <text:p>noctis</text:p>
          </table:table-cell>
          <table:table-cell office:value-type="string">
            <text:p>noapte</text:p>
          </table:table-cell>
          <table:table-cell office:value-type="string">
            <text:p>Nacht</text:p>
          </table:table-cell>
          <table:table-cell office:value-type="string">
            <text:p>BA</text:p>
          </table:table-cell>
          <table:table-cell table:formula="of:=LEN([.C28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per</text:p>
          </table:table-cell>
          <table:table-cell office:value-type="string">
            <text:p>papel</text:p>
          </table:table-cell>
          <table:table-cell office:value-type="string">
            <text:p>papier</text:p>
          </table:table-cell>
          <table:table-cell office:value-type="string">
            <text:p>carta</text:p>
          </table:table-cell>
          <table:table-cell office:value-type="string">
            <text:p>chartam</text:p>
          </table:table-cell>
          <table:table-cell office:value-type="string">
            <text:p>hârtie</text:p>
          </table:table-cell>
          <table:table-cell office:value-type="string">
            <text:p>Papier</text:p>
          </table:table-cell>
          <table:table-cell office:value-type="string">
            <text:p>BA</text:p>
          </table:table-cell>
          <table:table-cell table:formula="of:=LEN([.C28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arty</text:p>
          </table:table-cell>
          <table:table-cell office:value-type="string">
            <text:p>partido</text:p>
          </table:table-cell>
          <table:table-cell office:value-type="string">
            <text:p>fête</text:p>
          </table:table-cell>
          <table:table-cell office:value-type="string">
            <text:p>festa</text:p>
          </table:table-cell>
          <table:table-cell office:value-type="string">
            <text:p>pars</text:p>
          </table:table-cell>
          <table:table-cell office:value-type="string">
            <text:p>partid</text:p>
          </table:table-cell>
          <table:table-cell office:value-type="string">
            <text:p>Party</text:p>
          </table:table-cell>
          <table:table-cell office:value-type="string">
            <text:p>BA</text:p>
          </table:table-cell>
          <table:table-cell table:formula="of:=LEN([.C2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cture</text:p>
          </table:table-cell>
          <table:table-cell office:value-type="string">
            <text:p>imagen</text:p>
          </table:table-cell>
          <table:table-cell office:value-type="string">
            <text:p>image</text:p>
          </table:table-cell>
          <table:table-cell office:value-type="string">
            <text:p>immagine</text:p>
          </table:table-cell>
          <table:table-cell office:value-type="string">
            <text:p>picturae</text:p>
          </table:table-cell>
          <table:table-cell office:value-type="string">
            <text:p>imagine</text:p>
          </table:table-cell>
          <table:table-cell office:value-type="string">
            <text:p>Bild</text:p>
          </table:table-cell>
          <table:table-cell office:value-type="string">
            <text:p>BA</text:p>
          </table:table-cell>
          <table:table-cell table:formula="of:=LEN([.C28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Porcus</text:p>
          </table:table-cell>
          <table:table-cell office:value-type="string">
            <text:p>porc</text:p>
          </table:table-cell>
          <table:table-cell office:value-type="string">
            <text:p>Schwein</text:p>
          </table:table-cell>
          <table:table-cell office:value-type="string">
            <text:p>BA</text:p>
          </table:table-cell>
          <table:table-cell table:formula="of:=LEN([.C28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bbit</text:p>
          </table:table-cell>
          <table:table-cell office:value-type="string">
            <text:p>Conejo</text:p>
          </table:table-cell>
          <table:table-cell office:value-type="string">
            <text:p>lapin</text:p>
          </table:table-cell>
          <table:table-cell office:value-type="string">
            <text:p>coniglio</text:p>
          </table:table-cell>
          <table:table-cell office:value-type="string">
            <text:p>Lepus</text:p>
          </table:table-cell>
          <table:table-cell office:value-type="string">
            <text:p>iepure</text:p>
          </table:table-cell>
          <table:table-cell office:value-type="string">
            <text:p>Hase</text:p>
          </table:table-cell>
          <table:table-cell office:value-type="string">
            <text:p>BA</text:p>
          </table:table-cell>
          <table:table-cell table:formula="of:=LEN([.C28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ain</text:p>
          </table:table-cell>
          <table:table-cell office:value-type="string">
            <text:p>lluvia</text:p>
          </table:table-cell>
          <table:table-cell office:value-type="string">
            <text:p>pluie</text:p>
          </table:table-cell>
          <table:table-cell office:value-type="string">
            <text:p>pioggia</text:p>
          </table:table-cell>
          <table:table-cell office:value-type="string">
            <text:p>pluviam</text:p>
          </table:table-cell>
          <table:table-cell office:value-type="string">
            <text:p>ploaie</text:p>
          </table:table-cell>
          <table:table-cell office:value-type="string">
            <text:p>Regen</text:p>
          </table:table-cell>
          <table:table-cell office:value-type="string">
            <text:p>BA</text:p>
          </table:table-cell>
          <table:table-cell table:formula="of:=LEN([.C28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ing</text:p>
          </table:table-cell>
          <table:table-cell office:value-type="string">
            <text:p>anillo</text:p>
          </table:table-cell>
          <table:table-cell office:value-type="string">
            <text:p>bague</text:p>
          </table:table-cell>
          <table:table-cell office:value-type="string">
            <text:p>squillare</text:p>
          </table:table-cell>
          <table:table-cell office:value-type="string">
            <text:p>circulum</text:p>
          </table:table-cell>
          <table:table-cell office:value-type="string">
            <text:p>inel</text:p>
          </table:table-cell>
          <table:table-cell office:value-type="string">
            <text:p>Ring</text:p>
          </table:table-cell>
          <table:table-cell office:value-type="string">
            <text:p>BA</text:p>
          </table:table-cell>
          <table:table-cell table:formula="of:=LEN([.C2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  <table:table-cell office:value-type="string">
            <text:p>BA</text:p>
          </table:table-cell>
          <table:table-cell table:formula="of:=LEN([.C2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chool</text:p>
          </table:table-cell>
          <table:table-cell office:value-type="string">
            <text:p>colegio</text:p>
          </table:table-cell>
          <table:table-cell office:value-type="string">
            <text:p>école</text:p>
          </table:table-cell>
          <table:table-cell office:value-type="string">
            <text:p>scuola</text:p>
          </table:table-cell>
          <table:table-cell office:value-type="string">
            <text:p>scholae</text:p>
          </table:table-cell>
          <table:table-cell office:value-type="string">
            <text:p>şcoală</text:p>
          </table:table-cell>
          <table:table-cell office:value-type="string">
            <text:p>Schule</text:p>
          </table:table-cell>
          <table:table-cell office:value-type="string">
            <text:p>BA</text:p>
          </table:table-cell>
          <table:table-cell table:formula="of:=LEN([.C2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eed</text:p>
          </table:table-cell>
          <table:table-cell office:value-type="string">
            <text:p>semilla</text:p>
          </table:table-cell>
          <table:table-cell office:value-type="string">
            <text:p>la graine</text:p>
          </table:table-cell>
          <table:table-cell office:value-type="string">
            <text:p>seme</text:p>
          </table:table-cell>
          <table:table-cell office:value-type="string">
            <text:p>semen</text:p>
          </table:table-cell>
          <table:table-cell office:value-type="string">
            <text:p>sămânță</text:p>
          </table:table-cell>
          <table:table-cell office:value-type="string">
            <text:p>Samen</text:p>
          </table:table-cell>
          <table:table-cell office:value-type="string">
            <text:p>BA</text:p>
          </table:table-cell>
          <table:table-cell table:formula="of:=LEN([.C29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ovium</text:p>
          </table:table-cell>
          <table:table-cell office:value-type="string">
            <text:p>oaie</text:p>
          </table:table-cell>
          <table:table-cell office:value-type="string">
            <text:p>Schaf</text:p>
          </table:table-cell>
          <table:table-cell office:value-type="string">
            <text:p>BA</text:p>
          </table:table-cell>
          <table:table-cell table:formula="of:=LEN([.C29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hoe</text:p>
          </table:table-cell>
          <table:table-cell office:value-type="string">
            <text:p>zapato</text:p>
          </table:table-cell>
          <table:table-cell office:value-type="string">
            <text:p>chaussure</text:p>
          </table:table-cell>
          <table:table-cell office:value-type="string">
            <text:p>scarpa</text:p>
          </table:table-cell>
          <table:table-cell office:value-type="string">
            <text:p>calceus</text:p>
          </table:table-cell>
          <table:table-cell office:value-type="string">
            <text:p>pantof</text:p>
          </table:table-cell>
          <table:table-cell office:value-type="string">
            <text:p>Schuh</text:p>
          </table:table-cell>
          <table:table-cell office:value-type="string">
            <text:p>BA</text:p>
          </table:table-cell>
          <table:table-cell table:formula="of:=LEN([.C29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ister</text:p>
          </table:table-cell>
          <table:table-cell office:value-type="string">
            <text:p>hermana</text:p>
          </table:table-cell>
          <table:table-cell office:value-type="string">
            <text:p>sœur</text:p>
          </table:table-cell>
          <table:table-cell office:value-type="string">
            <text:p>sorella</text:p>
          </table:table-cell>
          <table:table-cell office:value-type="string">
            <text:p>soror</text:p>
          </table:table-cell>
          <table:table-cell office:value-type="string">
            <text:p>soră</text:p>
          </table:table-cell>
          <table:table-cell office:value-type="string">
            <text:p>Schwester</text:p>
          </table:table-cell>
          <table:table-cell office:value-type="string">
            <text:p>BA</text:p>
          </table:table-cell>
          <table:table-cell table:formula="of:=LEN([.C29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now</text:p>
          </table:table-cell>
          <table:table-cell office:value-type="string">
            <text:p>nieve</text:p>
          </table:table-cell>
          <table:table-cell office:value-type="string">
            <text:p>neige</text:p>
          </table:table-cell>
          <table:table-cell office:value-type="string">
            <text:p>neve</text:p>
          </table:table-cell>
          <table:table-cell office:value-type="string">
            <text:p>Nix</text:p>
          </table:table-cell>
          <table:table-cell office:value-type="string">
            <text:p>zăpadă</text:p>
          </table:table-cell>
          <table:table-cell office:value-type="string">
            <text:p>Schnee</text:p>
          </table:table-cell>
          <table:table-cell office:value-type="string">
            <text:p>BA</text:p>
          </table:table-cell>
          <table:table-cell table:formula="of:=LEN([.C2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ong</text:p>
          </table:table-cell>
          <table:table-cell office:value-type="string">
            <text:p>canción</text:p>
          </table:table-cell>
          <table:table-cell office:value-type="string">
            <text:p>chanson</text:p>
          </table:table-cell>
          <table:table-cell office:value-type="string">
            <text:p>canzone</text:p>
          </table:table-cell>
          <table:table-cell office:value-type="string">
            <text:p>canticum</text:p>
          </table:table-cell>
          <table:table-cell office:value-type="string">
            <text:p>cântec</text:p>
          </table:table-cell>
          <table:table-cell office:value-type="string">
            <text:p>Lied</text:p>
          </table:table-cell>
          <table:table-cell office:value-type="string">
            <text:p>BA</text:p>
          </table:table-cell>
          <table:table-cell table:formula="of:=LEN([.C2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inamabilis sciurus</text:p>
          </table:table-cell>
          <table:table-cell office:value-type="string">
            <text:p>veveriţă</text:p>
          </table:table-cell>
          <table:table-cell office:value-type="string">
            <text:p>Eichhörnchen</text:p>
          </table:table-cell>
          <table:table-cell office:value-type="string">
            <text:p>BA</text:p>
          </table:table-cell>
          <table:table-cell table:formula="of:=LEN([.C29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ick</text:p>
          </table:table-cell>
          <table:table-cell office:value-type="string">
            <text:p>palo</text:p>
          </table:table-cell>
          <table:table-cell office:value-type="string">
            <text:p>bâton</text:p>
          </table:table-cell>
          <table:table-cell office:value-type="string">
            <text:p>bastone</text:p>
          </table:table-cell>
          <table:table-cell office:value-type="string">
            <text:p>lignum unum,</text:p>
          </table:table-cell>
          <table:table-cell office:value-type="string">
            <text:p>băț</text:p>
          </table:table-cell>
          <table:table-cell office:value-type="string">
            <text:p>Stock</text:p>
          </table:table-cell>
          <table:table-cell office:value-type="string">
            <text:p>BA</text:p>
          </table:table-cell>
          <table:table-cell table:formula="of:=LEN([.C29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treet</text:p>
          </table:table-cell>
          <table:table-cell office:value-type="string">
            <text:p>calle</text:p>
          </table:table-cell>
          <table:table-cell office:value-type="string">
            <text:p>rue</text:p>
          </table:table-cell>
          <table:table-cell office:value-type="string">
            <text:p>strada</text:p>
          </table:table-cell>
          <table:table-cell office:value-type="string">
            <text:p>via</text:p>
          </table:table-cell>
          <table:table-cell office:value-type="string">
            <text:p>stradă</text:p>
          </table:table-cell>
          <table:table-cell office:value-type="string">
            <text:p>Straße</text:p>
          </table:table-cell>
          <table:table-cell office:value-type="string">
            <text:p>BA</text:p>
          </table:table-cell>
          <table:table-cell table:formula="of:=LEN([.C2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sun</text:p>
          </table:table-cell>
          <table:table-cell office:value-type="string">
            <text:p>Dom</text:p>
          </table:table-cell>
          <table:table-cell office:value-type="string">
            <text:p>Soleil</text:p>
          </table:table-cell>
          <table:table-cell office:value-type="string">
            <text:p>sole</text:p>
          </table:table-cell>
          <table:table-cell office:value-type="string">
            <text:p>solis</text:p>
          </table:table-cell>
          <table:table-cell office:value-type="string">
            <text:p>soare</text:p>
          </table:table-cell>
          <table:table-cell office:value-type="string">
            <text:p>Sonne</text:p>
          </table:table-cell>
          <table:table-cell office:value-type="string">
            <text:p>BA</text:p>
          </table:table-cell>
          <table:table-cell table:formula="of:=LEN([.C30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able</text:p>
          </table:table-cell>
          <table:table-cell office:value-type="string">
            <text:p>mesa</text:p>
          </table:table-cell>
          <table:table-cell office:value-type="string">
            <text:p>table</text:p>
          </table:table-cell>
          <table:table-cell office:value-type="string">
            <text:p>tavolo</text:p>
          </table:table-cell>
          <table:table-cell office:value-type="string">
            <text:p>mensa</text:p>
          </table:table-cell>
          <table:table-cell office:value-type="string">
            <text:p>masa</text:p>
          </table:table-cell>
          <table:table-cell office:value-type="string">
            <text:p>Tabelle</text:p>
          </table:table-cell>
          <table:table-cell office:value-type="string">
            <text:p>BA</text:p>
          </table:table-cell>
          <table:table-cell table:formula="of:=LEN([.C30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hing</text:p>
          </table:table-cell>
          <table:table-cell office:value-type="string">
            <text:p>cosa</text:p>
          </table:table-cell>
          <table:table-cell office:value-type="string">
            <text:p>chose</text:p>
          </table:table-cell>
          <table:table-cell office:value-type="string">
            <text:p>cosa</text:p>
          </table:table-cell>
          <table:table-cell office:value-type="string">
            <text:p>rem</text:p>
          </table:table-cell>
          <table:table-cell office:value-type="string">
            <text:p>lucru</text:p>
          </table:table-cell>
          <table:table-cell office:value-type="string">
            <text:p>Ding</text:p>
          </table:table-cell>
          <table:table-cell office:value-type="string">
            <text:p>BA</text:p>
          </table:table-cell>
          <table:table-cell table:formula="of:=LEN([.C30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ime</text:p>
          </table:table-cell>
          <table:table-cell office:value-type="string">
            <text:p>hora</text:p>
          </table:table-cell>
          <table:table-cell office:value-type="string">
            <text:p>temps</text:p>
          </table:table-cell>
          <table:table-cell office:value-type="string">
            <text:p>tempo</text:p>
          </table:table-cell>
          <table:table-cell office:value-type="string">
            <text:p>tempus</text:p>
          </table:table-cell>
          <table:table-cell office:value-type="string">
            <text:p>timp</text:p>
          </table:table-cell>
          <table:table-cell office:value-type="string">
            <text:p>Zeit</text:p>
          </table:table-cell>
          <table:table-cell office:value-type="string">
            <text:p>BA</text:p>
          </table:table-cell>
          <table:table-cell table:formula="of:=LEN([.C30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oy</text:p>
          </table:table-cell>
          <table:table-cell office:value-type="string">
            <text:p>juguete</text:p>
          </table:table-cell>
          <table:table-cell office:value-type="string">
            <text:p>jouet</text:p>
          </table:table-cell>
          <table:table-cell office:value-type="string">
            <text:p>giocattolo</text:p>
          </table:table-cell>
          <table:table-cell office:value-type="string">
            <text:p>toy</text:p>
          </table:table-cell>
          <table:table-cell office:value-type="string">
            <text:p>jucărie</text:p>
          </table:table-cell>
          <table:table-cell office:value-type="string">
            <text:p>Spielzeug</text:p>
          </table:table-cell>
          <table:table-cell office:value-type="string">
            <text:p>BA</text:p>
          </table:table-cell>
          <table:table-cell table:formula="of:=LEN([.C3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tree</text:p>
          </table:table-cell>
          <table:table-cell office:value-type="string">
            <text:p>árbol</text:p>
          </table:table-cell>
          <table:table-cell office:value-type="string">
            <text:p>arbre</text:p>
          </table:table-cell>
          <table:table-cell office:value-type="string">
            <text:p>albero</text:p>
          </table:table-cell>
          <table:table-cell office:value-type="string">
            <text:p>Arbor</text:p>
          </table:table-cell>
          <table:table-cell office:value-type="string">
            <text:p>copac</text:p>
          </table:table-cell>
          <table:table-cell office:value-type="string">
            <text:p>Baum</text:p>
          </table:table-cell>
          <table:table-cell office:value-type="string">
            <text:p>BA</text:p>
          </table:table-cell>
          <table:table-cell table:formula="of:=LEN([.C30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ch</text:p>
          </table:table-cell>
          <table:table-cell office:value-type="string">
            <text:p>reloj</text:p>
          </table:table-cell>
          <table:table-cell office:value-type="string">
            <text:p>regarder</text:p>
          </table:table-cell>
          <table:table-cell office:value-type="string">
            <text:p>orologio</text:p>
          </table:table-cell>
          <table:table-cell office:value-type="string">
            <text:p>vigilate</text:p>
          </table:table-cell>
          <table:table-cell office:value-type="string">
            <text:p>ceas</text:p>
          </table:table-cell>
          <table:table-cell office:value-type="string">
            <text:p>sehen</text:p>
          </table:table-cell>
          <table:table-cell office:value-type="string">
            <text:p>BA</text:p>
          </table:table-cell>
          <table:table-cell table:formula="of:=LEN([.C30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ter</text:p>
          </table:table-cell>
          <table:table-cell office:value-type="string">
            <text:p>agua</text:p>
          </table:table-cell>
          <table:table-cell office:value-type="string">
            <text:p>l'eau</text:p>
          </table:table-cell>
          <table:table-cell office:value-type="string">
            <text:p>acqua</text:p>
          </table:table-cell>
          <table:table-cell office:value-type="string">
            <text:p>aqua</text:p>
          </table:table-cell>
          <table:table-cell office:value-type="string">
            <text:p>apă</text:p>
          </table:table-cell>
          <table:table-cell office:value-type="string">
            <text:p>Wasser</text:p>
          </table:table-cell>
          <table:table-cell office:value-type="string">
            <text:p>BA</text:p>
          </table:table-cell>
          <table:table-cell table:formula="of:=LEN([.C30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ay</text:p>
          </table:table-cell>
          <table:table-cell office:value-type="string">
            <text:p>camino</text:p>
          </table:table-cell>
          <table:table-cell office:value-type="string">
            <text:p>façon</text:p>
          </table:table-cell>
          <table:table-cell office:value-type="string">
            <text:p>modo</text:p>
          </table:table-cell>
          <table:table-cell office:value-type="string">
            <text:p>ita</text:p>
          </table:table-cell>
          <table:table-cell office:value-type="string">
            <text:p>cale</text:p>
          </table:table-cell>
          <table:table-cell office:value-type="string">
            <text:p>Weg</text:p>
          </table:table-cell>
          <table:table-cell office:value-type="string">
            <text:p>BA</text:p>
          </table:table-cell>
          <table:table-cell table:formula="of:=LEN([.C3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</text:p>
          </table:table-cell>
          <table:table-cell office:value-type="string">
            <text:p>viento</text:p>
          </table:table-cell>
          <table:table-cell office:value-type="string">
            <text:p>vent</text:p>
          </table:table-cell>
          <table:table-cell office:value-type="string">
            <text:p>vento</text:p>
          </table:table-cell>
          <table:table-cell office:value-type="string">
            <text:p>ventus</text:p>
          </table:table-cell>
          <table:table-cell office:value-type="string">
            <text:p>vânt</text:p>
          </table:table-cell>
          <table:table-cell office:value-type="string">
            <text:p>Wind</text:p>
          </table:table-cell>
          <table:table-cell office:value-type="string">
            <text:p>BA</text:p>
          </table:table-cell>
          <table:table-cell table:formula="of:=LEN([.C30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indow</text:p>
          </table:table-cell>
          <table:table-cell office:value-type="string">
            <text:p>ventana</text:p>
          </table:table-cell>
          <table:table-cell office:value-type="string">
            <text:p>fenêtre</text:p>
          </table:table-cell>
          <table:table-cell office:value-type="string">
            <text:p>finestra</text:p>
          </table:table-cell>
          <table:table-cell office:value-type="string">
            <text:p>fenestram</text:p>
          </table:table-cell>
          <table:table-cell office:value-type="string">
            <text:p>fereastră</text:p>
          </table:table-cell>
          <table:table-cell office:value-type="string">
            <text:p>Fenster</text:p>
          </table:table-cell>
          <table:table-cell office:value-type="string">
            <text:p>BA</text:p>
          </table:table-cell>
          <table:table-cell table:formula="of:=LEN([.C31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nouns</text:p>
          </table:table-cell>
          <table:table-cell office:value-type="string">
            <text:p>wood</text:p>
          </table:table-cell>
          <table:table-cell office:value-type="string">
            <text:p>madera</text:p>
          </table:table-cell>
          <table:table-cell office:value-type="string">
            <text:p>bois</text:p>
          </table:table-cell>
          <table:table-cell office:value-type="string">
            <text:p>legna</text:p>
          </table:table-cell>
          <table:table-cell office:value-type="string">
            <text:p>lignum</text:p>
          </table:table-cell>
          <table:table-cell office:value-type="string">
            <text:p>lemn</text:p>
          </table:table-cell>
          <table:table-cell office:value-type="string">
            <text:p>Holz</text:p>
          </table:table-cell>
          <table:table-cell office:value-type="string">
            <text:p>BA</text:p>
          </table:table-cell>
          <table:table-cell table:formula="of:=LEN([.C31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a</text:p>
          </table:table-cell>
          <table:table-cell office:value-type="string">
            <text:p>una</text:p>
          </table:table-cell>
          <table:table-cell office:value-type="string">
            <text:p>une</text:p>
          </table:table-cell>
          <table:table-cell office:value-type="string">
            <text:p>un'</text:p>
          </table:table-cell>
          <table:table-cell office:value-type="string">
            <text:p>autem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A</text:p>
          </table:table-cell>
          <table:table-cell table:formula="of:=LEN([.C31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oca</text:p>
          </table:table-cell>
          <table:table-cell office:value-type="string">
            <text:p>numeral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</text:p>
          </table:table-cell>
          <table:table-cell office:value-type="string">
            <text:p>acht</text:p>
          </table:table-cell>
          <table:table-cell office:value-type="string">
            <text:p>AD</text:p>
          </table:table-cell>
          <table:table-cell table:formula="of:=LEN([.C31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office:value-type="string">
            <text:p>numeral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  <table:table-cell office:value-type="string">
            <text:p>AC</text:p>
          </table:table-cell>
          <table:table-cell table:formula="of:=LEN([.C3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 office:value-type="string">
            <text:p>numeral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  <table:table-cell office:value-type="string">
            <text:p>AA</text:p>
          </table:table-cell>
          <table:table-cell table:formula="of:=LEN([.C31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ut</text:p>
          </table:table-cell>
          <table:table-cell office:value-type="string">
            <text:p>numeral</text:p>
          </table:table-cell>
          <table:table-cell office:value-type="string">
            <text:p>many</text:p>
          </table:table-cell>
          <table:table-cell office:value-type="string">
            <text:p>muchos</text:p>
          </table:table-cell>
          <table:table-cell office:value-type="string">
            <text:p>beaucoup</text:p>
          </table:table-cell>
          <table:table-cell office:value-type="string">
            <text:p>molti</text:p>
          </table:table-cell>
          <table:table-cell office:value-type="string">
            <text:p>multis</text:p>
          </table:table-cell>
          <table:table-cell office:value-type="string">
            <text:p>mulți</text:p>
          </table:table-cell>
          <table:table-cell office:value-type="string">
            <text:p>viele</text:p>
          </table:table-cell>
          <table:table-cell office:value-type="string">
            <text:p>AC</text:p>
          </table:table-cell>
          <table:table-cell table:formula="of:=LEN([.C31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nov</text:p>
          </table:table-cell>
          <table:table-cell office:value-type="string">
            <text:p>numeral</text:p>
          </table:table-cell>
          <table:table-cell office:value-type="string">
            <text:p>nine</text:p>
          </table:table-cell>
          <table:table-cell office:value-type="string">
            <text:p>nueve</text:p>
          </table:table-cell>
          <table:table-cell office:value-type="string">
            <text:p>neuf</text:p>
          </table:table-cell>
          <table:table-cell office:value-type="string">
            <text:p>nove</text:p>
          </table:table-cell>
          <table:table-cell office:value-type="string">
            <text:p>novem</text:p>
          </table:table-cell>
          <table:table-cell office:value-type="string">
            <text:p>nouă</text:p>
          </table:table-cell>
          <table:table-cell office:value-type="string">
            <text:p>neun</text:p>
          </table:table-cell>
          <table:table-cell office:value-type="string">
            <text:p>AD</text:p>
          </table:table-cell>
          <table:table-cell table:formula="of:=LEN([.C3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numeral</text:p>
          </table:table-cell>
          <table:table-cell office:value-type="string">
            <text:p>once</text:p>
          </table:table-cell>
          <table:table-cell office:value-type="string">
            <text:p>una vez</text:p>
          </table:table-cell>
          <table:table-cell office:value-type="string">
            <text:p>une fois que</text:p>
          </table:table-cell>
          <table:table-cell office:value-type="string">
            <text:p>una volta</text:p>
          </table:table-cell>
          <table:table-cell office:value-type="string">
            <text:p>iterum</text:p>
          </table:table-cell>
          <table:table-cell office:value-type="string">
            <text:p>o singura data</text:p>
          </table:table-cell>
          <table:table-cell office:value-type="string">
            <text:p>Einmal</text:p>
          </table:table-cell>
          <table:table-cell office:value-type="string">
            <text:p>AB</text:p>
          </table:table-cell>
          <table:table-cell table:formula="of:=LEN([.C31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xet</text:p>
          </table:table-cell>
          <table:table-cell office:value-type="string">
            <text:p>numeral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Șapte</text:p>
          </table:table-cell>
          <table:table-cell office:value-type="string">
            <text:p>Sieben</text:p>
          </table:table-cell>
          <table:table-cell office:value-type="string">
            <text:p>AD</text:p>
          </table:table-cell>
          <table:table-cell table:formula="of:=LEN([.C31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ei</text:p>
          </table:table-cell>
          <table:table-cell office:value-type="string">
            <text:p>numeral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şase</text:p>
          </table:table-cell>
          <table:table-cell office:value-type="string">
            <text:p>sechs</text:p>
          </table:table-cell>
          <table:table-cell office:value-type="string">
            <text:p>AD</text:p>
          </table:table-cell>
          <table:table-cell table:formula="of:=LEN([.C32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office:value-type="string">
            <text:p>numeral</text:p>
          </table:table-cell>
          <table:table-cell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  <table:table-cell office:value-type="string">
            <text:p>AB</text:p>
          </table:table-cell>
          <table:table-cell table:formula="of:=LEN([.C3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iz</text:p>
          </table:table-cell>
          <table:table-cell office:value-type="string">
            <text:p>numeral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  <table:table-cell office:value-type="string">
            <text:p>AD</text:p>
          </table:table-cell>
          <table:table-cell table:formula="of:=LEN([.C3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tia</text:p>
          </table:table-cell>
          <table:table-cell office:value-type="string">
            <text:p>numeral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  <table:table-cell office:value-type="string">
            <text:p>AA</text:p>
          </table:table-cell>
          <table:table-cell table:formula="of:=LEN([.C32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due</text:p>
          </table:table-cell>
          <table:table-cell office:value-type="string">
            <text:p>numeral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  <table:table-cell office:value-type="string">
            <text:p>AA</text:p>
          </table:table-cell>
          <table:table-cell table:formula="of:=LEN([.C324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jet</text:p>
          </table:table-cell>
          <table:table-cell office:value-type="string">
            <text:p>preposition</text:p>
          </table:table-cell>
          <table:table-cell table:style-name="ce21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au sujet de</text:p>
          </table:table-cell>
          <table:table-cell office:value-type="string">
            <text:p>di</text:p>
          </table:table-cell>
          <table:table-cell office:value-type="string">
            <text:p>de</text:p>
          </table:table-cell>
          <table:table-cell office:value-type="string">
            <text:p>despr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upra</text:p>
          </table:table-cell>
          <table:table-cell office:value-type="string">
            <text:p>preposition</text:p>
          </table:table-cell>
          <table:table-cell table:style-name="ce22"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mai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32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cros</text:p>
          </table:table-cell>
          <table:table-cell office:value-type="string">
            <text:p>preposition</text:p>
          </table:table-cell>
          <table:table-cell office:value-type="string">
            <text:p>across</text:p>
          </table:table-cell>
          <table:table-cell office:value-type="string">
            <text:p>a través de</text:p>
          </table:table-cell>
          <table:table-cell office:value-type="string">
            <text:p>à 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BA</text:p>
          </table:table-cell>
          <table:table-cell table:formula="of:=LEN([.C32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epue</text:p>
          </table:table-cell>
          <table:table-cell office:value-type="string">
            <text:p>preposition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  <table:table-cell office:value-type="string">
            <text:p>AB</text:p>
          </table:table-cell>
          <table:table-cell table:formula="of:=LEN([.C32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ung</text:p>
          </table:table-cell>
          <table:table-cell office:value-type="string">
            <text:p>preposition</text:p>
          </table:table-cell>
          <table:table-cell office:value-type="string">
            <text:p>along</text:p>
          </table:table-cell>
          <table:table-cell office:value-type="string">
            <text:p>a lo largo</text:p>
          </table:table-cell>
          <table:table-cell office:value-type="string">
            <text:p>le long de</text:p>
          </table:table-cell>
          <table:table-cell office:value-type="string">
            <text:p>lungo</text:p>
          </table:table-cell>
          <table:table-cell office:value-type="string">
            <text:p>per</text:p>
          </table:table-cell>
          <table:table-cell office:value-type="string">
            <text:p>de-a lungul</text:p>
          </table:table-cell>
          <table:table-cell office:value-type="string">
            <text:p>entlang</text:p>
          </table:table-cell>
          <table:table-cell office:value-type="string">
            <text:p>BA</text:p>
          </table:table-cell>
          <table:table-cell table:formula="of:=LEN([.C32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  <table:table-cell office:value-type="string">
            <text:p>AB</text:p>
          </table:table-cell>
          <table:table-cell table:formula="of:=LEN([.C3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preposition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  <table:table-cell office:value-type="string">
            <text:p>AA</text:p>
          </table:table-cell>
          <table:table-cell table:formula="of:=LEN([.C33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oru</text:p>
          </table:table-cell>
          <table:table-cell office:value-type="string">
            <text:p>preposition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  <table:table-cell office:value-type="string">
            <text:p>AB</text:p>
          </table:table-cell>
          <table:table-cell table:formula="of:=LEN([.C3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rdor</text:p>
          </table:table-cell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BA</text:p>
          </table:table-cell>
          <table:table-cell table:formula="of:=LEN([.C33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circum</text:p>
          </table:table-cell>
          <table:table-cell office:value-type="string">
            <text:p>în jurul</text:p>
          </table:table-cell>
          <table:table-cell office:value-type="string">
            <text:p>um</text:p>
          </table:table-cell>
          <table:table-cell office:value-type="string">
            <text:p>AC</text:p>
          </table:table-cell>
          <table:table-cell table:formula="of:=LEN([.C33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as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quod</text:p>
          </table:table-cell>
          <table:table-cell office:value-type="string">
            <text:p>la fel de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3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at</text:p>
          </table:table-cell>
          <table:table-cell office:value-type="string">
            <text:p>l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apud</text:p>
          </table:table-cell>
          <table:table-cell office:value-type="string">
            <text:p>la</text:p>
          </table:table-cell>
          <table:table-cell office:value-type="string">
            <text:p>beim</text:p>
          </table:table-cell>
          <table:table-cell office:value-type="string">
            <text:p>AA</text:p>
          </table:table-cell>
          <table:table-cell table:formula="of:=LEN([.C33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lehos</text:p>
          </table:table-cell>
          <table:table-cell office:value-type="string">
            <text:p>preposition</text:p>
          </table:table-cell>
          <table:table-cell office:value-type="string">
            <text:p>away from</text:p>
          </table:table-cell>
          <table:table-cell office:value-type="string">
            <text:p>lejos de</text:p>
          </table:table-cell>
          <table:table-cell office:value-type="string">
            <text:p>loin de</text:p>
          </table:table-cell>
          <table:table-cell office:value-type="string">
            <text:p>lontano da</text:p>
          </table:table-cell>
          <table:table-cell office:value-type="string">
            <text:p>auferetur ab</text:p>
          </table:table-cell>
          <table:table-cell office:value-type="string">
            <text:p>departe de</text:p>
          </table:table-cell>
          <table:table-cell office:value-type="string">
            <text:p>weg von</text:p>
          </table:table-cell>
          <table:table-cell office:value-type="string">
            <text:p>BA</text:p>
          </table:table-cell>
          <table:table-cell table:formula="of:=LEN([.C3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etur</text:p>
          </table:table-cell>
          <table:table-cell office:value-type="string">
            <text:p>preposition</text:p>
          </table:table-cell>
          <table:table-cell office:value-type="string">
            <text:p>backto</text:p>
          </table:table-cell>
          <table:table-cell office:value-type="string">
            <text:p>de regreso</text:p>
          </table:table-cell>
          <table:table-cell office:value-type="string">
            <text:p>retour à</text:p>
          </table:table-cell>
          <table:table-cell office:value-type="string">
            <text:p>torna a</text:p>
          </table:table-cell>
          <table:table-cell office:value-type="string">
            <text:p>ut tergum</text:p>
          </table:table-cell>
          <table:table-cell office:value-type="string">
            <text:p>înapoi la</text:p>
          </table:table-cell>
          <table:table-cell office:value-type="string">
            <text:p>zurück zu</text:p>
          </table:table-cell>
          <table:table-cell office:value-type="string">
            <text:p>BA</text:p>
          </table:table-cell>
          <table:table-cell table:formula="of:=LEN([.C338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cause</text:p>
          </table:table-cell>
          <table:table-cell office:value-type="string">
            <text:p>porque</text:p>
          </table:table-cell>
          <table:table-cell office:value-type="string">
            <text:p>parce que</text:p>
          </table:table-cell>
          <table:table-cell office:value-type="string">
            <text:p>perché</text:p>
          </table:table-cell>
          <table:table-cell office:value-type="string">
            <text:p>quod</text:p>
          </table:table-cell>
          <table:table-cell office:value-type="string">
            <text:p>deoarece</text:p>
          </table:table-cell>
          <table:table-cell office:value-type="string">
            <text:p>da</text:p>
          </table:table-cell>
          <table:table-cell office:value-type="string">
            <text:p>AC</text:p>
          </table:table-cell>
          <table:table-cell table:formula="of:=LEN([.C33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efore</text:p>
          </table:table-cell>
          <table:table-cell office:value-type="string">
            <text:p>antes 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 de</text:p>
          </table:table-cell>
          <table:table-cell office:value-type="string">
            <text:p>Vor</text:p>
          </table:table-cell>
          <table:table-cell office:value-type="string">
            <text:p>AC</text:p>
          </table:table-cell>
          <table:table-cell table:formula="of:=LEN([.C3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r</text:p>
          </table:table-cell>
          <table:table-cell office:value-type="string">
            <text:p>preposition</text:p>
          </table:table-cell>
          <table:table-cell table:style-name="ce23"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 a</text:p>
          </table:table-cell>
          <table:table-cell office:value-type="string">
            <text:p>post</text:p>
          </table:table-cell>
          <table:table-cell office:value-type="string">
            <text:p>in spate</text:p>
          </table:table-cell>
          <table:table-cell office:value-type="string">
            <text:p>hinter</text:p>
          </table:table-cell>
          <table:table-cell office:value-type="string">
            <text:p>BA</text:p>
          </table:table-cell>
          <table:table-cell table:formula="of:=LEN([.C34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4" office:value-type="string">
            <text:p>below</text:p>
          </table:table-cell>
          <table:table-cell office:value-type="string">
            <text:p>abajo</text:p>
          </table:table-cell>
          <table:table-cell office:value-type="string">
            <text:p>au dessous de</text:p>
          </table:table-cell>
          <table:table-cell office:value-type="string">
            <text:p>sotto</text:p>
          </table:table-cell>
          <table:table-cell office:value-type="string">
            <text:p>inferius</text:p>
          </table:table-cell>
          <table:table-cell office:value-type="string">
            <text:p>de mai jos</text:p>
          </table:table-cell>
          <table:table-cell office:value-type="string">
            <text:p>unten</text:p>
          </table:table-cell>
          <table:table-cell office:value-type="string">
            <text:p>BA</text:p>
          </table:table-cell>
          <table:table-cell table:formula="of:=LEN([.C3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 office:value-type="string">
            <text:p>preposition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3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2" office:value-type="string">
            <text:p>beside</text:p>
          </table:table-cell>
          <table:table-cell office:value-type="string">
            <text:p>junto a</text:p>
          </table:table-cell>
          <table:table-cell office:value-type="string">
            <text:p>à côté 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  <table:table-cell office:value-type="string">
            <text:p>BA</text:p>
          </table:table-cell>
          <table:table-cell table:formula="of:=LEN([.C34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ra</text:p>
          </table:table-cell>
          <table:table-cell office:value-type="string">
            <text:p>preposition</text:p>
          </table:table-cell>
          <table:table-cell table:style-name="ce22"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  <table:table-cell office:value-type="string">
            <text:p>BA</text:p>
          </table:table-cell>
          <table:table-cell table:formula="of:=LEN([.C3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 les deux</text:p>
          </table:table-cell>
          <table:table-cell office:value-type="string">
            <text:p>entrambi</text:p>
          </table:table-cell>
          <table:table-cell office:value-type="string">
            <text:p>tum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  <table:table-cell office:value-type="string">
            <text:p>AC</text:p>
          </table:table-cell>
          <table:table-cell table:formula="of:=LEN([.C34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de</text:p>
          </table:table-cell>
          <table:table-cell office:value-type="string">
            <text:p>durch</text:p>
          </table:table-cell>
          <table:table-cell office:value-type="string">
            <text:p>AB</text:p>
          </table:table-cell>
          <table:table-cell table:formula="of:=LEN([.C34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1"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office:value-type="string">
            <text:p>per</text:p>
          </table:table-cell>
          <table:table-cell office:value-type="string">
            <text:p>spre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34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ah</text:p>
          </table:table-cell>
          <table:table-cell office:value-type="string">
            <text:p>preposition</text:p>
          </table:table-cell>
          <table:table-cell office:value-type="string">
            <text:p>close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re</text:p>
          </table:table-cell>
          <table:table-cell office:value-type="string">
            <text:p>aproape</text:p>
          </table:table-cell>
          <table:table-cell office:value-type="string">
            <text:p>nah dran, eng</text:p>
          </table:table-cell>
          <table:table-cell office:value-type="string">
            <text:p>BA</text:p>
          </table:table-cell>
          <table:table-cell table:formula="of:=LEN([.C3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c</text:p>
          </table:table-cell>
          <table:table-cell office:value-type="string">
            <text:p>preposition</text:p>
          </table:table-cell>
          <table:table-cell table:style-name="ce23" office:value-type="string">
            <text:p>closeto</text:p>
          </table:table-cell>
          <table:table-cell office:value-type="string">
            <text:p>cerca de</text:p>
          </table:table-cell>
          <table:table-cell office:value-type="string">
            <text:p>proche de</text:p>
          </table:table-cell>
          <table:table-cell office:value-type="string">
            <text:p>vicino a</text:p>
          </table:table-cell>
          <table:table-cell office:value-type="string">
            <text:p>propinqua</text:p>
          </table:table-cell>
          <table:table-cell office:value-type="string">
            <text:p>aproape de</text:p>
          </table:table-cell>
          <table:table-cell office:value-type="string">
            <text:p>nahe bei</text:p>
          </table:table-cell>
          <table:table-cell office:value-type="string">
            <text:p>BA</text:p>
          </table:table-cell>
          <table:table-cell table:formula="of:=LEN([.C35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don't</text:p>
          </table:table-cell>
          <table:table-cell office:value-type="string">
            <text:p>no lo hagas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 face</text:p>
          </table:table-cell>
          <table:table-cell office:value-type="string">
            <text:p>nicht</text:p>
          </table:table-cell>
          <table:table-cell office:value-type="string">
            <text:p>AC</text:p>
          </table:table-cell>
          <table:table-cell table:formula="of:=LEN([.C35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2" office:value-type="string">
            <text:p>ba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en bas</text:p>
          </table:table-cell>
          <table:table-cell office:value-type="string">
            <text:p>discesa</text:p>
          </table:table-cell>
          <table:table-cell office:value-type="string">
            <text:p>descendit</text:p>
          </table:table-cell>
          <table:table-cell office:value-type="string">
            <text:p>în jos</text:p>
          </table:table-cell>
          <table:table-cell office:value-type="string">
            <text:p>runter</text:p>
          </table:table-cell>
          <table:table-cell office:value-type="string">
            <text:p>BA</text:p>
          </table:table-cell>
          <table:table-cell table:formula="of:=LEN([.C35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jos</text:p>
          </table:table-cell>
          <table:table-cell office:value-type="string">
            <text:p>preposition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 le 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  <table:table-cell office:value-type="string">
            <text:p>AA</text:p>
          </table:table-cell>
          <table:table-cell table:formula="of:=LEN([.C35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i</text:p>
          </table:table-cell>
          <table:table-cell office:value-type="string">
            <text:p>preposition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  <table:table-cell office:value-type="string">
            <text:p>AB</text:p>
          </table:table-cell>
          <table:table-cell table:formula="of:=LEN([.C35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prepositi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  <table:table-cell office:value-type="string">
            <text:p>BA</text:p>
          </table:table-cell>
          <table:table-cell table:formula="of:=LEN([.C3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primo</text:p>
          </table:table-cell>
          <table:table-cell office:value-type="string">
            <text:p>preposition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primis</text:p>
          </table:table-cell>
          <table:table-cell office:value-type="string">
            <text:p>primul</text:p>
          </table:table-cell>
          <table:table-cell office:value-type="string">
            <text:p>zuerst</text:p>
          </table:table-cell>
          <table:table-cell office:value-type="string">
            <text:p>AC</text:p>
          </table:table-cell>
          <table:table-cell table:formula="of:=LEN([.C356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AA</text:p>
          </table:table-cell>
          <table:table-cell table:formula="of:=LEN([.C357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preposition</text:p>
          </table:table-cell>
          <table:table-cell table:style-name="ce21"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quia</text:p>
          </table:table-cell>
          <table:table-cell office:value-type="string">
            <text:p>pentru</text:p>
          </table:table-cell>
          <table:table-cell office:value-type="string">
            <text:p>zum</text:p>
          </table:table-cell>
          <table:table-cell office:value-type="string">
            <text:p>BA</text:p>
          </table:table-cell>
          <table:table-cell table:formula="of:=LEN([.C35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  <table:table-cell office:value-type="string">
            <text:p>a partire 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59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dal</text:p>
          </table:table-cell>
          <table:table-cell office:value-type="string">
            <text:p>preposition</text:p>
          </table:table-cell>
          <table:table-cell table:style-name="ce21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  <table:table-cell office:value-type="string">
            <text:p>BA</text:p>
          </table:table-cell>
          <table:table-cell table:formula="of:=LEN([.C36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</text:p>
          </table:table-cell>
          <table:table-cell office:value-type="string">
            <text:p>preposition</text:p>
          </table:table-cell>
          <table:table-cell office:value-type="string">
            <text:p>he</text:p>
          </table:table-cell>
          <table:table-cell office:value-type="string">
            <text:p>él</text:p>
          </table:table-cell>
          <table:table-cell office:value-type="string">
            <text:p>il</text:p>
          </table:table-cell>
          <table:table-cell office:value-type="string">
            <text:p>lui</text:p>
          </table:table-cell>
          <table:table-cell office:value-type="string">
            <text:p>ille</text:p>
          </table:table-cell>
          <table:table-cell office:value-type="string">
            <text:p>el</text:p>
          </table:table-cell>
          <table:table-cell office:value-type="string">
            <text:p>er</text:p>
          </table:table-cell>
          <table:table-cell office:value-type="string">
            <text:p>AA</text:p>
          </table:table-cell>
          <table:table-cell table:formula="of:=LEN([.C36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xi</text:p>
          </table:table-cell>
          <table:table-cell office:value-type="string">
            <text:p>preposition</text:p>
          </table:table-cell>
          <table:table-cell office:value-type="string">
            <text:p>her</text:p>
          </table:table-cell>
          <table:table-cell office:value-type="string">
            <text:p>su</text:p>
          </table:table-cell>
          <table:table-cell office:value-type="string">
            <text:p>sa</text:p>
          </table:table-cell>
          <table:table-cell office:value-type="string">
            <text:p>sua</text:p>
          </table:table-cell>
          <table:table-cell office:value-type="string">
            <text:p>eius</text:p>
          </table:table-cell>
          <table:table-cell office:value-type="string">
            <text:p>a ei</text:p>
          </table:table-cell>
          <table:table-cell office:value-type="string">
            <text:p>ihr</text:p>
          </table:table-cell>
          <table:table-cell office:value-type="string">
            <text:p>AB</text:p>
          </table:table-cell>
          <table:table-cell table:formula="of:=LEN([.C36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ir</text:p>
          </table:table-cell>
          <table:table-cell office:value-type="string">
            <text:p>preposition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  <table:table-cell office:value-type="string">
            <text:p>AA</text:p>
          </table:table-cell>
          <table:table-cell table:formula="of:=LEN([.C36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</text:p>
          </table:table-cell>
          <table:table-cell office:value-type="string">
            <text:p>preposition</text:p>
          </table:table-cell>
          <table:table-cell office:value-type="string">
            <text:p>him</text:p>
          </table:table-cell>
          <table:table-cell office:value-type="string">
            <text:p>él</text:p>
          </table:table-cell>
          <table:table-cell table:number-columns-repeated="2" office:value-type="string">
            <text:p>lui</text:p>
          </table:table-cell>
          <table:table-cell office:value-type="string">
            <text:p>eum</text:p>
          </table:table-cell>
          <table:table-cell office:value-type="string">
            <text:p>-l</text:p>
          </table:table-cell>
          <table:table-cell office:value-type="string">
            <text:p>ihm</text:p>
          </table:table-cell>
          <table:table-cell office:value-type="string">
            <text:p>AB</text:p>
          </table:table-cell>
          <table:table-cell table:formula="of:=LEN([.C36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ia</text:p>
          </table:table-cell>
          <table:table-cell office:value-type="string">
            <text:p>preposition</text:p>
          </table:table-cell>
          <table:table-cell office:value-type="string">
            <text:p>his</text:p>
          </table:table-cell>
          <table:table-cell office:value-type="string">
            <text:p>su</text:p>
          </table:table-cell>
          <table:table-cell office:value-type="string">
            <text:p>le sien</text:p>
          </table:table-cell>
          <table:table-cell office:value-type="string">
            <text:p>il suo</text:p>
          </table:table-cell>
          <table:table-cell office:value-type="string">
            <text:p>eius</text:p>
          </table:table-cell>
          <table:table-cell office:value-type="string">
            <text:p>a lui</text:p>
          </table:table-cell>
          <table:table-cell office:value-type="string">
            <text:p>seine</text:p>
          </table:table-cell>
          <table:table-cell office:value-type="string">
            <text:p>AB</text:p>
          </table:table-cell>
          <table:table-cell table:formula="of:=LEN([.C36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o</text:p>
          </table:table-cell>
          <table:table-cell office:value-type="string">
            <text:p>preposition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  <table:table-cell office:value-type="string">
            <text:p>AB</text:p>
          </table:table-cell>
          <table:table-cell table:formula="of:=LEN([.C36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o</text:p>
          </table:table-cell>
          <table:table-cell office:value-type="string">
            <text:p>preposition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je</text:p>
          </table:table-cell>
          <table:table-cell office:value-type="string">
            <text:p>io</text:p>
          </table:table-cell>
          <table:table-cell office:value-type="string">
            <text:p>ego</text:p>
          </table:table-cell>
          <table:table-cell office:value-type="string">
            <text:p>eu</text:p>
          </table:table-cell>
          <table:table-cell office:value-type="string">
            <text:p>ich</text:p>
          </table:table-cell>
          <table:table-cell office:value-type="string">
            <text:p>AA</text:p>
          </table:table-cell>
          <table:table-cell table:formula="of:=LEN([.C36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4">
            <text:p>4</text:p>
          </table:table-cell>
          <table:table-cell office:value-type="string">
            <text:p>sif</text:p>
          </table:table-cell>
          <table:table-cell office:value-type="string">
            <text:p>prepositio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  <table:table-cell office:value-type="string">
            <text:p>AD</text:p>
          </table:table-cell>
          <table:table-cell table:formula="of:=LEN([.C36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preposition</text:p>
          </table:table-cell>
          <table:table-cell office:value-type="string">
            <text:p>in</text:p>
          </table:table-cell>
          <table:table-cell office:value-type="string">
            <text:p>en</text:p>
          </table:table-cell>
          <table:table-cell office:value-type="string">
            <text:p>dans</text:p>
          </table:table-cell>
          <table:table-cell office:value-type="string">
            <text:p>nel</text:p>
          </table:table-cell>
          <table:table-cell office:value-type="string">
            <text:p>apud</text:p>
          </table:table-cell>
          <table:table-cell office:value-type="string">
            <text:p>în</text:p>
          </table:table-cell>
          <table:table-cell office:value-type="string">
            <text:p>im</text:p>
          </table:table-cell>
          <table:table-cell office:value-type="string">
            <text:p>AA</text:p>
          </table:table-cell>
          <table:table-cell table:formula="of:=LEN([.C36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on</text:p>
          </table:table-cell>
          <table:table-cell office:value-type="string">
            <text:p>preposition</text:p>
          </table:table-cell>
          <table:table-cell table:style-name="ce24" office:value-type="string">
            <text:p>infrontof</text:p>
          </table:table-cell>
          <table:table-cell office:value-type="string">
            <text:p>en frente de</text:p>
          </table:table-cell>
          <table:table-cell office:value-type="string">
            <text:p>devant de</text:p>
          </table:table-cell>
          <table:table-cell office:value-type="string">
            <text:p>di fronte a</text:p>
          </table:table-cell>
          <table:table-cell office:value-type="string">
            <text:p>pro</text:p>
          </table:table-cell>
          <table:table-cell office:value-type="string">
            <text:p>în fața</text:p>
          </table:table-cell>
          <table:table-cell office:value-type="string">
            <text:p>vor</text:p>
          </table:table-cell>
          <table:table-cell office:value-type="string">
            <text:p>BA</text:p>
          </table:table-cell>
          <table:table-cell table:formula="of:=LEN([.C37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ino</text:p>
          </table:table-cell>
          <table:table-cell office:value-type="string">
            <text:p>preposition</text:p>
          </table:table-cell>
          <table:table-cell table:style-name="ce21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auntru</text:p>
          </table:table-cell>
          <table:table-cell office:value-type="string">
            <text:p>innen</text:p>
          </table:table-cell>
          <table:table-cell office:value-type="string">
            <text:p>BA</text:p>
          </table:table-cell>
          <table:table-cell table:formula="of:=LEN([.C371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table:style-name="ce21" office:value-type="string">
            <text:p>inthe</text:p>
          </table:table-cell>
          <table:table-cell table:number-columns-repeated="2" office:value-type="string">
            <text:p>en</text:p>
          </table:table-cell>
          <table:table-cell office:value-type="string">
            <text:p>in</text:p>
          </table:table-cell>
          <table:table-cell office:value-type="string">
            <text:p>apud</text:p>
          </table:table-cell>
          <table:table-cell office:value-type="string">
            <text:p>în orasul</text:p>
          </table:table-cell>
          <table:table-cell office:value-type="string">
            <text:p>in der</text:p>
          </table:table-cell>
          <table:table-cell office:value-type="string">
            <text:p>BA</text:p>
          </table:table-cell>
          <table:table-cell table:formula="of:=LEN([.C37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n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 come moto a luogo, andare da dentro a fuori: I put my hand inTO my pocket = metto la mano in 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AA</text:p>
          </table:table-cell>
          <table:table-cell table:formula="of:=LEN([.C37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ntor</text:p>
          </table:table-cell>
          <table:table-cell office:value-type="string">
            <text:p>preposition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/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  <table:table-cell office:value-type="string">
            <text:p>BA</text:p>
          </table:table-cell>
          <table:table-cell table:formula="of:=LEN([.C37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s</text:p>
          </table:table-cell>
          <table:table-cell office:value-type="string">
            <text:p>preposition</text:p>
          </table:table-cell>
          <table:table-cell office:value-type="string">
            <text:p>it</text:p>
          </table:table-cell>
          <table:table-cell office:value-type="string">
            <text:p>eso</text:p>
          </table:table-cell>
          <table:table-cell office:value-type="string">
            <text:p>il</text:p>
          </table:table-cell>
          <table:table-cell office:value-type="string">
            <text:p>esso</text:p>
          </table:table-cell>
          <table:table-cell office:value-type="string">
            <text:p>quod</text:p>
          </table:table-cell>
          <table:table-cell office:value-type="string">
            <text:p>aceasta</text:p>
          </table:table-cell>
          <table:table-cell office:value-type="string">
            <text:p>es</text:p>
          </table:table-cell>
          <table:table-cell office:value-type="string">
            <text:p>AA</text:p>
          </table:table-cell>
          <table:table-cell table:formula="of:=LEN([.C375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preposition</text:p>
          </table:table-cell>
          <table:table-cell table:style-name="ce21" office:value-type="string">
            <text:p>ithas</text:p>
          </table:table-cell>
          <table:table-cell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es hat</text:p>
          </table:table-cell>
          <table:table-cell office:value-type="string">
            <text:p>BA</text:p>
          </table:table-cell>
          <table:table-cell table:formula="of:=LEN([.C37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its</text:p>
          </table:table-cell>
          <table:table-cell office:value-type="string">
            <text:p>s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 ist</text:p>
          </table:table-cell>
          <table:table-cell office:value-type="string">
            <text:p>AC</text:p>
          </table:table-cell>
          <table:table-cell table:formula="of:=LEN([.C37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preposition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  <table:table-cell office:value-type="string">
            <text:p>AB</text:p>
          </table:table-cell>
          <table:table-cell table:formula="of:=LEN([.C37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/>
          <table:table-cell office:value-type="string">
            <text:p>ca</text:p>
          </table:table-cell>
          <table:table-cell office:value-type="string">
            <text:p>preposition</text:p>
          </table:table-cell>
          <table:table-cell office:value-type="string">
            <text:p>like</text:p>
          </table:table-cell>
          <table:table-cell office:value-type="string">
            <text:p>me gusta</text:p>
          </table:table-cell>
          <table:table-cell office:value-type="string">
            <text:p>comme</text:p>
          </table:table-cell>
          <table:table-cell office:value-type="string">
            <text:p>piace</text:p>
          </table:table-cell>
          <table:table-cell office:value-type="string">
            <text:p>tamquam</text:p>
          </table:table-cell>
          <table:table-cell office:value-type="string">
            <text:p>ca</text:p>
          </table:table-cell>
          <table:table-cell office:value-type="string">
            <text:p>mögen</text:p>
          </table:table-cell>
          <table:table-cell office:value-type="string">
            <text:p>AA</text:p>
          </table:table-cell>
          <table:table-cell table:formula="of:=LEN([.C37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i</text:p>
          </table:table-cell>
          <table:table-cell office:value-type="string">
            <text:p>preposition</text:p>
          </table:table-cell>
          <table:table-cell office:value-type="string">
            <text:p>may</text:p>
          </table:table-cell>
          <table:table-cell office:value-type="string">
            <text:p>mayo</text:p>
          </table:table-cell>
          <table:table-cell office:value-type="string">
            <text:p>mai</text:p>
          </table:table-cell>
          <table:table-cell office:value-type="string">
            <text:p>Maggio</text:p>
          </table:table-cell>
          <table:table-cell office:value-type="string">
            <text:p>ut</text:p>
          </table:table-cell>
          <table:table-cell office:value-type="string">
            <text:p>Mai</text:p>
          </table:table-cell>
          <table:table-cell office:value-type="string">
            <text:p>kann</text:p>
          </table:table-cell>
          <table:table-cell office:value-type="string">
            <text:p>AB</text:p>
          </table:table-cell>
          <table:table-cell table:formula="of:=LEN([.C38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preposition</text:p>
          </table:table-cell>
          <table:table-cell office:value-type="string">
            <text:p>me</text:p>
          </table:table-cell>
          <table:table-cell office:value-type="string">
            <text:p>yo</text:p>
          </table:table-cell>
          <table:table-cell office:value-type="string">
            <text:p>moi</text:p>
          </table:table-cell>
          <table:table-cell office:value-type="string">
            <text:p>me</text:p>
          </table:table-cell>
          <table:table-cell office:value-type="string">
            <text:p>mihi</text:p>
          </table:table-cell>
          <table:table-cell office:value-type="string">
            <text:p>pe mine</text:p>
          </table:table-cell>
          <table:table-cell office:value-type="string">
            <text:p>mich</text:p>
          </table:table-cell>
          <table:table-cell office:value-type="string">
            <text:p>AA</text:p>
          </table:table-cell>
          <table:table-cell table:formula="of:=LEN([.C38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1">
            <text:p>1</text:p>
          </table:table-cell>
          <table:table-cell office:value-type="string">
            <text:p>mia</text:p>
          </table:table-cell>
          <table:table-cell office:value-type="string">
            <text:p>preposition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 mele</text:p>
          </table:table-cell>
          <table:table-cell office:value-type="string">
            <text:p>meine</text:p>
          </table:table-cell>
          <table:table-cell office:value-type="string">
            <text:p>AA</text:p>
          </table:table-cell>
          <table:table-cell table:formula="of:=LEN([.C38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myself</text:p>
          </table:table-cell>
          <table:table-cell office:value-type="string">
            <text:p>yo mismo</text:p>
          </table:table-cell>
          <table:table-cell office:value-type="string">
            <text:p>moi même</text:p>
          </table:table-cell>
          <table:table-cell office:value-type="string">
            <text:p>me stessa</text:p>
          </table:table-cell>
          <table:table-cell office:value-type="string">
            <text:p>me</text:p>
          </table:table-cell>
          <table:table-cell office:value-type="string">
            <text:p>eu insumi</text:p>
          </table:table-cell>
          <table:table-cell office:value-type="string">
            <text:p>mich selber</text:p>
          </table:table-cell>
          <table:table-cell office:value-type="string">
            <text:p>AD</text:p>
          </table:table-cell>
          <table:table-cell table:formula="of:=LEN([.C38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e</text:p>
          </table:table-cell>
          <table:table-cell office:value-type="string">
            <text:p>preposition</text:p>
          </table:table-cell>
          <table:table-cell table:style-name="ce22"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  <table:table-cell office:value-type="string">
            <text:p>BA</text:p>
          </table:table-cell>
          <table:table-cell table:formula="of:=LEN([.C3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nemai</text:p>
          </table:table-cell>
          <table:table-cell office:value-type="string">
            <text:p>preposition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umquam</text:p>
          </table:table-cell>
          <table:table-cell office:value-type="string">
            <text:p>nu</text:p>
          </table:table-cell>
          <table:table-cell office:value-type="string">
            <text:p>noch nie</text:p>
          </table:table-cell>
          <table:table-cell office:value-type="string">
            <text:p>AD</text:p>
          </table:table-cell>
          <table:table-cell table:formula="of:=LEN([.C38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nou</text:p>
          </table:table-cell>
          <table:table-cell office:value-type="string">
            <text:p>preposition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s</text:p>
          </table:table-cell>
          <table:table-cell office:value-type="string">
            <text:p>nou</text:p>
          </table:table-cell>
          <table:table-cell office:value-type="string">
            <text:p>Neu</text:p>
          </table:table-cell>
          <table:table-cell office:value-type="string">
            <text:p>AA</text:p>
          </table:table-cell>
          <table:table-cell table:formula="of:=LEN([.C38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cote</text:p>
          </table:table-cell>
          <table:table-cell office:value-type="string">
            <text:p>preposition</text:p>
          </table:table-cell>
          <table:table-cell office:value-type="string">
            <text:p>nextto</text:p>
          </table:table-cell>
          <table:table-cell office:value-type="string">
            <text:p>cerca de</text:p>
          </table:table-cell>
          <table:table-cell office:value-type="string">
            <text:p>à côté de</text:p>
          </table:table-cell>
          <table:table-cell office:value-type="string">
            <text:p>accanto 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 an</text:p>
          </table:table-cell>
          <table:table-cell office:value-type="string">
            <text:p>BA</text:p>
          </table:table-cell>
          <table:table-cell table:formula="of:=LEN([.C3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office:value-type="string">
            <text:p>preposition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nihil</text:p>
          </table:table-cell>
          <table:table-cell office:value-type="string">
            <text:p>Nu</text:p>
          </table:table-cell>
          <table:table-cell office:value-type="string">
            <text:p>Nein</text:p>
          </table:table-cell>
          <table:table-cell office:value-type="string">
            <text:p>AA</text:p>
          </table:table-cell>
          <table:table-cell table:formula="of:=LEN([.C38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office:value-type="string">
            <text:p>preposition</text:p>
          </table:table-cell>
          <table:table-cell office:value-type="string">
            <text:p>not</text:p>
          </table:table-cell>
          <table:table-cell office:value-type="string">
            <text:p>no</text:p>
          </table:table-cell>
          <table:table-cell office:value-type="string">
            <text:p>ne pas</text:p>
          </table:table-cell>
          <table:table-cell table:number-columns-repeated="2" office:value-type="string">
            <text:p>non</text:p>
          </table:table-cell>
          <table:table-cell office:value-type="string">
            <text:p>nu</text:p>
          </table:table-cell>
          <table:table-cell office:value-type="string">
            <text:p>nicht</text:p>
          </table:table-cell>
          <table:table-cell office:value-type="string">
            <text:p>AA</text:p>
          </table:table-cell>
          <table:table-cell table:formula="of:=LEN([.C389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acu</text:p>
          </table:table-cell>
          <table:table-cell office:value-type="string">
            <text:p>preposition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  <table:table-cell office:value-type="string">
            <text:p>AA</text:p>
          </table:table-cell>
          <table:table-cell table:formula="of:=LEN([.C39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preposition</text:p>
          </table:table-cell>
          <table:table-cell office:value-type="string">
            <text:p>of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von</text:p>
          </table:table-cell>
          <table:table-cell office:value-type="string">
            <text:p>AB</text:p>
          </table:table-cell>
          <table:table-cell table:formula="of:=LEN([.C391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</text:p>
          </table:table-cell>
          <table:table-cell office:value-type="string">
            <text:p>AC</text:p>
          </table:table-cell>
          <table:table-cell table:formula="of:=LEN([.C39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fthe</text:p>
          </table:table-cell>
          <table:table-cell office:value-type="string">
            <text:p>fuera de la</text:p>
          </table:table-cell>
          <table:table-cell office:value-type="string">
            <text:p>en dehors de</text:p>
          </table:table-cell>
          <table:table-cell office:value-type="string">
            <text:p>fuori dal</text:p>
          </table:table-cell>
          <table:table-cell office:value-type="string">
            <text:p>off</text:p>
          </table:table-cell>
          <table:table-cell office:value-type="string">
            <text:p>de pe</text:p>
          </table:table-cell>
          <table:table-cell office:value-type="string">
            <text:p>aus dem</text:p>
          </table:table-cell>
          <table:table-cell office:value-type="string">
            <text:p>BA</text:p>
          </table:table-cell>
          <table:table-cell table:formula="of:=LEN([.C393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de</text:p>
          </table:table-cell>
          <table:table-cell office:value-type="string">
            <text:p>preposition</text:p>
          </table:table-cell>
          <table:table-cell table:style-name="ce21" office:value-type="string">
            <text:p>ofthe</text:p>
          </table:table-cell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autem</text:p>
          </table:table-cell>
          <table:table-cell office:value-type="string">
            <text:p>d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fthe</text:p>
          </table:table-cell>
          <table:table-cell office:value-type="string">
            <text:p>del</text:p>
          </table:table-cell>
          <table:table-cell office:value-type="string">
            <text:p>du</text:p>
          </table:table-cell>
          <table:table-cell office:value-type="string">
            <text:p>del</text:p>
          </table:table-cell>
          <table:table-cell office:value-type="string">
            <text:p>de</text:p>
          </table:table-cell>
          <table:table-cell office:value-type="string">
            <text:p>dintre</text:p>
          </table:table-cell>
          <table:table-cell office:value-type="string">
            <text:p>des</text:p>
          </table:table-cell>
          <table:table-cell office:value-type="string">
            <text:p>BA</text:p>
          </table:table-cell>
          <table:table-cell table:formula="of:=LEN([.C3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A</text:p>
          </table:table-cell>
          <table:table-cell table:formula="of:=LEN([.C39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</text:p>
          </table:table-cell>
          <table:table-cell office:value-type="string">
            <text:p>en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39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preposition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  <table:table-cell office:value-type="string">
            <text:p>AA</text:p>
          </table:table-cell>
          <table:table-cell table:formula="of:=LEN([.C39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nly</text:p>
          </table:table-cell>
          <table:table-cell office:value-type="string">
            <text:p>solamente</text:p>
          </table:table-cell>
          <table:table-cell office:value-type="string">
            <text:p>seulement</text:p>
          </table:table-cell>
          <table:table-cell office:value-type="string">
            <text:p>solo</text:p>
          </table:table-cell>
          <table:table-cell office:value-type="string">
            <text:p>tantum</text:p>
          </table:table-cell>
          <table:table-cell office:value-type="string">
            <text:p>numai</text:p>
          </table:table-cell>
          <table:table-cell office:value-type="string">
            <text:p>nur</text:p>
          </table:table-cell>
          <table:table-cell office:value-type="string">
            <text:p>AD</text:p>
          </table:table-cell>
          <table:table-cell table:formula="of:=LEN([.C39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>
            <text:p>auf</text:p>
          </table:table-cell>
          <table:table-cell office:value-type="string">
            <text:p>preposition</text:p>
          </table:table-cell>
          <table:table-cell office:value-type="string">
            <text:p>onthe</text:p>
          </table:table-cell>
          <table:table-cell office:value-type="string">
            <text:p>sobre el</text:p>
          </table:table-cell>
          <table:table-cell office:value-type="string">
            <text:p>sur le</text:p>
          </table:table-cell>
          <table:table-cell office:value-type="string">
            <text:p>sul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1" office:value-type="string">
            <text:p>on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l</text:p>
          </table:table-cell>
          <table:table-cell office:value-type="string">
            <text:p>in vertice, supra</text:p>
          </table:table-cell>
          <table:table-cell office:value-type="string">
            <text:p>pe</text:p>
          </table:table-cell>
          <table:table-cell office:value-type="string">
            <text:p>auf der</text:p>
          </table:table-cell>
          <table:table-cell office:value-type="string">
            <text:p>BA</text:p>
          </table:table-cell>
          <table:table-cell table:formula="of:=LEN([.C40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5" office:value-type="string">
            <text:p>sober</text:p>
          </table:table-cell>
          <table:table-cell office:value-type="string">
            <text:p>preposition</text:p>
          </table:table-cell>
          <table:table-cell office:value-type="string">
            <text:p>onto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table:number-columns-repeated="2" office:value-type="string">
            <text:p>onto</text:p>
          </table:table-cell>
          <table:table-cell office:value-type="string">
            <text:p>pe</text:p>
          </table:table-cell>
          <table:table-cell office:value-type="string">
            <text:p>auf zu</text:p>
          </table:table-cell>
          <table:table-cell office:value-type="string">
            <text:p>BA</text:p>
          </table:table-cell>
          <table:table-cell table:formula="of:=LEN([.C40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uf</text:p>
          </table:table-cell>
          <table:table-cell office:value-type="string">
            <text:p>preposition</text:p>
          </table:table-cell>
          <table:table-cell table:style-name="ce24" office:value-type="string">
            <text:p>ontopof</text:p>
          </table:table-cell>
          <table:table-cell office:value-type="string">
            <text:p>encima de</text:p>
          </table:table-cell>
          <table:table-cell office:value-type="string">
            <text:p>au dessus de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deasupra</text:p>
          </table:table-cell>
          <table:table-cell office:value-type="string">
            <text:p>auf</text:p>
          </table:table-cell>
          <table:table-cell office:value-type="string">
            <text:p>BA</text:p>
          </table:table-cell>
          <table:table-cell table:formula="of:=LEN([.C40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u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  <table:table-cell office:value-type="string">
            <text:p>AC</text:p>
          </table:table-cell>
          <table:table-cell table:formula="of:=LEN([.C40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 nostru</text:p>
          </table:table-cell>
          <table:table-cell office:value-type="string">
            <text:p>unser</text:p>
          </table:table-cell>
          <table:table-cell office:value-type="string">
            <text:p>AA</text:p>
          </table:table-cell>
          <table:table-cell table:formula="of:=LEN([.C40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2"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 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6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ehor de</text:p>
          </table:table-cell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7])"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utof</text:p>
          </table:table-cell>
          <table:table-cell office:value-type="string">
            <text:p>fuera de</text:p>
          </table:table-cell>
          <table:table-cell office:value-type="string">
            <text:p>hors de</text:p>
          </table:table-cell>
          <table:table-cell office:value-type="string">
            <text:p>fuori 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aus</text:p>
          </table:table-cell>
          <table:table-cell office:value-type="string">
            <text:p>BA</text:p>
          </table:table-cell>
          <table:table-cell table:formula="of:=LEN([.C40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out</text:p>
          </table:table-cell>
          <table:table-cell office:value-type="string">
            <text:p>preposition</text:p>
          </table:table-cell>
          <table:table-cell table:style-name="ce24" office:value-type="string">
            <text:p>outside</text:p>
          </table:table-cell>
          <table:table-cell office:value-type="string">
            <text:p>fuera de</text:p>
          </table:table-cell>
          <table:table-cell office:value-type="string">
            <text:p>à l'extérieur</text:p>
          </table:table-cell>
          <table:table-cell office:value-type="string">
            <text:p>al di fuori</text:p>
          </table:table-cell>
          <table:table-cell office:value-type="string">
            <text:p>foras</text:p>
          </table:table-cell>
          <table:table-cell office:value-type="string">
            <text:p>in afara</text:p>
          </table:table-cell>
          <table:table-cell office:value-type="string">
            <text:p>draußen</text:p>
          </table:table-cell>
          <table:table-cell office:value-type="string">
            <text:p>BA</text:p>
          </table:table-cell>
          <table:table-cell table:formula="of:=LEN([.C40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over</text:p>
          </table:table-cell>
          <table:table-cell office:value-type="string">
            <text:p>preposition</text:p>
          </table:table-cell>
          <table:table-cell office:value-type="string">
            <text:p>over</text:p>
          </table:table-cell>
          <table:table-cell office:value-type="string">
            <text:p>terminado</text:p>
          </table:table-cell>
          <table:table-cell office:value-type="string">
            <text:p>plus de</text:p>
          </table:table-cell>
          <table:table-cell office:value-type="string">
            <text:p>al di sopra 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  <table:table-cell office:value-type="string">
            <text:p>AB</text:p>
          </table:table-cell>
          <table:table-cell table:formula="of:=LEN([.C4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ur?</text:p>
          </table:table-cell>
          <table:table-cell office:value-type="string">
            <text:p>preposition</text:p>
          </table:table-cell>
          <table:table-cell table:style-name="ce21" office:value-type="string">
            <text:p>overthe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verthe</text:p>
          </table:table-cell>
          <table:table-cell office:value-type="string">
            <text:p>sobre el</text:p>
          </table:table-cell>
          <table:table-cell office:value-type="string">
            <text:p>au dessus de</text:p>
          </table:table-cell>
          <table:table-cell office:value-type="string">
            <text:p>sopra 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 dem</text:p>
          </table:table-cell>
          <table:table-cell office:value-type="string">
            <text:p>BA</text:p>
          </table:table-cell>
          <table:table-cell table:formula="of:=LEN([.C41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suum</text:p>
          </table:table-cell>
          <table:table-cell office:value-type="string">
            <text:p>propriu</text:p>
          </table:table-cell>
          <table:table-cell office:value-type="string">
            <text:p>besitzen</text:p>
          </table:table-cell>
          <table:table-cell office:value-type="string">
            <text:p>AD</text:p>
          </table:table-cell>
          <table:table-cell table:formula="of:=LEN([.C4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reposition</text:p>
          </table:table-cell>
          <table:table-cell office:value-type="string">
            <text:p>please</text:p>
          </table:table-cell>
          <table:table-cell office:value-type="string">
            <text:p>Por favor</text:p>
          </table:table-cell>
          <table:table-cell office:value-type="string">
            <text:p>S'il vous plaît</text:p>
          </table:table-cell>
          <table:table-cell office:value-type="string">
            <text:p>per favore</text:p>
          </table:table-cell>
          <table:table-cell office:value-type="string">
            <text:p>obsecro,</text:p>
          </table:table-cell>
          <table:table-cell office:value-type="string">
            <text:p>Vă rog</text:p>
          </table:table-cell>
          <table:table-cell office:value-type="string">
            <text:p>Bitte</text:p>
          </table:table-cell>
          <table:table-cell office:value-type="string">
            <text:p>AA</text:p>
          </table:table-cell>
          <table:table-cell table:formula="of:=LEN([.C41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  <table:table-cell office:value-type="string">
            <text:p>AD</text:p>
          </table:table-cell>
          <table:table-cell table:formula="of:=LEN([.C41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xe</text:p>
          </table:table-cell>
          <table:table-cell office:value-type="string">
            <text:p>preposition</text:p>
          </table:table-cell>
          <table:table-cell office:value-type="string">
            <text:p>she</text:p>
          </table:table-cell>
          <table:table-cell office:value-type="string">
            <text:p>ella</text:p>
          </table:table-cell>
          <table:table-cell office:value-type="string">
            <text:p>elle</text:p>
          </table:table-cell>
          <table:table-cell office:value-type="string">
            <text:p>lei</text:p>
          </table:table-cell>
          <table:table-cell office:value-type="string">
            <text:p>quæ</text:p>
          </table:table-cell>
          <table:table-cell office:value-type="string">
            <text:p>ea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16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</text:p>
          </table:table-cell>
          <table:table-cell office:value-type="string">
            <text:p>prepositio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si</text:p>
          </table:table-cell>
          <table:table-cell table:number-columns-repeated="2" office:value-type="string">
            <text:p>cosi</text:p>
          </table:table-cell>
          <table:table-cell office:value-type="string">
            <text:p>asa </text:p>
          </table:table-cell>
          <table:table-cell office:value-type="string">
            <text:p>so</text:p>
          </table:table-cell>
          <table:table-cell office:value-type="string">
            <text:p>BA</text:p>
          </table:table-cell>
          <table:table-cell table:formula="of:=LEN([.C417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gato</text:p>
          </table:table-cell>
          <table:table-cell office:value-type="string">
            <text:p>preposition</text:p>
          </table:table-cell>
          <table:table-cell office:value-type="string">
            <text:p>thank</text:p>
          </table:table-cell>
          <table:table-cell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gratias ago</text:p>
          </table:table-cell>
          <table:table-cell office:value-type="string">
            <text:p>mulțumire</text:p>
          </table:table-cell>
          <table:table-cell office:value-type="string">
            <text:p>danken</text:p>
          </table:table-cell>
          <table:table-cell office:value-type="string">
            <text:p>AB</text:p>
          </table:table-cell>
          <table:table-cell table:formula="of:=LEN([.C4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ir</text:p>
          </table:table-cell>
          <table:table-cell office:value-type="string">
            <text:p>su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eorum</text:p>
          </table:table-cell>
          <table:table-cell office:value-type="string">
            <text:p>al lor</text:p>
          </table:table-cell>
          <table:table-cell office:value-type="string">
            <text:p>ihr</text:p>
          </table:table-cell>
          <table:table-cell office:value-type="string">
            <text:p>AC</text:p>
          </table:table-cell>
          <table:table-cell table:formula="of:=LEN([.C41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m</text:p>
          </table:table-cell>
          <table:table-cell office:value-type="string">
            <text:p>ellos</text:p>
          </table:table-cell>
          <table:table-cell office:value-type="string">
            <text:p>leur</text:p>
          </table:table-cell>
          <table:table-cell office:value-type="string">
            <text:p>loro</text:p>
          </table:table-cell>
          <table:table-cell office:value-type="string">
            <text:p>illis</text:p>
          </table:table-cell>
          <table:table-cell office:value-type="string">
            <text:p>lor</text:p>
          </table:table-cell>
          <table:table-cell office:value-type="string">
            <text:p>Sie</text:p>
          </table:table-cell>
          <table:table-cell office:value-type="string">
            <text:p>AB</text:p>
          </table:table-cell>
          <table:table-cell table:formula="of:=LEN([.C420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preposition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  <table:table-cell office:value-type="string">
            <text:p>AB</text:p>
          </table:table-cell>
          <table:table-cell table:formula="of:=LEN([.C42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er</text:p>
          </table:table-cell>
          <table:table-cell office:value-type="string">
            <text:p>preposition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  <table:table-cell office:value-type="string">
            <text:p>AA</text:p>
          </table:table-cell>
          <table:table-cell table:formula="of:=LEN([.C42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  <table:table-cell office:value-type="string">
            <text:p>AC</text:p>
          </table:table-cell>
          <table:table-cell table:formula="of:=LEN([.C42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ze</text:p>
          </table:table-cell>
          <table:table-cell office:value-type="string">
            <text:p>preposition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ls</text:p>
          </table:table-cell>
          <table:table-cell office:value-type="string">
            <text:p>essi</text:p>
          </table:table-cell>
          <table:table-cell office:value-type="string">
            <text:p>quod</text:p>
          </table:table-cell>
          <table:table-cell office:value-type="string">
            <text:p>e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24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zu</text:p>
          </table:table-cell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a</text:p>
          </table:table-cell>
          <table:table-cell table:style-name="ce35" office:value-type="string">
            <text:p>per</text:p>
          </table:table-cell>
          <table:table-cell office:value-type="string">
            <text:p>print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5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  <table:table-cell office:value-type="string">
            <text:p>BA</text:p>
          </table:table-cell>
          <table:table-cell table:formula="of:=LEN([.C4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la</text:p>
          </table:table-cell>
          <table:table-cell office:value-type="string">
            <text:p>preposition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vers</text:p>
          </table:table-cell>
          <table:table-cell office:value-type="string">
            <text:p>per</text:p>
          </table:table-cell>
          <table:table-cell office:value-type="string">
            <text:p>Ad</text:p>
          </table:table-cell>
          <table:table-cell office:value-type="string">
            <text:p>l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427])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la</text:p>
          </table:table-cell>
          <table:table-cell office:value-type="string">
            <text:p>preposition</text:p>
          </table:table-cell>
          <table:table-cell table:style-name="ce21" office:value-type="string">
            <text:p>to,at</text:p>
          </table:table-cell>
          <table:table-cell office:value-type="string">
            <text:p>para</text:p>
          </table:table-cell>
          <table:table-cell office:value-type="string">
            <text:p>à</text:p>
          </table:table-cell>
          <table:table-cell office:value-type="string">
            <text:p>a</text:p>
          </table:table-cell>
          <table:table-cell office:value-type="string">
            <text:p>ut</text:p>
          </table:table-cell>
          <table:table-cell office:value-type="string">
            <text:p>la</text:p>
          </table:table-cell>
          <table:table-cell office:value-type="string">
            <text:p>zu, bei</text:p>
          </table:table-cell>
          <table:table-cell office:value-type="string">
            <text:p>BA</text:p>
          </table:table-cell>
          <table:table-cell table:formula="of:=LEN([.C428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simul</text:p>
          </table:table-cell>
          <table:table-cell office:value-type="string">
            <text:p>împreună</text:p>
          </table:table-cell>
          <table:table-cell office:value-type="string">
            <text:p>zusammen</text:p>
          </table:table-cell>
          <table:table-cell office:value-type="string">
            <text:p>AD</text:p>
          </table:table-cell>
          <table:table-cell table:formula="of:=LEN([.C4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us</text:p>
          </table:table-cell>
          <table:table-cell office:value-type="string">
            <text:p>preposition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pure</text:p>
          </table:table-cell>
          <table:table-cell office:value-type="string">
            <text:p>etiam</text:p>
          </table:table-cell>
          <table:table-cell office:value-type="string">
            <text:p>de asemenea</text:p>
          </table:table-cell>
          <table:table-cell office:value-type="string">
            <text:p>zu</text:p>
          </table:table-cell>
          <table:table-cell office:value-type="string">
            <text:p>AA</text:p>
          </table:table-cell>
          <table:table-cell table:formula="of:=LEN([.C430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top</text:p>
          </table:table-cell>
          <table:table-cell office:value-type="string">
            <text:p>parte 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ita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er</text:p>
          </table:table-cell>
          <table:table-cell office:value-type="string">
            <text:p>preposition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 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  <table:table-cell office:value-type="string">
            <text:p>BA</text:p>
          </table:table-cell>
          <table:table-cell table:formula="of:=LEN([.C43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AA</text:p>
          </table:table-cell>
          <table:table-cell table:formula="of:=LEN([.C43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table:style-name="ce25"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4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  <table:table-cell office:value-type="string">
            <text:p>BA</text:p>
          </table:table-cell>
          <table:table-cell table:formula="of:=LEN([.C43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reposition</text:p>
          </table:table-cell>
          <table:table-cell office:value-type="string">
            <text:p>under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office:value-type="string">
            <text:p>subter</text:p>
          </table:table-cell>
          <table:table-cell office:value-type="string">
            <text:p>dedesubt</text:p>
          </table:table-cell>
          <table:table-cell office:value-type="string">
            <text:p>unterhalb</text:p>
          </table:table-cell>
          <table:table-cell office:value-type="string">
            <text:p>BA</text:p>
          </table:table-cell>
          <table:table-cell table:formula="of:=LEN([.C43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table:style-name="ce21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 sus</text:p>
          </table:table-cell>
          <table:table-cell office:value-type="string">
            <text:p>oben</text:p>
          </table:table-cell>
          <table:table-cell office:value-type="string">
            <text:p>BA</text:p>
          </table:table-cell>
          <table:table-cell table:formula="of:=LEN([.C43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up</text:p>
          </table:table-cell>
          <table:table-cell office:value-type="string">
            <text:p>su</text:p>
          </table:table-cell>
          <table:table-cell office:value-type="string">
            <text:p>sursu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BA</text:p>
          </table:table-cell>
          <table:table-cell table:formula="of:=LEN([.C438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preposition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 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 oben</text:p>
          </table:table-cell>
          <table:table-cell office:value-type="string">
            <text:p>AA</text:p>
          </table:table-cell>
          <table:table-cell table:formula="of:=LEN([.C43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pon</text:p>
          </table:table-cell>
          <table:table-cell office:value-type="string">
            <text:p>sobre</text:p>
          </table:table-cell>
          <table:table-cell office:value-type="string">
            <text:p>sur</text:p>
          </table:table-cell>
          <table:table-cell office:value-type="string">
            <text:p>su</text:p>
          </table:table-cell>
          <table:table-cell office:value-type="string">
            <text:p>in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  <table:table-cell office:value-type="string">
            <text:p>AC</text:p>
          </table:table-cell>
          <table:table-cell table:formula="of:=LEN([.C44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us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e</text:p>
          </table:table-cell>
          <table:table-cell office:value-type="string">
            <text:p>uns</text:p>
          </table:table-cell>
          <table:table-cell office:value-type="string">
            <text:p>AC</text:p>
          </table:table-cell>
          <table:table-cell table:formula="of:=LEN([.C44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nos</text:p>
          </table:table-cell>
          <table:table-cell office:value-type="string">
            <text:p>preposition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u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wir</text:p>
          </table:table-cell>
          <table:table-cell office:value-type="string">
            <text:p>AA</text:p>
          </table:table-cell>
          <table:table-cell table:formula="of:=LEN([.C442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t</text:p>
          </table:table-cell>
          <table:table-cell office:value-type="string">
            <text:p>preposition</text:p>
          </table:table-cell>
          <table:table-cell office:value-type="string">
            <text:p>well</text:p>
          </table:table-cell>
          <table:table-cell table:number-columns-repeated="2" office:value-type="string">
            <text:p>bien</text:p>
          </table:table-cell>
          <table:table-cell table:number-columns-repeated="2" office:value-type="string">
            <text:p>bene</text:p>
          </table:table-cell>
          <table:table-cell office:value-type="string">
            <text:p>bine</text:p>
          </table:table-cell>
          <table:table-cell office:value-type="string">
            <text:p>Gut</text:p>
          </table:table-cell>
          <table:table-cell office:value-type="string">
            <text:p>AA</text:p>
          </table:table-cell>
          <table:table-cell table:formula="of:=LEN([.C443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u'pa</text:p>
          </table:table-cell>
          <table:table-cell office:value-type="string">
            <text:p>preposition</text:p>
          </table:table-cell>
          <table:table-cell office:value-type="string">
            <text:p>were</text:p>
          </table:table-cell>
          <table:table-cell office:value-type="string">
            <text:p>fueron</text:p>
          </table:table-cell>
          <table:table-cell office:value-type="string">
            <text:p>étaient</text:p>
          </table:table-cell>
          <table:table-cell office:value-type="string">
            <text:p>erano</text:p>
          </table:table-cell>
          <table:table-cell office:value-type="string">
            <text:p>erant</text:p>
          </table:table-cell>
          <table:table-cell office:value-type="string">
            <text:p>au fost</text:p>
          </table:table-cell>
          <table:table-cell office:value-type="string">
            <text:p>wurden</text:p>
          </table:table-cell>
          <table:table-cell office:value-type="string">
            <text:p>AB</text:p>
          </table:table-cell>
          <table:table-cell table:formula="of:=LEN([.C444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que</text:p>
          </table:table-cell>
          <table:table-cell office:value-type="string">
            <text:p>preposition</text:p>
          </table:table-cell>
          <table:table-cell office:value-type="string">
            <text:p>what</text:p>
          </table:table-cell>
          <table:table-cell office:value-type="string">
            <text:p>qué</text:p>
          </table:table-cell>
          <table:table-cell office:value-type="string">
            <text:p>quoi</text:p>
          </table:table-cell>
          <table:table-cell office:value-type="string">
            <text:p>che cosa</text:p>
          </table:table-cell>
          <table:table-cell office:value-type="string">
            <text:p>Quid</text:p>
          </table:table-cell>
          <table:table-cell office:value-type="string">
            <text:p>ce</text:p>
          </table:table-cell>
          <table:table-cell office:value-type="string">
            <text:p>Was</text:p>
          </table:table-cell>
          <table:table-cell office:value-type="string">
            <text:p>AA</text:p>
          </table:table-cell>
          <table:table-cell table:formula="of:=LEN([.C44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cudo</text:p>
          </table:table-cell>
          <table:table-cell office:value-type="string">
            <text:p>preposition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and</text:p>
          </table:table-cell>
          <table:table-cell office:value-type="string">
            <text:p>wann</text:p>
          </table:table-cell>
          <table:table-cell office:value-type="string">
            <text:p>AB</text:p>
          </table:table-cell>
          <table:table-cell table:formula="of:=LEN([.C44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i</text:p>
          </table:table-cell>
          <table:table-cell office:value-type="string">
            <text:p>preposition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  <table:table-cell office:value-type="string">
            <text:p>AA</text:p>
          </table:table-cell>
          <table:table-cell table:formula="of:=LEN([.C44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  <table:table-cell office:value-type="string">
            <text:p>AC</text:p>
          </table:table-cell>
          <table:table-cell table:formula="of:=LEN([.C44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qui</text:p>
          </table:table-cell>
          <table:table-cell office:value-type="string">
            <text:p>preposition</text:p>
          </table:table-cell>
          <table:table-cell office:value-type="string">
            <text:p>who</text:p>
          </table:table-cell>
          <table:table-cell office:value-type="string">
            <text:p>quien</text:p>
          </table:table-cell>
          <table:table-cell office:value-type="string">
            <text:p>qui</text:p>
          </table:table-cell>
          <table:table-cell office:value-type="string">
            <text:p>chi</text:p>
          </table:table-cell>
          <table:table-cell office:value-type="string">
            <text:p>qui</text:p>
          </table:table-cell>
          <table:table-cell office:value-type="string">
            <text:p>care</text:p>
          </table:table-cell>
          <table:table-cell office:value-type="string">
            <text:p>Wer</text:p>
          </table:table-cell>
          <table:table-cell office:value-type="string">
            <text:p>AA</text:p>
          </table:table-cell>
          <table:table-cell table:formula="of:=LEN([.C449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why</text:p>
          </table:table-cell>
          <table:table-cell office:value-type="string">
            <text:p>por 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 ce</text:p>
          </table:table-cell>
          <table:table-cell office:value-type="string">
            <text:p>Warum</text:p>
          </table:table-cell>
          <table:table-cell office:value-type="string">
            <text:p>AC</text:p>
          </table:table-cell>
          <table:table-cell table:formula="of:=LEN([.C450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on</text:p>
          </table:table-cell>
          <table:table-cell office:value-type="string">
            <text:p>preposition</text:p>
          </table:table-cell>
          <table:table-cell table:style-name="ce21"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  <table:table-cell office:value-type="string">
            <text:p>BA</text:p>
          </table:table-cell>
          <table:table-cell table:formula="of:=LEN([.C451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ia</text:p>
          </table:table-cell>
          <table:table-cell office:value-type="string">
            <text:p>preposition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etiam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  <table:table-cell office:value-type="string">
            <text:p>AA</text:p>
          </table:table-cell>
          <table:table-cell table:formula="of:=LEN([.C452])" office:value-type="float" office:value="2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preposition</text:p>
          </table:table-cell>
          <table:table-cell office:value-type="string">
            <text:p>you</text:p>
          </table:table-cell>
          <table:table-cell office:value-type="string">
            <text:p>tú</text:p>
          </table:table-cell>
          <table:table-cell office:value-type="string">
            <text:p>toi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Sie</text:p>
          </table:table-cell>
          <table:table-cell office:value-type="string">
            <text:p>AA</text:p>
          </table:table-cell>
          <table:table-cell table:formula="of:=LEN([.C453])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preposition</text:p>
          </table:table-cell>
          <table:table-cell office:value-type="string">
            <text:p>your</text:p>
          </table:table-cell>
          <table:table-cell office:value-type="string">
            <text:p>tu</text:p>
          </table:table-cell>
          <table:table-cell office:value-type="string">
            <text:p>votre</text:p>
          </table:table-cell>
          <table:table-cell office:value-type="string">
            <text:p>il tuo</text:p>
          </table:table-cell>
          <table:table-cell office:value-type="string">
            <text:p>vestra</text:p>
          </table:table-cell>
          <table:table-cell office:value-type="string">
            <text:p>ta</text:p>
          </table:table-cell>
          <table:table-cell office:value-type="string">
            <text:p>Ihre</text:p>
          </table:table-cell>
          <table:table-cell office:value-type="string">
            <text:p>AC</text:p>
          </table:table-cell>
          <table:table-cell table:formula="of:=LEN([.C45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ta</text:p>
          </table:table-cell>
          <table:table-cell office:value-type="string">
            <text:p>pronoun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  <table:table-cell office:value-type="string">
            <text:p>AA</text:p>
          </table:table-cell>
          <table:table-cell table:formula="of:=LEN([.C455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ise</text:p>
          </table:table-cell>
          <table:table-cell office:value-type="string">
            <text:p>pronoun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  <table:table-cell office:value-type="string">
            <text:p>AC</text:p>
          </table:table-cell>
          <table:table-cell table:formula="of:=LEN([.C456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hita</text:p>
          </table:table-cell>
          <table:table-cell office:value-type="string">
            <text:p>verb</text:p>
          </table:table-cell>
          <table:table-cell table:style-name="ce26" office:value-type="string">
            <text:p>accept</text:p>
          </table:table-cell>
          <table:table-cell table:style-name="ce29"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ccipit</text:p>
          </table:table-cell>
          <table:table-cell office:value-type="string">
            <text:p>accepta</text:p>
          </table:table-cell>
          <table:table-cell office:value-type="string">
            <text:p>akzeptieren</text:p>
          </table:table-cell>
          <table:table-cell office:value-type="string">
            <text:p>CA</text:p>
          </table:table-cell>
          <table:table-cell table:formula="of:=LEN([.C45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cupla</text:p>
          </table:table-cell>
          <table:table-cell office:value-type="string">
            <text:p>verb</text:p>
          </table:table-cell>
          <table:table-cell table:style-name="ce26" office:value-type="string">
            <text:p>achieve</text:p>
          </table:table-cell>
          <table:table-cell table:style-name="ce29"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propinquos meos</text:p>
          </table:table-cell>
          <table:table-cell office:value-type="string">
            <text:p>conforma</text:p>
          </table:table-cell>
          <table:table-cell office:value-type="string">
            <text:p>treffen</text:p>
          </table:table-cell>
          <table:table-cell office:value-type="string">
            <text:p>CA</text:p>
          </table:table-cell>
          <table:table-cell table:formula="of:=LEN([.C4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gra</text:p>
          </table:table-cell>
          <table:table-cell office:value-type="string">
            <text:p>verb</text:p>
          </table:table-cell>
          <table:table-cell table:style-name="ce26" office:value-type="string">
            <text:p>achieve</text:p>
          </table:table-cell>
          <table:table-cell table:style-name="ce29"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consequi</text:p>
          </table:table-cell>
          <table:table-cell office:value-type="string">
            <text:p>ati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4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reta</text:p>
          </table:table-cell>
          <table:table-cell office:value-type="string">
            <text:p>verb</text:p>
          </table:table-cell>
          <table:table-cell table:style-name="ce26" office:value-type="string">
            <text:p>achieve</text:p>
          </table:table-cell>
          <table:table-cell table:style-name="ce29"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praestare</text:p>
          </table:table-cell>
          <table:table-cell office:value-type="string">
            <text:p>efectua</text:p>
          </table:table-cell>
          <table:table-cell office:value-type="string">
            <text:p>durchführen</text:p>
          </table:table-cell>
          <table:table-cell office:value-type="string">
            <text:p>CA</text:p>
          </table:table-cell>
          <table:table-cell table:formula="of:=LEN([.C4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suma</text:p>
          </table:table-cell>
          <table:table-cell office:value-type="string">
            <text:p>verb</text:p>
          </table:table-cell>
          <table:table-cell office:value-type="string">
            <text:p>am</text:p>
          </table:table-cell>
          <table:table-cell office:value-type="string">
            <text:p>soy</text:p>
          </table:table-cell>
          <table:table-cell office:value-type="string">
            <text:p>je suis</text:p>
          </table:table-cell>
          <table:table-cell office:value-type="string">
            <text:p>sono</text:p>
          </table:table-cell>
          <table:table-cell office:value-type="string">
            <text:p>ego sum</text:p>
          </table:table-cell>
          <table:table-cell office:value-type="string">
            <text:p>eu sunt</text:p>
          </table:table-cell>
          <table:table-cell office:value-type="string">
            <text:p>ich bin</text:p>
          </table:table-cell>
          <table:table-cell office:value-type="string">
            <text:p>AA</text:p>
          </table:table-cell>
          <table:table-cell table:formula="of:=LEN([.C46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para</text:p>
          </table:table-cell>
          <table:table-cell office:value-type="string">
            <text:p>verb</text:p>
          </table:table-cell>
          <table:table-cell table:style-name="ce26" office:value-type="string">
            <text:p>appear</text:p>
          </table:table-cell>
          <table:table-cell table:style-name="ce29"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videtur</text:p>
          </table:table-cell>
          <table:table-cell office:value-type="string">
            <text:p>apărea</text:p>
          </table:table-cell>
          <table:table-cell office:value-type="string">
            <text:p>erscheinen</text:p>
          </table:table-cell>
          <table:table-cell office:value-type="string">
            <text:p>CA</text:p>
          </table:table-cell>
          <table:table-cell table:formula="of:=LEN([.C46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onu</text:p>
          </table:table-cell>
          <table:table-cell office:value-type="string">
            <text:p>verb</text:p>
          </table:table-cell>
          <table:table-cell office:value-type="string">
            <text:p>are</text:p>
          </table:table-cell>
          <table:table-cell office:value-type="string">
            <text:p>son</text:p>
          </table:table-cell>
          <table:table-cell office:value-type="string">
            <text:p>elles sont</text:p>
          </table:table-cell>
          <table:table-cell office:value-type="string">
            <text:p>loro sono</text:p>
          </table:table-cell>
          <table:table-cell table:number-columns-repeated="2" office:value-type="string">
            <text:p>sunt</text:p>
          </table:table-cell>
          <table:table-cell office:value-type="string">
            <text:p>Sie sind</text:p>
          </table:table-cell>
          <table:table-cell office:value-type="string">
            <text:p>AA</text:p>
          </table:table-cell>
          <table:table-cell table:formula="of:=LEN([.C4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rvu</text:p>
          </table:table-cell>
          <table:table-cell office:value-type="string">
            <text:p>verb</text:p>
          </table:table-cell>
          <table:table-cell table:style-name="ce26" office:value-type="string">
            <text:p>arrive</text:p>
          </table:table-cell>
          <table:table-cell table:style-name="ce29"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ankommen</text:p>
          </table:table-cell>
          <table:table-cell office:value-type="string">
            <text:p>CA</text:p>
          </table:table-cell>
          <table:table-cell table:formula="of:=LEN([.C46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 office:value-type="float" office:value="1">
            <text:p>1</text:p>
          </table:table-cell>
          <table:table-cell office:value-type="string">
            <text:p>asco</text:p>
          </table:table-cell>
          <table:table-cell office:value-type="string">
            <text:p>verb</text:p>
          </table:table-cell>
          <table:table-cell table:style-name="ce26" office:value-type="string">
            <text:p>askfor</text:p>
          </table:table-cell>
          <table:table-cell table:style-name="ce29"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quaerere</text:p>
          </table:table-cell>
          <table:table-cell office:value-type="string">
            <text:p>cere</text:p>
          </table:table-cell>
          <table:table-cell office:value-type="string">
            <text:p>fragen</text:p>
          </table:table-cell>
          <table:table-cell office:value-type="string">
            <text:p>AB</text:p>
          </table:table-cell>
          <table:table-cell table:formula="of:=LEN([.C46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mu</text:p>
          </table:table-cell>
          <table:table-cell office:value-type="string">
            <text:p>verb</text:p>
          </table:table-cell>
          <table:table-cell office:value-type="string">
            <text:p>ate</text:p>
          </table:table-cell>
          <table:table-cell office:value-type="string">
            <text:p>comió</text:p>
          </table:table-cell>
          <table:table-cell office:value-type="string">
            <text:p>a mangé</text:p>
          </table:table-cell>
          <table:table-cell office:value-type="string">
            <text:p>mangiò</text:p>
          </table:table-cell>
          <table:table-cell office:value-type="string">
            <text:p>comedit</text:p>
          </table:table-cell>
          <table:table-cell office:value-type="string">
            <text:p>a mancat</text:p>
          </table:table-cell>
          <table:table-cell office:value-type="string">
            <text:p>aß</text:p>
          </table:table-cell>
          <table:table-cell office:value-type="string">
            <text:p>AA</text:p>
          </table:table-cell>
          <table:table-cell table:formula="of:=LEN([.C46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etru</text:p>
          </table:table-cell>
          <table:table-cell office:value-type="string">
            <text:p>verb</text:p>
          </table:table-cell>
          <table:table-cell office:value-type="string">
            <text:p>be</text:p>
          </table:table-cell>
          <table:table-cell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quod</text:p>
          </table:table-cell>
          <table:table-cell office:value-type="string">
            <text:p>fi</text:p>
          </table:table-cell>
          <table:table-cell office:value-type="string">
            <text:p>Sein</text:p>
          </table:table-cell>
          <table:table-cell office:value-type="string">
            <text:p>AA</text:p>
          </table:table-cell>
          <table:table-cell table:formula="of:=LEN([.C46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pava</text:p>
          </table:table-cell>
          <table:table-cell office:value-type="string">
            <text:p>verb</text:p>
          </table:table-cell>
          <table:table-cell table:style-name="ce26" office:value-type="string">
            <text:p>beableto</text:p>
          </table:table-cell>
          <table:table-cell table:style-name="ce29" office:value-type="string">
            <text:p>poder</text:p>
          </table:table-cell>
          <table:table-cell office:value-type="string">
            <text:p>pouvoir</text:p>
          </table:table-cell>
          <table:table-cell office:value-type="string">
            <text:p>essere in grado</text:p>
          </table:table-cell>
          <table:table-cell office:value-type="string">
            <text:p>imperium</text:p>
          </table:table-cell>
          <table:table-cell office:value-type="string">
            <text:p>a putea</text:p>
          </table:table-cell>
          <table:table-cell office:value-type="string">
            <text:p>in der Lage sein</text:p>
          </table:table-cell>
          <table:table-cell office:value-type="string">
            <text:p>CA</text:p>
          </table:table-cell>
          <table:table-cell table:formula="of:=LEN([.C46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portugese</text:p>
          </table:table-cell>
          <table:table-cell/>
          <table:table-cell office:value-type="string">
            <text:p>nasca</text:p>
          </table:table-cell>
          <table:table-cell office:value-type="string">
            <text:p>verb</text:p>
          </table:table-cell>
          <table:table-cell table:style-name="ce26" office:value-type="string">
            <text:p>beborn</text:p>
          </table:table-cell>
          <table:table-cell table:style-name="ce29"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natus est</text:p>
          </table:table-cell>
          <table:table-cell office:value-type="string">
            <text:p>a se naste</text:p>
          </table:table-cell>
          <table:table-cell office:value-type="string">
            <text:p>geboren werden</text:p>
          </table:table-cell>
          <table:table-cell office:value-type="string">
            <text:p>CA</text:p>
          </table:table-cell>
          <table:table-cell table:formula="of:=LEN([.C46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een</text:p>
          </table:table-cell>
          <table:table-cell office:value-type="string">
            <text:p>estado</text:p>
          </table:table-cell>
          <table:table-cell office:value-type="string">
            <text:p>été</text:p>
          </table:table-cell>
          <table:table-cell office:value-type="string">
            <text:p>stato</text:p>
          </table:table-cell>
          <table:table-cell office:value-type="string">
            <text:p>fuit</text:p>
          </table:table-cell>
          <table:table-cell office:value-type="string">
            <text:p>fost</text:p>
          </table:table-cell>
          <table:table-cell office:value-type="string">
            <text:p>gewesen</text:p>
          </table:table-cell>
          <table:table-cell office:value-type="string">
            <text:p>AC</text:p>
          </table:table-cell>
          <table:table-cell table:formula="of:=LEN([.C470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coma</text:p>
          </table:table-cell>
          <table:table-cell office:value-type="string">
            <text:p>verb</text:p>
          </table:table-cell>
          <table:table-cell table:style-name="ce26" office:value-type="string">
            <text:p>begin</text:p>
          </table:table-cell>
          <table:table-cell table:style-name="ce29" office:value-type="string">
            <text:p>comen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incipere</text:p>
          </table:table-cell>
          <table:table-cell office:value-type="string">
            <text:p>începe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4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creda</text:p>
          </table:table-cell>
          <table:table-cell office:value-type="string">
            <text:p>verb</text:p>
          </table:table-cell>
          <table:table-cell table:style-name="ce26" office:value-type="string">
            <text:p>believe</text:p>
          </table:table-cell>
          <table:table-cell table:style-name="ce29"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Credo</text:p>
          </table:table-cell>
          <table:table-cell office:value-type="string">
            <text:p>crede</text:p>
          </table:table-cell>
          <table:table-cell office:value-type="string">
            <text:p>glauben</text:p>
          </table:table-cell>
          <table:table-cell office:value-type="string">
            <text:p>CA</text:p>
          </table:table-cell>
          <table:table-cell table:formula="of:=LEN([.C47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dra</text:p>
          </table:table-cell>
          <table:table-cell office:value-type="string">
            <text:p>verb</text:p>
          </table:table-cell>
          <table:table-cell table:style-name="ce26" office:value-type="string">
            <text:p>bring</text:p>
          </table:table-cell>
          <table:table-cell table:style-name="ce29"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CA</text:p>
          </table:table-cell>
          <table:table-cell table:formula="of:=LEN([.C47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adducere</text:p>
          </table:table-cell>
          <table:table-cell office:value-type="string">
            <text:p>aduce</text:p>
          </table:table-cell>
          <table:table-cell office:value-type="string">
            <text:p>bringen</text:p>
          </table:table-cell>
          <table:table-cell office:value-type="string">
            <text:p>AD</text:p>
          </table:table-cell>
          <table:table-cell table:formula="of:=LEN([.C47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buy</text:p>
          </table:table-cell>
          <table:table-cell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buy</text:p>
          </table:table-cell>
          <table:table-cell office:value-type="string">
            <text:p>a cumpara</text:p>
          </table:table-cell>
          <table:table-cell office:value-type="string">
            <text:p>Kaufen</text:p>
          </table:table-cell>
          <table:table-cell office:value-type="string">
            <text:p>AC</text:p>
          </table:table-cell>
          <table:table-cell table:formula="of:=LEN([.C47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pel</text:p>
          </table:table-cell>
          <table:table-cell office:value-type="string">
            <text:p>verb</text:p>
          </table:table-cell>
          <table:table-cell table:style-name="ce26" office:value-type="string">
            <text:p>call</text:p>
          </table:table-cell>
          <table:table-cell table:style-name="ce29"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voca</text:p>
          </table:table-cell>
          <table:table-cell office:value-type="string">
            <text:p>apel</text:p>
          </table:table-cell>
          <table:table-cell office:value-type="string">
            <text:p>anrufen</text:p>
          </table:table-cell>
          <table:table-cell office:value-type="string">
            <text:p>CA</text:p>
          </table:table-cell>
          <table:table-cell table:formula="of:=LEN([.C47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ame</text:p>
          </table:table-cell>
          <table:table-cell office:value-type="string">
            <text:p>vino</text:p>
          </table:table-cell>
          <table:table-cell office:value-type="string">
            <text:p>venu</text:p>
          </table:table-cell>
          <table:table-cell office:value-type="string">
            <text:p>è venuto</text:p>
          </table:table-cell>
          <table:table-cell office:value-type="string">
            <text:p>factum</text:p>
          </table:table-cell>
          <table:table-cell office:value-type="string">
            <text:p>a venit</text:p>
          </table:table-cell>
          <table:table-cell office:value-type="string">
            <text:p>kam</text:p>
          </table:table-cell>
          <table:table-cell office:value-type="string">
            <text:p>AA</text:p>
          </table:table-cell>
          <table:table-cell table:formula="of:=LEN([.C47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rta</text:p>
          </table:table-cell>
          <table:table-cell office:value-type="string">
            <text:p>verb</text:p>
          </table:table-cell>
          <table:table-cell table:style-name="ce26" office:value-type="string">
            <text:p>carry</text:p>
          </table:table-cell>
          <table:table-cell table:style-name="ce29"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accipere</text:p>
          </table:table-cell>
          <table:table-cell office:value-type="string">
            <text:p>transporta</text:p>
          </table:table-cell>
          <table:table-cell office:value-type="string">
            <text:p>tragen</text:p>
          </table:table-cell>
          <table:table-cell office:value-type="string">
            <text:p>CA</text:p>
          </table:table-cell>
          <table:table-cell table:formula="of:=LEN([.C47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muta</text:p>
          </table:table-cell>
          <table:table-cell office:value-type="string">
            <text:p>verb</text:p>
          </table:table-cell>
          <table:table-cell table:style-name="ce26" office:value-type="string">
            <text:p>change</text:p>
          </table:table-cell>
          <table:table-cell table:style-name="ce29"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mutatio</text:p>
          </table:table-cell>
          <table:table-cell office:value-type="string">
            <text:p>schimbare</text:p>
          </table:table-cell>
          <table:table-cell office:value-type="string">
            <text:p>ändern</text:p>
          </table:table-cell>
          <table:table-cell office:value-type="string">
            <text:p>CA</text:p>
          </table:table-cell>
          <table:table-cell table:formula="of:=LEN([.C47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nito</text:p>
          </table:table-cell>
          <table:table-cell office:value-type="string">
            <text:p>verb</text:p>
          </table:table-cell>
          <table:table-cell office:value-type="string">
            <text:p>clean</text:p>
          </table:table-cell>
          <table:table-cell office:value-type="string">
            <text:p>limpiar</text:p>
          </table:table-cell>
          <table:table-cell office:value-type="string">
            <text:p>nettoyer</text:p>
          </table:table-cell>
          <table:table-cell table:style-name="ce21" office:value-type="string">
            <text:p>pulire </text:p>
          </table:table-cell>
          <table:table-cell office:value-type="string">
            <text:p>mundo</text:p>
          </table:table-cell>
          <table:table-cell office:value-type="string">
            <text:p>curăța</text:p>
          </table:table-cell>
          <table:table-cell office:value-type="string">
            <text:p>reinigen</text:p>
          </table:table-cell>
          <table:table-cell office:value-type="string">
            <text:p>AD</text:p>
          </table:table-cell>
          <table:table-cell table:formula="of:=LEN([.C48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vena</text:p>
          </table:table-cell>
          <table:table-cell office:value-type="string">
            <text:p>verb</text:p>
          </table:table-cell>
          <table:table-cell table:style-name="ce26" office:value-type="string">
            <text:p>come</text:p>
          </table:table-cell>
          <table:table-cell table:style-name="ce29" office:value-type="string">
            <text:p>venir</text:p>
          </table:table-cell>
          <table:table-cell office:value-type="string">
            <text:p>venir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 schon</text:p>
          </table:table-cell>
          <table:table-cell office:value-type="string">
            <text:p>CA</text:p>
          </table:table-cell>
          <table:table-cell table:formula="of:=LEN([.C4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enu</text:p>
          </table:table-cell>
          <table:table-cell office:value-type="string">
            <text:p>verb</text:p>
          </table:table-cell>
          <table:table-cell office:value-type="string">
            <text:p>come</text:p>
          </table:table-cell>
          <table:table-cell office:value-type="string">
            <text:p>ven</text:p>
          </table:table-cell>
          <table:table-cell office:value-type="string">
            <text:p>viens</text:p>
          </table:table-cell>
          <table:table-cell office:value-type="string">
            <text:p>venire</text:p>
          </table:table-cell>
          <table:table-cell table:number-columns-repeated="2" office:value-type="string">
            <text:p>veni</text:p>
          </table:table-cell>
          <table:table-cell office:value-type="string">
            <text:p>Kommen Sie</text:p>
          </table:table-cell>
          <table:table-cell office:value-type="string">
            <text:p>AA</text:p>
          </table:table-cell>
          <table:table-cell table:formula="of:=LEN([.C48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nazar</text:p>
          </table:table-cell>
          <table:table-cell office:value-type="string">
            <text:p>verb</text:p>
          </table:table-cell>
          <table:table-cell table:style-name="ce26" office:value-type="string">
            <text:p>consider</text:p>
          </table:table-cell>
          <table:table-cell table:style-name="ce29"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considerans</text:p>
          </table:table-cell>
          <table:table-cell office:value-type="string">
            <text:p>lua în considerare</text:p>
          </table:table-cell>
          <table:table-cell office:value-type="string">
            <text:p>überlegen</text:p>
          </table:table-cell>
          <table:table-cell office:value-type="string">
            <text:p>CA</text:p>
          </table:table-cell>
          <table:table-cell table:formula="of:=LEN([.C483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arabic</text:p>
          </table:table-cell>
          <table:table-cell/>
          <table:table-cell office:value-type="string">
            <text:p>tahul</text:p>
          </table:table-cell>
          <table:table-cell office:value-type="string">
            <text:p>verb</text:p>
          </table:table-cell>
          <table:table-cell table:style-name="ce26" office:value-type="string">
            <text:p>convert/change</text:p>
          </table:table-cell>
          <table:table-cell table:style-name="ce29" office:value-type="string">
            <text:p>convertir</text:p>
          </table:table-cell>
          <table:table-cell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convertere,</text:p>
          </table:table-cell>
          <table:table-cell office:value-type="string">
            <text:p>converti</text:p>
          </table:table-cell>
          <table:table-cell office:value-type="string">
            <text:p>konvertieren</text:p>
          </table:table-cell>
          <table:table-cell office:value-type="string">
            <text:p>CA</text:p>
          </table:table-cell>
          <table:table-cell table:formula="of:=LEN([.C48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tu'va</text:p>
          </table:table-cell>
          <table:table-cell office:value-type="string">
            <text:p>verb</text:p>
          </table:table-cell>
          <table:table-cell office:value-type="string">
            <text:p>could</text:p>
          </table:table-cell>
          <table:table-cell office:value-type="string">
            <text:p>podría</text:p>
          </table:table-cell>
          <table:table-cell office:value-type="string">
            <text:p>pourrait</text:p>
          </table:table-cell>
          <table:table-cell office:value-type="string">
            <text:p>poteva</text:p>
          </table:table-cell>
          <table:table-cell office:value-type="string">
            <text:p>poterat</text:p>
          </table:table-cell>
          <table:table-cell office:value-type="string">
            <text:p>ar putea</text:p>
          </table:table-cell>
          <table:table-cell office:value-type="string">
            <text:p>könnten</text:p>
          </table:table-cell>
          <table:table-cell office:value-type="string">
            <text:p>AB</text:p>
          </table:table-cell>
          <table:table-cell table:formula="of:=LEN([.C485])" office:value-type="float" office:value="7">
            <text:p>7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nta</text:p>
          </table:table-cell>
          <table:table-cell office:value-type="string">
            <text:p>verb</text:p>
          </table:table-cell>
          <table:table-cell table:style-name="ce26" office:value-type="string">
            <text:p>count</text:p>
          </table:table-cell>
          <table:table-cell table:style-name="ce29"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numerare</text:p>
          </table:table-cell>
          <table:table-cell office:value-type="string">
            <text:p>conta</text:p>
          </table:table-cell>
          <table:table-cell office:value-type="string">
            <text:p>erzählen</text:p>
          </table:table-cell>
          <table:table-cell office:value-type="string">
            <text:p>CA</text:p>
          </table:table-cell>
          <table:table-cell table:formula="of:=LEN([.C486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arta</text:p>
          </table:table-cell>
          <table:table-cell office:value-type="string">
            <text:p>verb</text:p>
          </table:table-cell>
          <table:table-cell table:style-name="ce26" office:value-type="string">
            <text:p>create</text:p>
          </table:table-cell>
          <table:table-cell table:style-name="ce29"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partum</text:p>
          </table:table-cell>
          <table:table-cell office:value-type="string">
            <text:p>crea</text:p>
          </table:table-cell>
          <table:table-cell office:value-type="string">
            <text:p>schaffen</text:p>
          </table:table-cell>
          <table:table-cell office:value-type="string">
            <text:p>CA</text:p>
          </table:table-cell>
          <table:table-cell table:formula="of:=LEN([.C48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cut</text:p>
          </table:table-cell>
          <table:table-cell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ecare</text:p>
          </table:table-cell>
          <table:table-cell office:value-type="string">
            <text:p>a tăia</text:p>
          </table:table-cell>
          <table:table-cell office:value-type="string">
            <text:p>Schnitt</text:p>
          </table:table-cell>
          <table:table-cell office:value-type="string">
            <text:p>AD</text:p>
          </table:table-cell>
          <table:table-cell table:formula="of:=LEN([.C4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id</text:p>
          </table:table-cell>
          <table:table-cell office:value-type="string">
            <text:p>hizo</text:p>
          </table:table-cell>
          <table:table-cell office:value-type="string">
            <text:p>fait</text:p>
          </table:table-cell>
          <table:table-cell office:value-type="string">
            <text:p>fatto</text:p>
          </table:table-cell>
          <table:table-cell office:value-type="string">
            <text:p>fecit</text:p>
          </table:table-cell>
          <table:table-cell office:value-type="string">
            <text:p>făcut</text:p>
          </table:table-cell>
          <table:table-cell office:value-type="string">
            <text:p>tat</text:p>
          </table:table-cell>
          <table:table-cell office:value-type="string">
            <text:p>AA</text:p>
          </table:table-cell>
          <table:table-cell table:formula="of:=LEN([.C48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verb</text:p>
          </table:table-cell>
          <table:table-cell table:style-name="ce26" office:value-type="string">
            <text:p>die</text:p>
          </table:table-cell>
          <table:table-cell table:style-name="ce29"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morietur</text:p>
          </table:table-cell>
          <table:table-cell office:value-type="string">
            <text:p>muri</text:p>
          </table:table-cell>
          <table:table-cell office:value-type="string">
            <text:p>stirb</text:p>
          </table:table-cell>
          <table:table-cell office:value-type="string">
            <text:p>CA</text:p>
          </table:table-cell>
          <table:table-cell table:formula="of:=LEN([.C49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conda</text:p>
          </table:table-cell>
          <table:table-cell office:value-type="string">
            <text:p>verb</text:p>
          </table:table-cell>
          <table:table-cell table:style-name="ce26" office:value-type="string">
            <text:p>direct</text:p>
          </table:table-cell>
          <table:table-cell table:style-name="ce29"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ne</text:p>
          </table:table-cell>
          <table:table-cell office:value-type="string">
            <text:p>plumb</text:p>
          </table:table-cell>
          <table:table-cell office:value-type="string">
            <text:p>führen</text:p>
          </table:table-cell>
          <table:table-cell office:value-type="string">
            <text:p>CA</text:p>
          </table:table-cell>
          <table:table-cell table:formula="of:=LEN([.C49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revela</text:p>
          </table:table-cell>
          <table:table-cell office:value-type="string">
            <text:p>verb</text:p>
          </table:table-cell>
          <table:table-cell table:style-name="ce26" office:value-type="string">
            <text:p>discover</text:p>
          </table:table-cell>
          <table:table-cell table:style-name="ce29"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reveles</text:p>
          </table:table-cell>
          <table:table-cell office:value-type="string">
            <text:p>a descoperi</text:p>
          </table:table-cell>
          <table:table-cell office:value-type="string">
            <text:p>zu entdecken</text:p>
          </table:table-cell>
          <table:table-cell office:value-type="string">
            <text:p>CA</text:p>
          </table:table-cell>
          <table:table-cell table:formula="of:=LEN([.C492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sea</text:p>
          </table:table-cell>
          <table:table-cell office:value-type="string">
            <text:p>verb</text:p>
          </table:table-cell>
          <table:table-cell table:style-name="ce26" office:value-type="string">
            <text:p>do</text:p>
          </table:table-cell>
          <table:table-cell table:style-name="ce29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face</text:p>
          </table:table-cell>
          <table:table-cell office:value-type="string">
            <text:p>zu tun</text:p>
          </table:table-cell>
          <table:table-cell office:value-type="string">
            <text:p>CA</text:p>
          </table:table-cell>
          <table:table-cell table:formula="of:=LEN([.C49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atu</text:p>
          </table:table-cell>
          <table:table-cell office:value-type="string">
            <text:p>verb</text:p>
          </table:table-cell>
          <table:table-cell office:value-type="string">
            <text:p>do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facite</text:p>
          </table:table-cell>
          <table:table-cell office:value-type="string">
            <text:p>do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49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oes</text:p>
          </table:table-cell>
          <table:table-cell office:value-type="string">
            <text:p>hace</text:p>
          </table:table-cell>
          <table:table-cell office:value-type="string">
            <text:p>Est-ce que</text:p>
          </table:table-cell>
          <table:table-cell office:value-type="string">
            <text:p>fa</text:p>
          </table:table-cell>
          <table:table-cell office:value-type="string">
            <text:p>non</text:p>
          </table:table-cell>
          <table:table-cell office:value-type="string">
            <text:p>face</text:p>
          </table:table-cell>
          <table:table-cell office:value-type="string">
            <text:p>tut</text:p>
          </table:table-cell>
          <table:table-cell office:value-type="string">
            <text:p>AC</text:p>
          </table:table-cell>
          <table:table-cell table:formula="of:=LEN([.C49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draw</text:p>
          </table:table-cell>
          <table:table-cell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trahere</text:p>
          </table:table-cell>
          <table:table-cell office:value-type="string">
            <text:p>a desena</text:p>
          </table:table-cell>
          <table:table-cell office:value-type="string">
            <text:p>zeichnen</text:p>
          </table:table-cell>
          <table:table-cell office:value-type="string">
            <text:p>AD</text:p>
          </table:table-cell>
          <table:table-cell table:formula="of:=LEN([.C49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office:value-type="string">
            <text:p>verb</text:p>
          </table:table-cell>
          <table:table-cell office:value-type="string">
            <text:p>drink</text:p>
          </table:table-cell>
          <table:table-cell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bibe</text:p>
          </table:table-cell>
          <table:table-cell office:value-type="string">
            <text:p>băutură</text:p>
          </table:table-cell>
          <table:table-cell office:value-type="string">
            <text:p>trinken</text:p>
          </table:table-cell>
          <table:table-cell office:value-type="string">
            <text:p>AD</text:p>
          </table:table-cell>
          <table:table-cell table:formula="of:=LEN([.C49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gana</text:p>
          </table:table-cell>
          <table:table-cell office:value-type="string">
            <text:p>verb</text:p>
          </table:table-cell>
          <table:table-cell table:style-name="ce26" office:value-type="string">
            <text:p>earn/win</text:p>
          </table:table-cell>
          <table:table-cell table:style-name="ce29"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win</text:p>
          </table:table-cell>
          <table:table-cell office:value-type="string">
            <text:p>victorie</text:p>
          </table:table-cell>
          <table:table-cell office:value-type="string">
            <text:p>gewinnen</text:p>
          </table:table-cell>
          <table:table-cell office:value-type="string">
            <text:p>CA</text:p>
          </table:table-cell>
          <table:table-cell table:formula="of:=LEN([.C49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office:value-type="string">
            <text:p>verb</text:p>
          </table:table-cell>
          <table:table-cell office:value-type="string">
            <text:p>eat</text:p>
          </table:table-cell>
          <table:table-cell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manducare</text:p>
          </table:table-cell>
          <table:table-cell office:value-type="string">
            <text:p>mânca</text:p>
          </table:table-cell>
          <table:table-cell office:value-type="string">
            <text:p>Essen</text:p>
          </table:table-cell>
          <table:table-cell office:value-type="string">
            <text:p>AA</text:p>
          </table:table-cell>
          <table:table-cell table:formula="of:=LEN([.C4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ntra</text:p>
          </table:table-cell>
          <table:table-cell office:value-type="string">
            <text:p>verb</text:p>
          </table:table-cell>
          <table:table-cell table:style-name="ce26" office:value-type="string">
            <text:p>enter</text:p>
          </table:table-cell>
          <table:table-cell table:style-name="ce29"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intrabit</text:p>
          </table:table-cell>
          <table:table-cell office:value-type="string">
            <text:p>introduce</text:p>
          </table:table-cell>
          <table:table-cell office:value-type="string">
            <text:p>eintreten</text:p>
          </table:table-cell>
          <table:table-cell office:value-type="string">
            <text:p>CA</text:p>
          </table:table-cell>
          <table:table-cell table:formula="of:=LEN([.C500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esta</text:p>
          </table:table-cell>
          <table:table-cell office:value-type="string">
            <text:p>verb</text:p>
          </table:table-cell>
          <table:table-cell table:style-name="ce26" office:value-type="string">
            <text:p>exist</text:p>
          </table:table-cell>
          <table:table-cell table:style-name="ce29"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st</text:p>
          </table:table-cell>
          <table:table-cell office:value-type="string">
            <text:p>exista</text:p>
          </table:table-cell>
          <table:table-cell office:value-type="string">
            <text:p>existieren</text:p>
          </table:table-cell>
          <table:table-cell office:value-type="string">
            <text:p>CA</text:p>
          </table:table-cell>
          <table:table-cell table:formula="of:=LEN([.C50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spiga</text:p>
          </table:table-cell>
          <table:table-cell office:value-type="string">
            <text:p>verb</text:p>
          </table:table-cell>
          <table:table-cell table:style-name="ce26" office:value-type="string">
            <text:p>explain</text:p>
          </table:table-cell>
          <table:table-cell table:style-name="ce29"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xplicate</text:p>
          </table:table-cell>
          <table:table-cell office:value-type="string">
            <text:p>explica</text:p>
          </table:table-cell>
          <table:table-cell office:value-type="string">
            <text:p>erklären</text:p>
          </table:table-cell>
          <table:table-cell office:value-type="string">
            <text:p>CA</text:p>
          </table:table-cell>
          <table:table-cell table:formula="of:=LEN([.C50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ada</text:p>
          </table:table-cell>
          <table:table-cell office:value-type="string">
            <text:p>verb</text:p>
          </table:table-cell>
          <table:table-cell table:style-name="ce26" office:value-type="string">
            <text:p>fall</text:p>
          </table:table-cell>
          <table:table-cell table:style-name="ce29"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cadunt</text:p>
          </table:table-cell>
          <table:table-cell office:value-type="string">
            <text:p>a cădea</text:p>
          </table:table-cell>
          <table:table-cell office:value-type="string">
            <text:p>fallen</text:p>
          </table:table-cell>
          <table:table-cell office:value-type="string">
            <text:p>CA</text:p>
          </table:table-cell>
          <table:table-cell table:formula="of:=LEN([.C5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celer</text:p>
          </table:table-cell>
          <table:table-cell office:value-type="string">
            <text:p>rapid</text:p>
          </table:table-cell>
          <table:table-cell office:value-type="string">
            <text:p>schnell</text:p>
          </table:table-cell>
          <table:table-cell office:value-type="string">
            <text:p>AC</text:p>
          </table:table-cell>
          <table:table-cell table:formula="of:=LEN([.C50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na</text:p>
          </table:table-cell>
          <table:table-cell office:value-type="string">
            <text:p>verb</text:p>
          </table:table-cell>
          <table:table-cell table:style-name="ce26" office:value-type="string">
            <text:p>feel</text:p>
          </table:table-cell>
          <table:table-cell table:style-name="ce29" office:value-type="string">
            <text:p>sentir</text:p>
          </table:table-cell>
          <table:table-cell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sentire,</text:p>
          </table:table-cell>
          <table:table-cell office:value-type="string">
            <text:p>simți</text:p>
          </table:table-cell>
          <table:table-cell office:value-type="string">
            <text:p>fühlen</text:p>
          </table:table-cell>
          <table:table-cell office:value-type="string">
            <text:p>CA</text:p>
          </table:table-cell>
          <table:table-cell table:formula="of:=LEN([.C50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tovu</text:p>
          </table:table-cell>
          <table:table-cell office:value-type="string">
            <text:p>verb</text:p>
          </table:table-cell>
          <table:table-cell office:value-type="string">
            <text:p>find</text:p>
          </table:table-cell>
          <table:table-cell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AA</text:p>
          </table:table-cell>
          <table:table-cell table:formula="of:=LEN([.C5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truva</text:p>
          </table:table-cell>
          <table:table-cell office:value-type="string">
            <text:p>verb</text:p>
          </table:table-cell>
          <table:table-cell table:style-name="ce26" office:value-type="string">
            <text:p>find</text:p>
          </table:table-cell>
          <table:table-cell table:style-name="ce29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re</text:p>
          </table:table-cell>
          <table:table-cell office:value-type="string">
            <text:p>inveniet</text:p>
          </table:table-cell>
          <table:table-cell office:value-type="string">
            <text:p>găsi</text:p>
          </table:table-cell>
          <table:table-cell office:value-type="string">
            <text:p>finden</text:p>
          </table:table-cell>
          <table:table-cell office:value-type="string">
            <text:p>CA</text:p>
          </table:table-cell>
          <table:table-cell table:formula="of:=LEN([.C5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/>
          <table:table-cell office:value-type="string">
            <text:p>fera</text:p>
          </table:table-cell>
          <table:table-cell office:value-type="string">
            <text:p>verb</text:p>
          </table:table-cell>
          <table:table-cell table:style-name="ce26" office:value-type="string">
            <text:p>finish</text:p>
          </table:table-cell>
          <table:table-cell table:style-name="ce29"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inis</text:p>
          </table:table-cell>
          <table:table-cell office:value-type="string">
            <text:p>capăt</text:p>
          </table:table-cell>
          <table:table-cell office:value-type="string">
            <text:p>fertig</text:p>
          </table:table-cell>
          <table:table-cell office:value-type="string">
            <text:p>CA</text:p>
          </table:table-cell>
          <table:table-cell table:formula="of:=LEN([.C5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ba</text:p>
          </table:table-cell>
          <table:table-cell office:value-type="string">
            <text:p>verb</text:p>
          </table:table-cell>
          <table:table-cell table:style-name="ce26" office:value-type="string">
            <text:p>finish/end</text:p>
          </table:table-cell>
          <table:table-cell table:style-name="ce29" office:value-type="string">
            <text:p>acabar</text:p>
          </table:table-cell>
          <table:table-cell office:value-type="string">
            <text:p>finir</text:p>
          </table:table-cell>
          <table:table-cell office:value-type="string">
            <text:p>finire</text:p>
          </table:table-cell>
          <table:table-cell office:value-type="string">
            <text:p>finis</text:p>
          </table:table-cell>
          <table:table-cell office:value-type="string">
            <text:p>sfârșește</text:p>
          </table:table-cell>
          <table:table-cell office:value-type="string">
            <text:p>am Ende</text:p>
          </table:table-cell>
          <table:table-cell office:value-type="string">
            <text:p>CA</text:p>
          </table:table-cell>
          <table:table-cell table:formula="of:=LEN([.C50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fly</text:p>
          </table:table-cell>
          <table:table-cell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volant</text:p>
          </table:table-cell>
          <table:table-cell office:value-type="string">
            <text:p>a zbura</text:p>
          </table:table-cell>
          <table:table-cell office:value-type="string">
            <text:p>fliegen</text:p>
          </table:table-cell>
          <table:table-cell office:value-type="string">
            <text:p>AB</text:p>
          </table:table-cell>
          <table:table-cell table:formula="of:=LEN([.C51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ga</text:p>
          </table:table-cell>
          <table:table-cell office:value-type="string">
            <text:p>verb</text:p>
          </table:table-cell>
          <table:table-cell table:style-name="ce26" office:value-type="string">
            <text:p>follow</text:p>
          </table:table-cell>
          <table:table-cell table:style-name="ce29"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sequitur</text:p>
          </table:table-cell>
          <table:table-cell office:value-type="string">
            <text:p>urmări</text:p>
          </table:table-cell>
          <table:table-cell office:value-type="string">
            <text:p>folge</text:p>
          </table:table-cell>
          <table:table-cell office:value-type="string">
            <text:p>CA</text:p>
          </table:table-cell>
          <table:table-cell table:formula="of:=LEN([.C51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forma</text:p>
          </table:table-cell>
          <table:table-cell office:value-type="string">
            <text:p>verb</text:p>
          </table:table-cell>
          <table:table-cell table:style-name="ce26" office:value-type="string">
            <text:p>form/make</text:p>
          </table:table-cell>
          <table:table-cell table:style-name="ce29"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forma</text:p>
          </table:table-cell>
          <table:table-cell office:value-type="string">
            <text:p>formă</text:p>
          </table:table-cell>
          <table:table-cell office:value-type="string">
            <text:p>bilden</text:p>
          </table:table-cell>
          <table:table-cell office:value-type="string">
            <text:p>CA</text:p>
          </table:table-cell>
          <table:table-cell table:formula="of:=LEN([.C51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found</text:p>
          </table:table-cell>
          <table:table-cell office:value-type="string">
            <text:p>găsite</text:p>
          </table:table-cell>
          <table:table-cell office:value-type="string">
            <text:p>gefunden</text:p>
          </table:table-cell>
          <table:table-cell office:value-type="string">
            <text:p>AC</text:p>
          </table:table-cell>
          <table:table-cell table:formula="of:=LEN([.C51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ave</text:p>
          </table:table-cell>
          <table:table-cell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dedit</text:p>
          </table:table-cell>
          <table:table-cell office:value-type="string">
            <text:p>a dat</text:p>
          </table:table-cell>
          <table:table-cell office:value-type="string">
            <text:p>gab</text:p>
          </table:table-cell>
          <table:table-cell office:value-type="string">
            <text:p>AC</text:p>
          </table:table-cell>
          <table:table-cell table:formula="of:=LEN([.C51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tuekish</text:p>
          </table:table-cell>
          <table:table-cell/>
          <table:table-cell office:value-type="string">
            <text:p>almac</text:p>
          </table:table-cell>
          <table:table-cell office:value-type="string">
            <text:p>verb</text:p>
          </table:table-cell>
          <table:table-cell table:style-name="ce26" office:value-type="string">
            <text:p>get</text:p>
          </table:table-cell>
          <table:table-cell table:style-name="ce29"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CA</text:p>
          </table:table-cell>
          <table:table-cell table:formula="of:=LEN([.C515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etu</text:p>
          </table:table-cell>
          <table:table-cell office:value-type="string">
            <text:p>verb</text:p>
          </table:table-cell>
          <table:table-cell office:value-type="string">
            <text:p>get</text:p>
          </table:table-cell>
          <table:table-cell office:value-type="string">
            <text:p>obtene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ut</text:p>
          </table:table-cell>
          <table:table-cell office:value-type="string">
            <text:p>obține</text:p>
          </table:table-cell>
          <table:table-cell office:value-type="string">
            <text:p>bekommen</text:p>
          </table:table-cell>
          <table:table-cell office:value-type="string">
            <text:p>AA</text:p>
          </table:table-cell>
          <table:table-cell table:formula="of:=LEN([.C51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verb</text:p>
          </table:table-cell>
          <table:table-cell table:style-name="ce26" office:value-type="string">
            <text:p>getup/raise</text:p>
          </table:table-cell>
          <table:table-cell table:style-name="ce29"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utem</text:p>
          </table:table-cell>
          <table:table-cell office:value-type="string">
            <text:p>ridicați-vă</text:p>
          </table:table-cell>
          <table:table-cell office:value-type="string">
            <text:p>anheben</text:p>
          </table:table-cell>
          <table:table-cell office:value-type="string">
            <text:p>CA</text:p>
          </table:table-cell>
          <table:table-cell table:formula="of:=LEN([.C51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giva</text:p>
          </table:table-cell>
          <table:table-cell office:value-type="string">
            <text:p>verb</text:p>
          </table:table-cell>
          <table:table-cell table:style-name="ce26" office:value-type="string">
            <text:p>give</text:p>
          </table:table-cell>
          <table:table-cell table:style-name="ce29"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dabo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CA</text:p>
          </table:table-cell>
          <table:table-cell table:formula="of:=LEN([.C5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</text:p>
          </table:table-cell>
          <table:table-cell office:value-type="string">
            <text:p>verb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table:number-columns-repeated="2" office:value-type="string">
            <text:p>dare</text:p>
          </table:table-cell>
          <table:table-cell office:value-type="string">
            <text:p>da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ive'go</text:p>
          </table:table-cell>
          <table:table-cell office:value-type="string">
            <text:p>verb</text:p>
          </table:table-cell>
          <table:table-cell office:value-type="string">
            <text:p>giving</text:p>
          </table:table-cell>
          <table:table-cell office:value-type="string">
            <text:p>dando</text:p>
          </table:table-cell>
          <table:table-cell office:value-type="string">
            <text:p>donnant</text:p>
          </table:table-cell>
          <table:table-cell office:value-type="string">
            <text:p>dando</text:p>
          </table:table-cell>
          <table:table-cell office:value-type="string">
            <text:p>praecipio</text:p>
          </table:table-cell>
          <table:table-cell office:value-type="string">
            <text:p>oferind</text:p>
          </table:table-cell>
          <table:table-cell office:value-type="string">
            <text:p>geben</text:p>
          </table:table-cell>
          <table:table-cell office:value-type="string">
            <text:p>AB</text:p>
          </table:table-cell>
          <table:table-cell table:formula="of:=LEN([.C520])"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aleu</text:p>
          </table:table-cell>
          <table:table-cell office:value-type="string">
            <text:p>verb</text:p>
          </table:table-cell>
          <table:table-cell office:value-type="string">
            <text:p>go</text:p>
          </table:table-cell>
          <table:table-cell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en</text:p>
          </table:table-cell>
          <table:table-cell office:value-type="string">
            <text:p>AA</text:p>
          </table:table-cell>
          <table:table-cell table:formula="of:=LEN([.C52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anda</text:p>
          </table:table-cell>
          <table:table-cell office:value-type="string">
            <text:p>verb</text:p>
          </table:table-cell>
          <table:table-cell table:style-name="ce26" office:value-type="string">
            <text:p>go</text:p>
          </table:table-cell>
          <table:table-cell table:style-name="ce29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andare</text:p>
          </table:table-cell>
          <table:table-cell office:value-type="string">
            <text:p>vade</text:p>
          </table:table-cell>
          <table:table-cell office:value-type="string">
            <text:p>merge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2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es</text:p>
          </table:table-cell>
          <table:table-cell table:number-columns-repeated="3" office:value-type="string">
            <text:p>va</text:p>
          </table:table-cell>
          <table:table-cell office:value-type="string">
            <text:p>sequitur</text:p>
          </table:table-cell>
          <table:table-cell office:value-type="string">
            <text:p>merge</text:p>
          </table:table-cell>
          <table:table-cell office:value-type="string">
            <text:p>geht</text:p>
          </table:table-cell>
          <table:table-cell office:value-type="string">
            <text:p>AC</text:p>
          </table:table-cell>
          <table:table-cell table:formula="of:=LEN([.C523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la</text:p>
          </table:table-cell>
          <table:table-cell office:value-type="string">
            <text:p>verb</text:p>
          </table:table-cell>
          <table:table-cell table:style-name="ce26" office:value-type="string">
            <text:p>goout</text:p>
          </table:table-cell>
          <table:table-cell table:style-name="ce29"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exitus</text:p>
          </table:table-cell>
          <table:table-cell office:value-type="string">
            <text:p>ieși afară</text:p>
          </table:table-cell>
          <table:table-cell office:value-type="string">
            <text:p>geh raus</text:p>
          </table:table-cell>
          <table:table-cell office:value-type="string">
            <text:p>CA</text:p>
          </table:table-cell>
          <table:table-cell table:formula="of:=LEN([.C52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ot</text:p>
          </table:table-cell>
          <table:table-cell office:value-type="string">
            <text:p>tiene</text:p>
          </table:table-cell>
          <table:table-cell office:value-type="string">
            <text:p>eu</text:p>
          </table:table-cell>
          <table:table-cell office:value-type="string">
            <text:p>avuto</text:p>
          </table:table-cell>
          <table:table-cell office:value-type="string">
            <text:p>surrexit</text:p>
          </table:table-cell>
          <table:table-cell office:value-type="string">
            <text:p>a primit</text:p>
          </table:table-cell>
          <table:table-cell office:value-type="string">
            <text:p>bekam</text:p>
          </table:table-cell>
          <table:table-cell office:value-type="string">
            <text:p>AD</text:p>
          </table:table-cell>
          <table:table-cell table:formula="of:=LEN([.C525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grow</text:p>
          </table:table-cell>
          <table:table-cell office:value-type="string">
            <text:p>crecer</text:p>
          </table:table-cell>
          <table:table-cell office:value-type="string">
            <text:p>grandir</text:p>
          </table:table-cell>
          <table:table-cell table:number-columns-repeated="2" office:value-type="string">
            <text:p>crescere</text:p>
          </table:table-cell>
          <table:table-cell office:value-type="string">
            <text:p>crește</text:p>
          </table:table-cell>
          <table:table-cell office:value-type="string">
            <text:p>wachsen</text:p>
          </table:table-cell>
          <table:table-cell office:value-type="string">
            <text:p>AD</text:p>
          </table:table-cell>
          <table:table-cell table:formula="of:=LEN([.C526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d</text:p>
          </table:table-cell>
          <table:table-cell office:value-type="string">
            <text:p>tenía</text:p>
          </table:table-cell>
          <table:table-cell office:value-type="string">
            <text:p>avait</text:p>
          </table:table-cell>
          <table:table-cell office:value-type="string">
            <text:p>aveva</text:p>
          </table:table-cell>
          <table:table-cell office:value-type="string">
            <text:p>quod</text:p>
          </table:table-cell>
          <table:table-cell office:value-type="string">
            <text:p>a avut</text:p>
          </table:table-cell>
          <table:table-cell office:value-type="string">
            <text:p>hätten</text:p>
          </table:table-cell>
          <table:table-cell office:value-type="string">
            <text:p>AB</text:p>
          </table:table-cell>
          <table:table-cell table:formula="of:=LEN([.C527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sa</text:p>
          </table:table-cell>
          <table:table-cell office:value-type="string">
            <text:p>verb</text:p>
          </table:table-cell>
          <table:table-cell table:style-name="ce26" office:value-type="string">
            <text:p>happen/pass</text:p>
          </table:table-cell>
          <table:table-cell table:style-name="ce29"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spendere</text:p>
          </table:table-cell>
          <table:table-cell office:value-type="string">
            <text:p>expendas</text:p>
          </table:table-cell>
          <table:table-cell office:value-type="string">
            <text:p>cheltui</text:p>
          </table:table-cell>
          <table:table-cell office:value-type="string">
            <text:p>bestehen</text:p>
          </table:table-cell>
          <table:table-cell office:value-type="string">
            <text:p>CA</text:p>
          </table:table-cell>
          <table:table-cell table:formula="of:=LEN([.C52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as</text:p>
          </table:table-cell>
          <table:table-cell office:value-type="string">
            <text:p>tiene</text:p>
          </table:table-cell>
          <table:table-cell office:value-type="string">
            <text:p>possède</text:p>
          </table:table-cell>
          <table:table-cell office:value-type="string">
            <text:p>ha</text:p>
          </table:table-cell>
          <table:table-cell office:value-type="string">
            <text:p>habet</text:p>
          </table:table-cell>
          <table:table-cell office:value-type="string">
            <text:p>are</text:p>
          </table:table-cell>
          <table:table-cell office:value-type="string">
            <text:p>hat</text:p>
          </table:table-cell>
          <table:table-cell office:value-type="string">
            <text:p>AB</text:p>
          </table:table-cell>
          <table:table-cell table:formula="of:=LEN([.C52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haru</text:p>
          </table:table-cell>
          <table:table-cell office:value-type="string">
            <text:p>verb</text:p>
          </table:table-cell>
          <table:table-cell office:value-type="string">
            <text:p>have</text:p>
          </table:table-cell>
          <table:table-cell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t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AA</text:p>
          </table:table-cell>
          <table:table-cell table:formula="of:=LEN([.C53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6" office:value-type="string">
            <text:p>have</text:p>
          </table:table-cell>
          <table:table-cell table:style-name="ce29"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haru</text:p>
          </table:table-cell>
          <table:table-cell office:value-type="string">
            <text:p>verb</text:p>
          </table:table-cell>
          <table:table-cell table:style-name="ce26" office:value-type="string">
            <text:p>have</text:p>
          </table:table-cell>
          <table:table-cell table:style-name="ce29" office:value-type="string">
            <text:p>ten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re</text:p>
          </table:table-cell>
          <table:table-cell office:value-type="string">
            <text:p>avea</text:p>
          </table:table-cell>
          <table:table-cell office:value-type="string">
            <text:p>haben</text:p>
          </table:table-cell>
          <table:table-cell office:value-type="string">
            <text:p>CA</text:p>
          </table:table-cell>
          <table:table-cell table:formula="of:=LEN([.C53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zu</text:p>
          </table:table-cell>
          <table:table-cell office:value-type="string">
            <text:p>verb</text:p>
          </table:table-cell>
          <table:table-cell table:style-name="ce26" office:value-type="string">
            <text:p>hear</text:p>
          </table:table-cell>
          <table:table-cell table:style-name="ce29"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e</text:p>
          </table:table-cell>
          <table:table-cell office:value-type="string">
            <text:p>CA</text:p>
          </table:table-cell>
          <table:table-cell table:formula="of:=LEN([.C53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ida</text:p>
          </table:table-cell>
          <table:table-cell office:value-type="string">
            <text:p>verb</text:p>
          </table:table-cell>
          <table:table-cell table:style-name="ce26" office:value-type="string">
            <text:p>help</text:p>
          </table:table-cell>
          <table:table-cell table:style-name="ce29"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auxilium</text:p>
          </table:table-cell>
          <table:table-cell office:value-type="string">
            <text:p>pentru a ajuta</text:p>
          </table:table-cell>
          <table:table-cell office:value-type="string">
            <text:p>zu helfen</text:p>
          </table:table-cell>
          <table:table-cell office:value-type="string">
            <text:p>CA</text:p>
          </table:table-cell>
          <table:table-cell table:formula="of:=LEN([.C53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xto</text:p>
          </table:table-cell>
          <table:table-cell office:value-type="string">
            <text:p>verb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  <table:table-cell office:value-type="string">
            <text:p>Aidez-moi</text:p>
          </table:table-cell>
          <table:table-cell office:value-type="string">
            <text:p>Aiuto</text:p>
          </table:table-cell>
          <table:table-cell office:value-type="string">
            <text:p>auxilium</text:p>
          </table:table-cell>
          <table:table-cell office:value-type="string">
            <text:p>ajutor</text:p>
          </table:table-cell>
          <table:table-cell office:value-type="string">
            <text:p>Hilfe</text:p>
          </table:table-cell>
          <table:table-cell office:value-type="string">
            <text:p>AA</text:p>
          </table:table-cell>
          <table:table-cell table:formula="of:=LEN([.C53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hold</text:p>
          </table:table-cell>
          <table:table-cell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bere</text:p>
          </table:table-cell>
          <table:table-cell office:value-type="string">
            <text:p>deține</text:p>
          </table:table-cell>
          <table:table-cell office:value-type="string">
            <text:p>halt</text:p>
          </table:table-cell>
          <table:table-cell office:value-type="string">
            <text:p>AD</text:p>
          </table:table-cell>
          <table:table-cell table:formula="of:=LEN([.C536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resa</text:p>
          </table:table-cell>
          <table:table-cell office:value-type="string">
            <text:p>verb</text:p>
          </table:table-cell>
          <table:table-cell table:style-name="ce26" office:value-type="string">
            <text:p>introduce/present</text:p>
          </table:table-cell>
          <table:table-cell table:style-name="ce29" office:value-type="string">
            <text:p>presentar</text:p>
          </table:table-cell>
          <table:table-cell office:value-type="string">
            <text:p>présenter</text:p>
          </table:table-cell>
          <table:table-cell office:value-type="string">
            <text:p>presente</text:p>
          </table:table-cell>
          <table:table-cell office:value-type="string">
            <text:p>praesenti</text:p>
          </table:table-cell>
          <table:table-cell office:value-type="string">
            <text:p>prezent</text:p>
          </table:table-cell>
          <table:table-cell office:value-type="string">
            <text:p>anwesend</text:p>
          </table:table-cell>
          <table:table-cell office:value-type="string">
            <text:p>CA</text:p>
          </table:table-cell>
          <table:table-cell table:formula="of:=LEN([.C53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sto</text:p>
          </table:table-cell>
          <table:table-cell office:value-type="string">
            <text:p>verb</text:p>
          </table:table-cell>
          <table:table-cell office:value-type="string">
            <text:p>is</text:p>
          </table:table-cell>
          <table:table-cell office:value-type="string">
            <text:p>es</text:p>
          </table:table-cell>
          <table:table-cell office:value-type="string">
            <text:p>est</text:p>
          </table:table-cell>
          <table:table-cell office:value-type="string">
            <text:p>è</text:p>
          </table:table-cell>
          <table:table-cell office:value-type="string">
            <text:p>quod</text:p>
          </table:table-cell>
          <table:table-cell office:value-type="string">
            <text:p>este</text:p>
          </table:table-cell>
          <table:table-cell office:value-type="string">
            <text:p>ist</text:p>
          </table:table-cell>
          <table:table-cell office:value-type="string">
            <text:p>AA</text:p>
          </table:table-cell>
          <table:table-cell table:formula="of:=LEN([.C53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office:value-type="string">
            <text:p>verb</text:p>
          </table:table-cell>
          <table:table-cell office:value-type="string">
            <text:p>jump</text:p>
          </table:table-cell>
          <table:table-cell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alire</text:p>
          </table:table-cell>
          <table:table-cell office:value-type="string">
            <text:p>a sări</text:p>
          </table:table-cell>
          <table:table-cell office:value-type="string">
            <text:p>springen</text:p>
          </table:table-cell>
          <table:table-cell office:value-type="string">
            <text:p>AA</text:p>
          </table:table-cell>
          <table:table-cell table:formula="of:=LEN([.C53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office:value-type="string">
            <text:p>know</text:p>
          </table:table-cell>
          <table:table-cell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kennt</text:p>
          </table:table-cell>
          <table:table-cell office:value-type="string">
            <text:p>AB</text:p>
          </table:table-cell>
          <table:table-cell table:formula="of:=LEN([.C540])"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avu</text:p>
          </table:table-cell>
          <table:table-cell office:value-type="string">
            <text:p>verb</text:p>
          </table:table-cell>
          <table:table-cell table:style-name="ce26" office:value-type="string">
            <text:p>know</text:p>
          </table:table-cell>
          <table:table-cell table:style-name="ce29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sapere</text:p>
          </table:table-cell>
          <table:table-cell office:value-type="string">
            <text:p>scio</text:p>
          </table:table-cell>
          <table:table-cell office:value-type="string">
            <text:p>ști</text:p>
          </table:table-cell>
          <table:table-cell office:value-type="string">
            <text:p>wissen</text:p>
          </table:table-cell>
          <table:table-cell office:value-type="string">
            <text:p>CA</text:p>
          </table:table-cell>
          <table:table-cell table:formula="of:=LEN([.C54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econa</text:p>
          </table:table-cell>
          <table:table-cell office:value-type="string">
            <text:p>verb</text:p>
          </table:table-cell>
          <table:table-cell table:style-name="ce26" office:value-type="string">
            <text:p>know/meet</text:p>
          </table:table-cell>
          <table:table-cell table:style-name="ce29"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scio</text:p>
          </table:table-cell>
          <table:table-cell office:value-type="string">
            <text:p>cunoaște</text:p>
          </table:table-cell>
          <table:table-cell office:value-type="string">
            <text:p>kennenlernen</text:p>
          </table:table-cell>
          <table:table-cell office:value-type="string">
            <text:p>CA</text:p>
          </table:table-cell>
          <table:table-cell table:formula="of:=LEN([.C542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laugh</text:p>
          </table:table-cell>
          <table:table-cell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risu</text:p>
          </table:table-cell>
          <table:table-cell office:value-type="string">
            <text:p>a rade</text:p>
          </table:table-cell>
          <table:table-cell office:value-type="string">
            <text:p>Lachen</text:p>
          </table:table-cell>
          <table:table-cell office:value-type="string">
            <text:p>AD</text:p>
          </table:table-cell>
          <table:table-cell table:formula="of:=LEN([.C543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csa</text:p>
          </table:table-cell>
          <table:table-cell office:value-type="string">
            <text:p>verb</text:p>
          </table:table-cell>
          <table:table-cell table:style-name="ce26" office:value-type="string">
            <text:p>leave</text:p>
          </table:table-cell>
          <table:table-cell table:style-name="ce29"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spalten</text:p>
          </table:table-cell>
          <table:table-cell office:value-type="string">
            <text:p>CA</text:p>
          </table:table-cell>
          <table:table-cell table:formula="of:=LEN([.C544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deha</text:p>
          </table:table-cell>
          <table:table-cell office:value-type="string">
            <text:p>verb</text:p>
          </table:table-cell>
          <table:table-cell table:style-name="ce26" office:value-type="string">
            <text:p>leave/allow</text:p>
          </table:table-cell>
          <table:table-cell table:style-name="ce29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relinquo</text:p>
          </table:table-cell>
          <table:table-cell office:value-type="string">
            <text:p>părăsi</text:p>
          </table:table-cell>
          <table:table-cell office:value-type="string">
            <text:p>geh</text:p>
          </table:table-cell>
          <table:table-cell office:value-type="string">
            <text:p>CA</text:p>
          </table:table-cell>
          <table:table-cell table:formula="of:=LEN([.C54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eto</text:p>
          </table:table-cell>
          <table:table-cell office:value-type="string">
            <text:p>verb</text:p>
          </table:table-cell>
          <table:table-cell office:value-type="string">
            <text:p>let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sit</text:p>
          </table:table-cell>
          <table:table-cell office:value-type="string">
            <text:p>lăsa</text:p>
          </table:table-cell>
          <table:table-cell office:value-type="string">
            <text:p>Lassen</text:p>
          </table:table-cell>
          <table:table-cell office:value-type="string">
            <text:p>AB</text:p>
          </table:table-cell>
          <table:table-cell table:formula="of:=LEN([.C54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pica</text:p>
          </table:table-cell>
          <table:table-cell office:value-type="string">
            <text:p>verb</text:p>
          </table:table-cell>
          <table:table-cell table:style-name="ce26" office:value-type="string">
            <text:p>like</text:p>
          </table:table-cell>
          <table:table-cell table:style-name="ce29"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tamquam</text:p>
          </table:table-cell>
          <table:table-cell office:value-type="string">
            <text:p>a place</text:p>
          </table:table-cell>
          <table:table-cell office:value-type="string">
            <text:p>zu mögen</text:p>
          </table:table-cell>
          <table:table-cell office:value-type="string">
            <text:p>CA</text:p>
          </table:table-cell>
          <table:table-cell table:formula="of:=LEN([.C547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auda</text:p>
          </table:table-cell>
          <table:table-cell office:value-type="string">
            <text:p>verb</text:p>
          </table:table-cell>
          <table:table-cell table:style-name="ce26" office:value-type="string">
            <text:p>listen</text:p>
          </table:table-cell>
          <table:table-cell table:style-name="ce29"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audite:</text:p>
          </table:table-cell>
          <table:table-cell office:value-type="string">
            <text:p>auzi</text:p>
          </table:table-cell>
          <table:table-cell office:value-type="string">
            <text:p>hör zu</text:p>
          </table:table-cell>
          <table:table-cell office:value-type="string">
            <text:p>CA</text:p>
          </table:table-cell>
          <table:table-cell table:formula="of:=LEN([.C54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live</text:p>
          </table:table-cell>
          <table:table-cell office:value-type="string">
            <text:p>verb</text:p>
          </table:table-cell>
          <table:table-cell table:style-name="ce26" office:value-type="string">
            <text:p>live</text:p>
          </table:table-cell>
          <table:table-cell table:style-name="ce29"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a trăi</text:p>
          </table:table-cell>
          <table:table-cell office:value-type="string">
            <text:p>zu leben</text:p>
          </table:table-cell>
          <table:table-cell office:value-type="string">
            <text:p>CA</text:p>
          </table:table-cell>
          <table:table-cell table:formula="of:=LEN([.C54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vivo</text:p>
          </table:table-cell>
          <table:table-cell office:value-type="string">
            <text:p>verb</text:p>
          </table:table-cell>
          <table:table-cell office:value-type="string">
            <text:p>live</text:p>
          </table:table-cell>
          <table:table-cell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vivet</text:p>
          </table:table-cell>
          <table:table-cell office:value-type="string">
            <text:p>Trăi</text:p>
          </table:table-cell>
          <table:table-cell office:value-type="string">
            <text:p>Leben</text:p>
          </table:table-cell>
          <table:table-cell office:value-type="string">
            <text:p>AB</text:p>
          </table:table-cell>
          <table:table-cell table:formula="of:=LEN([.C550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busca</text:p>
          </table:table-cell>
          <table:table-cell office:value-type="string">
            <text:p>verb</text:p>
          </table:table-cell>
          <table:table-cell table:style-name="ce26" office:value-type="string">
            <text:p>lookfor</text:p>
          </table:table-cell>
          <table:table-cell table:style-name="ce29"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quaerere</text:p>
          </table:table-cell>
          <table:table-cell office:value-type="string">
            <text:p>cauta</text:p>
          </table:table-cell>
          <table:table-cell office:value-type="string">
            <text:p>suchen Sie nach</text:p>
          </table:table-cell>
          <table:table-cell office:value-type="string">
            <text:p>CA</text:p>
          </table:table-cell>
          <table:table-cell table:formula="of:=LEN([.C551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losa</text:p>
          </table:table-cell>
          <table:table-cell office:value-type="string">
            <text:p>verb</text:p>
          </table:table-cell>
          <table:table-cell table:style-name="ce26" office:value-type="string">
            <text:p>lose</text:p>
          </table:table-cell>
          <table:table-cell table:style-name="ce29"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perdet</text:p>
          </table:table-cell>
          <table:table-cell office:value-type="string">
            <text:p>a pierde</text:p>
          </table:table-cell>
          <table:table-cell office:value-type="string">
            <text:p>zu verlieren</text:p>
          </table:table-cell>
          <table:table-cell office:value-type="string">
            <text:p>CA</text:p>
          </table:table-cell>
          <table:table-cell table:formula="of:=LEN([.C55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made</text:p>
          </table:table-cell>
          <table:table-cell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factum</text:p>
          </table:table-cell>
          <table:table-cell office:value-type="string">
            <text:p>făcut</text:p>
          </table:table-cell>
          <table:table-cell office:value-type="string">
            <text:p>gemacht</text:p>
          </table:table-cell>
          <table:table-cell office:value-type="string">
            <text:p>AC</text:p>
          </table:table-cell>
          <table:table-cell table:formula="of:=LEN([.C553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bglish</text:p>
          </table:table-cell>
          <table:table-cell/>
          <table:table-cell office:value-type="string">
            <text:p>manta</text:p>
          </table:table-cell>
          <table:table-cell office:value-type="string">
            <text:p>verb</text:p>
          </table:table-cell>
          <table:table-cell table:style-name="ce26" office:value-type="string">
            <text:p>maintain/keep</text:p>
          </table:table-cell>
          <table:table-cell table:style-name="ce29"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custodi</text:p>
          </table:table-cell>
          <table:table-cell office:value-type="string">
            <text:p>ține pasul</text:p>
          </table:table-cell>
          <table:table-cell office:value-type="string">
            <text:p>weiter so</text:p>
          </table:table-cell>
          <table:table-cell office:value-type="string">
            <text:p>CA</text:p>
          </table:table-cell>
          <table:table-cell table:formula="of:=LEN([.C554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meke</text:p>
          </table:table-cell>
          <table:table-cell office:value-type="string">
            <text:p>verb</text:p>
          </table:table-cell>
          <table:table-cell office:value-type="string">
            <text:p>make</text:p>
          </table:table-cell>
          <table:table-cell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facere</text:p>
          </table:table-cell>
          <table:table-cell office:value-type="string">
            <text:p>face</text:p>
          </table:table-cell>
          <table:table-cell office:value-type="string">
            <text:p>machen</text:p>
          </table:table-cell>
          <table:table-cell office:value-type="string">
            <text:p>AA</text:p>
          </table:table-cell>
          <table:table-cell table:formula="of:=LEN([.C555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dove</text:p>
          </table:table-cell>
          <table:table-cell office:value-type="string">
            <text:p>verb</text:p>
          </table:table-cell>
          <table:table-cell office:value-type="string">
            <text:p>must</text:p>
          </table:table-cell>
          <table:table-cell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oportet,</text:p>
          </table:table-cell>
          <table:table-cell office:value-type="string">
            <text:p>trebuie sa</text:p>
          </table:table-cell>
          <table:table-cell office:value-type="string">
            <text:p>Muss</text:p>
          </table:table-cell>
          <table:table-cell office:value-type="string">
            <text:p>AA</text:p>
          </table:table-cell>
          <table:table-cell table:formula="of:=LEN([.C55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bisna</text:p>
          </table:table-cell>
          <table:table-cell office:value-type="string">
            <text:p>verb</text:p>
          </table:table-cell>
          <table:table-cell table:style-name="ce26" office:value-type="string">
            <text:p>need</text:p>
          </table:table-cell>
          <table:table-cell table:style-name="ce29" office:value-type="string">
            <text:p>necesita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opus</text:p>
          </table:table-cell>
          <table:table-cell office:value-type="string">
            <text:p>nevoie</text:p>
          </table:table-cell>
          <table:table-cell office:value-type="string">
            <text:p>brauchen</text:p>
          </table:table-cell>
          <table:table-cell office:value-type="string">
            <text:p>CA</text:p>
          </table:table-cell>
          <table:table-cell table:formula="of:=LEN([.C55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ocura</text:p>
          </table:table-cell>
          <table:table-cell office:value-type="string">
            <text:p>verb</text:p>
          </table:table-cell>
          <table:table-cell table:style-name="ce26" office:value-type="string">
            <text:p>occur/happen</text:p>
          </table:table-cell>
          <table:table-cell table:style-name="ce29"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fieri</text:p>
          </table:table-cell>
          <table:table-cell office:value-type="string">
            <text:p>avea loc</text:p>
          </table:table-cell>
          <table:table-cell office:value-type="string">
            <text:p>auftreten</text:p>
          </table:table-cell>
          <table:table-cell office:value-type="string">
            <text:p>CA</text:p>
          </table:table-cell>
          <table:table-cell table:formula="of:=LEN([.C55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ofera</text:p>
          </table:table-cell>
          <table:table-cell office:value-type="string">
            <text:p>verb</text:p>
          </table:table-cell>
          <table:table-cell table:style-name="ce26" office:value-type="string">
            <text:p>offer</text:p>
          </table:table-cell>
          <table:table-cell table:style-name="ce29"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offer</text:p>
          </table:table-cell>
          <table:table-cell office:value-type="string">
            <text:p>ofertă</text:p>
          </table:table-cell>
          <table:table-cell office:value-type="string">
            <text:p>Angebot</text:p>
          </table:table-cell>
          <table:table-cell office:value-type="string">
            <text:p>CA</text:p>
          </table:table-cell>
          <table:table-cell table:formula="of:=LEN([.C559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overa</text:p>
          </table:table-cell>
          <table:table-cell office:value-type="string">
            <text:p>verb</text:p>
          </table:table-cell>
          <table:table-cell table:style-name="ce26" office:value-type="string">
            <text:p>open</text:p>
          </table:table-cell>
          <table:table-cell table:style-name="ce29"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patentibus</text:p>
          </table:table-cell>
          <table:table-cell office:value-type="string">
            <text:p>deschide-te</text:p>
          </table:table-cell>
          <table:table-cell office:value-type="string">
            <text:p>öffne dich</text:p>
          </table:table-cell>
          <table:table-cell office:value-type="string">
            <text:p>CA</text:p>
          </table:table-cell>
          <table:table-cell table:formula="of:=LEN([.C560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patentibus</text:p>
          </table:table-cell>
          <table:table-cell office:value-type="string">
            <text:p>deschis</text:p>
          </table:table-cell>
          <table:table-cell office:value-type="string">
            <text:p>öffnen</text:p>
          </table:table-cell>
          <table:table-cell office:value-type="string">
            <text:p>AB</text:p>
          </table:table-cell>
          <table:table-cell table:formula="of:=LEN([.C56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ova</text:p>
          </table:table-cell>
          <table:table-cell office:value-type="string">
            <text:p>verb</text:p>
          </table:table-cell>
          <table:table-cell table:style-name="ce26" office:value-type="string">
            <text:p>owe</text:p>
          </table:table-cell>
          <table:table-cell table:style-name="ce29"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officium</text:p>
          </table:table-cell>
          <table:table-cell office:value-type="string">
            <text:p>a datora</text:p>
          </table:table-cell>
          <table:table-cell office:value-type="string">
            <text:p>schulden</text:p>
          </table:table-cell>
          <table:table-cell office:value-type="string">
            <text:p>CA</text:p>
          </table:table-cell>
          <table:table-cell table:formula="of:=LEN([.C56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ga</text:p>
          </table:table-cell>
          <table:table-cell office:value-type="string">
            <text:p>verb</text:p>
          </table:table-cell>
          <table:table-cell table:style-name="ce26" office:value-type="string">
            <text:p>pay</text:p>
          </table:table-cell>
          <table:table-cell table:style-name="ce29"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redde</text:p>
          </table:table-cell>
          <table:table-cell office:value-type="string">
            <text:p>plătiți</text:p>
          </table:table-cell>
          <table:table-cell office:value-type="string">
            <text:p>auszahlen</text:p>
          </table:table-cell>
          <table:table-cell office:value-type="string">
            <text:p>CA</text:p>
          </table:table-cell>
          <table:table-cell table:formula="of:=LEN([.C56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ma</text:p>
          </table:table-cell>
          <table:table-cell office:value-type="string">
            <text:p>verb</text:p>
          </table:table-cell>
          <table:table-cell table:style-name="ce26" office:value-type="string">
            <text:p>permit/allow</text:p>
          </table:table-cell>
          <table:table-cell table:style-name="ce29"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patitur</text:p>
          </table:table-cell>
          <table:table-cell office:value-type="string">
            <text:p>permite</text:p>
          </table:table-cell>
          <table:table-cell office:value-type="string">
            <text:p>erlauben</text:p>
          </table:table-cell>
          <table:table-cell office:value-type="string">
            <text:p>CA</text:p>
          </table:table-cell>
          <table:table-cell table:formula="of:=LEN([.C56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ick</text:p>
          </table:table-cell>
          <table:table-cell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carpere</text:p>
          </table:table-cell>
          <table:table-cell office:value-type="string">
            <text:p>alege</text:p>
          </table:table-cell>
          <table:table-cell office:value-type="string">
            <text:p>auswählen</text:p>
          </table:table-cell>
          <table:table-cell office:value-type="string">
            <text:p>AD</text:p>
          </table:table-cell>
          <table:table-cell table:formula="of:=LEN([.C565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verb</text:p>
          </table:table-cell>
          <table:table-cell table:style-name="ce26" office:value-type="string">
            <text:p>play</text:p>
          </table:table-cell>
          <table:table-cell table:style-name="ce29"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ludere</text:p>
          </table:table-cell>
          <table:table-cell office:value-type="string">
            <text:p>joacă</text:p>
          </table:table-cell>
          <table:table-cell office:value-type="string">
            <text:p>spielen</text:p>
          </table:table-cell>
          <table:table-cell office:value-type="string">
            <text:p>AA</text:p>
          </table:table-cell>
          <table:table-cell table:formula="of:=LEN([.C56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proda</text:p>
          </table:table-cell>
          <table:table-cell office:value-type="string">
            <text:p>verb</text:p>
          </table:table-cell>
          <table:table-cell table:style-name="ce26" office:value-type="string">
            <text:p>produce</text:p>
          </table:table-cell>
          <table:table-cell table:style-name="ce29"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cendum</text:p>
          </table:table-cell>
          <table:table-cell office:value-type="string">
            <text:p>produce</text:p>
          </table:table-cell>
          <table:table-cell office:value-type="string">
            <text:p>produzieren</text:p>
          </table:table-cell>
          <table:table-cell office:value-type="string">
            <text:p>CA</text:p>
          </table:table-cell>
          <table:table-cell table:formula="of:=LEN([.C567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pull</text:p>
          </table:table-cell>
          <table:table-cell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trahere</text:p>
          </table:table-cell>
          <table:table-cell office:value-type="string">
            <text:p>Trage</text:p>
          </table:table-cell>
          <table:table-cell office:value-type="string">
            <text:p>ziehen</text:p>
          </table:table-cell>
          <table:table-cell office:value-type="string">
            <text:p>AC</text:p>
          </table:table-cell>
          <table:table-cell table:formula="of:=LEN([.C568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ona</text:p>
          </table:table-cell>
          <table:table-cell office:value-type="string">
            <text:p>verb</text:p>
          </table:table-cell>
          <table:table-cell table:style-name="ce26" office:value-type="string">
            <text:p>put</text:p>
          </table:table-cell>
          <table:table-cell table:style-name="ce29" office:value-type="string">
            <text:p>poner</text:p>
          </table:table-cell>
          <table:table-cell office:value-type="string">
            <text:p>mettre, poser</text:p>
          </table:table-cell>
          <table:table-cell office:value-type="string">
            <text:p>mettiti</text:p>
          </table:table-cell>
          <table:table-cell office:value-type="string">
            <text:p>posuit</text:p>
          </table:table-cell>
          <table:table-cell office:value-type="string">
            <text:p>pus pe</text:p>
          </table:table-cell>
          <table:table-cell office:value-type="string">
            <text:p>anziehen</text:p>
          </table:table-cell>
          <table:table-cell office:value-type="string">
            <text:p>CA</text:p>
          </table:table-cell>
          <table:table-cell table:formula="of:=LEN([.C56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onu</text:p>
          </table:table-cell>
          <table:table-cell office:value-type="string">
            <text:p>verb</text:p>
          </table:table-cell>
          <table:table-cell office:value-type="string">
            <text:p>put</text:p>
          </table:table-cell>
          <table:table-cell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posuit</text:p>
          </table:table-cell>
          <table:table-cell office:value-type="string">
            <text:p>a pune</text:p>
          </table:table-cell>
          <table:table-cell office:value-type="string">
            <text:p>stellen</text:p>
          </table:table-cell>
          <table:table-cell office:value-type="string">
            <text:p>AB</text:p>
          </table:table-cell>
          <table:table-cell table:formula="of:=LEN([.C57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an</text:p>
          </table:table-cell>
          <table:table-cell office:value-type="string">
            <text:p>corrió</text:p>
          </table:table-cell>
          <table:table-cell office:value-type="string">
            <text:p>a couru</text:p>
          </table:table-cell>
          <table:table-cell office:value-type="string">
            <text:p>corse</text:p>
          </table:table-cell>
          <table:table-cell office:value-type="string">
            <text:p>ran</text:p>
          </table:table-cell>
          <table:table-cell office:value-type="string">
            <text:p>a fugit</text:p>
          </table:table-cell>
          <table:table-cell office:value-type="string">
            <text:p>lief</text:p>
          </table:table-cell>
          <table:table-cell office:value-type="string">
            <text:p>AA</text:p>
          </table:table-cell>
          <table:table-cell table:formula="of:=LEN([.C57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acaza</text:p>
          </table:table-cell>
          <table:table-cell office:value-type="string">
            <text:p>verb</text:p>
          </table:table-cell>
          <table:table-cell table:style-name="ce26" office:value-type="string">
            <text:p>reach</text:p>
          </table:table-cell>
          <table:table-cell table:style-name="ce29"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pervenire</text:p>
          </table:table-cell>
          <table:table-cell office:value-type="string">
            <text:p>ajunge</text:p>
          </table:table-cell>
          <table:table-cell office:value-type="string">
            <text:p>erreichen</text:p>
          </table:table-cell>
          <table:table-cell office:value-type="string">
            <text:p>CA</text:p>
          </table:table-cell>
          <table:table-cell table:formula="of:=LEN([.C57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ira</text:p>
          </table:table-cell>
          <table:table-cell office:value-type="string">
            <text:p>verb</text:p>
          </table:table-cell>
          <table:table-cell table:style-name="ce26" office:value-type="string">
            <text:p>read</text:p>
          </table:table-cell>
          <table:table-cell table:style-name="ce29"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read</text:p>
          </table:table-cell>
          <table:table-cell office:value-type="string">
            <text:p>citit</text:p>
          </table:table-cell>
          <table:table-cell office:value-type="string">
            <text:p>lesen</text:p>
          </table:table-cell>
          <table:table-cell office:value-type="string">
            <text:p>AC</text:p>
          </table:table-cell>
          <table:table-cell table:formula="of:=LEN([.C573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almac*</text:p>
          </table:table-cell>
          <table:table-cell office:value-type="string">
            <text:p>verb</text:p>
          </table:table-cell>
          <table:table-cell table:style-name="ce26" office:value-type="string">
            <text:p>receive</text:p>
          </table:table-cell>
          <table:table-cell table:style-name="ce29"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accipere</text:p>
          </table:table-cell>
          <table:table-cell office:value-type="string">
            <text:p>primi</text:p>
          </table:table-cell>
          <table:table-cell office:value-type="string">
            <text:p>erhalten</text:p>
          </table:table-cell>
          <table:table-cell office:value-type="string">
            <text:p>CA</text:p>
          </table:table-cell>
          <table:table-cell table:formula="of:=LEN([.C574])" office:value-type="float" office:value="6">
            <text:p>6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reco</text:p>
          </table:table-cell>
          <table:table-cell office:value-type="string">
            <text:p>verb</text:p>
          </table:table-cell>
          <table:table-cell table:style-name="ce26" office:value-type="string">
            <text:p>recognize</text:p>
          </table:table-cell>
          <table:table-cell table:style-name="ce29"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agnoscis</text:p>
          </table:table-cell>
          <table:table-cell office:value-type="string">
            <text:p>recunoaște</text:p>
          </table:table-cell>
          <table:table-cell office:value-type="string">
            <text:p>erkennen</text:p>
          </table:table-cell>
          <table:table-cell office:value-type="string">
            <text:p>CA</text:p>
          </table:table-cell>
          <table:table-cell table:formula="of:=LEN([.C57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repa</text:p>
          </table:table-cell>
          <table:table-cell office:value-type="string">
            <text:p>verb</text:p>
          </table:table-cell>
          <table:table-cell table:style-name="ce26" office:value-type="string">
            <text:p>remember</text:p>
          </table:table-cell>
          <table:table-cell table:style-name="ce29"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memento</text:p>
          </table:table-cell>
          <table:table-cell office:value-type="string">
            <text:p>amintiți-vă</text:p>
          </table:table-cell>
          <table:table-cell office:value-type="string">
            <text:p>sich erinnern</text:p>
          </table:table-cell>
          <table:table-cell office:value-type="string">
            <text:p>CA</text:p>
          </table:table-cell>
          <table:table-cell table:formula="of:=LEN([.C57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reda</text:p>
          </table:table-cell>
          <table:table-cell office:value-type="string">
            <text:p>verb</text:p>
          </table:table-cell>
          <table:table-cell table:style-name="ce26" office:value-type="string">
            <text:p>return/comeback</text:p>
          </table:table-cell>
          <table:table-cell table:style-name="ce29"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reditus</text:p>
          </table:table-cell>
          <table:table-cell office:value-type="string">
            <text:p>revin</text:p>
          </table:table-cell>
          <table:table-cell office:value-type="string">
            <text:p>komm zurück</text:p>
          </table:table-cell>
          <table:table-cell office:value-type="string">
            <text:p>CA</text:p>
          </table:table-cell>
          <table:table-cell table:formula="of:=LEN([.C57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du</text:p>
          </table:table-cell>
          <table:table-cell office:value-type="string">
            <text:p>verb</text:p>
          </table:table-cell>
          <table:table-cell office:value-type="string">
            <text:p>ride</text:p>
          </table:table-cell>
          <table:table-cell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ide</text:p>
          </table:table-cell>
          <table:table-cell office:value-type="string">
            <text:p>călăare</text:p>
          </table:table-cell>
          <table:table-cell office:value-type="string">
            <text:p>Reiten</text:p>
          </table:table-cell>
          <table:table-cell office:value-type="string">
            <text:p>AA</text:p>
          </table:table-cell>
          <table:table-cell table:formula="of:=LEN([.C57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corsa</text:p>
          </table:table-cell>
          <table:table-cell office:value-type="string">
            <text:p>verb</text:p>
          </table:table-cell>
          <table:table-cell table:style-name="ce26" office:value-type="string">
            <text:p>run</text:p>
          </table:table-cell>
          <table:table-cell table:style-name="ce29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sa</text:p>
          </table:table-cell>
          <table:table-cell office:value-type="string">
            <text:p>procursu</text:p>
          </table:table-cell>
          <table:table-cell office:value-type="string">
            <text:p>alerga</text:p>
          </table:table-cell>
          <table:table-cell office:value-type="string">
            <text:p>rennen</text:p>
          </table:table-cell>
          <table:table-cell office:value-type="string">
            <text:p>CA</text:p>
          </table:table-cell>
          <table:table-cell table:formula="of:=LEN([.C579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oru</text:p>
          </table:table-cell>
          <table:table-cell office:value-type="string">
            <text:p>verb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currere</text:p>
          </table:table-cell>
          <table:table-cell office:value-type="string">
            <text:p>alerga</text:p>
          </table:table-cell>
          <table:table-cell office:value-type="string">
            <text:p>Lauf</text:p>
          </table:table-cell>
          <table:table-cell office:value-type="string">
            <text:p>AA</text:p>
          </table:table-cell>
          <table:table-cell table:formula="of:=LEN([.C58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dicu</text:p>
          </table:table-cell>
          <table:table-cell office:value-type="string">
            <text:p>verb</text:p>
          </table:table-cell>
          <table:table-cell office:value-type="string">
            <text:p>said</text:p>
          </table:table-cell>
          <table:table-cell office:value-type="string">
            <text:p>dijo</text:p>
          </table:table-cell>
          <table:table-cell office:value-type="string">
            <text:p>m'a dit</text:p>
          </table:table-cell>
          <table:table-cell office:value-type="string">
            <text:p>disse</text:p>
          </table:table-cell>
          <table:table-cell office:value-type="string">
            <text:p>dicitur</text:p>
          </table:table-cell>
          <table:table-cell office:value-type="string">
            <text:p>a spus</text:p>
          </table:table-cell>
          <table:table-cell office:value-type="string">
            <text:p>sagte</text:p>
          </table:table-cell>
          <table:table-cell office:value-type="string">
            <text:p>AA</text:p>
          </table:table-cell>
          <table:table-cell table:formula="of:=LEN([.C58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erman</text:p>
          </table:table-cell>
          <table:table-cell/>
          <table:table-cell office:value-type="string">
            <text:p>vedu</text:p>
          </table:table-cell>
          <table:table-cell office:value-type="string">
            <text:p>verb</text:p>
          </table:table-cell>
          <table:table-cell office:value-type="string">
            <text:p>saw</text:p>
          </table:table-cell>
          <table:table-cell office:value-type="string">
            <text:p>Sierra</text:p>
          </table:table-cell>
          <table:table-cell office:value-type="string">
            <text:p>vu</text:p>
          </table:table-cell>
          <table:table-cell office:value-type="string">
            <text:p>visto</text:p>
          </table:table-cell>
          <table:table-cell office:value-type="string">
            <text:p>vidit</text:p>
          </table:table-cell>
          <table:table-cell office:value-type="string">
            <text:p>a văzut</text:p>
          </table:table-cell>
          <table:table-cell office:value-type="string">
            <text:p>sah</text:p>
          </table:table-cell>
          <table:table-cell office:value-type="string">
            <text:p>AA</text:p>
          </table:table-cell>
          <table:table-cell table:formula="of:=LEN([.C582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/>
          <table:table-cell office:value-type="string">
            <text:p>dica</text:p>
          </table:table-cell>
          <table:table-cell office:value-type="string">
            <text:p>verb</text:p>
          </table:table-cell>
          <table:table-cell table:style-name="ce26" office:value-type="string">
            <text:p>say</text:p>
          </table:table-cell>
          <table:table-cell table:style-name="ce29" office:value-type="string">
            <text:p>decir</text:p>
          </table:table-cell>
          <table:table-cell office:value-type="string">
            <text:p>dire</text:p>
          </table:table-cell>
          <table:table-cell office:value-type="string">
            <text:p>da dire</text:p>
          </table:table-cell>
          <table:table-cell office:value-type="string">
            <text:p>dicere</text:p>
          </table:table-cell>
          <table:table-cell office:value-type="string">
            <text:p>să spun</text:p>
          </table:table-cell>
          <table:table-cell office:value-type="string">
            <text:p>zu sagen</text:p>
          </table:table-cell>
          <table:table-cell office:value-type="string">
            <text:p>CA</text:p>
          </table:table-cell>
          <table:table-cell table:formula="of:=LEN([.C58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dire</text:p>
          </table:table-cell>
          <table:table-cell office:value-type="string">
            <text:p>verb</text:p>
          </table:table-cell>
          <table:table-cell office:value-type="string">
            <text:p>say</text:p>
          </table:table-cell>
          <table:table-cell office:value-type="string">
            <text:p>decir</text:p>
          </table:table-cell>
          <table:table-cell table:number-columns-repeated="2" office:value-type="string">
            <text:p>dire</text:p>
          </table:table-cell>
          <table:table-cell office:value-type="string">
            <text:p>dicere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A</text:p>
          </table:table-cell>
          <table:table-cell table:formula="of:=LEN([.C584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vida</text:p>
          </table:table-cell>
          <table:table-cell office:value-type="string">
            <text:p>verb</text:p>
          </table:table-cell>
          <table:table-cell office:value-type="string">
            <text:p>see</text:p>
          </table:table-cell>
          <table:table-cell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videre</text:p>
          </table:table-cell>
          <table:table-cell office:value-type="string">
            <text:p>vedea</text:p>
          </table:table-cell>
          <table:table-cell office:value-type="string">
            <text:p>sehen</text:p>
          </table:table-cell>
          <table:table-cell office:value-type="string">
            <text:p>AA</text:p>
          </table:table-cell>
          <table:table-cell table:formula="of:=LEN([.C58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/>
          <table:table-cell office:value-type="string">
            <text:p>sema</text:p>
          </table:table-cell>
          <table:table-cell office:value-type="string">
            <text:p>verb</text:p>
          </table:table-cell>
          <table:table-cell table:style-name="ce26" office:value-type="string">
            <text:p>seem</text:p>
          </table:table-cell>
          <table:table-cell table:style-name="ce29"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quaerere</text:p>
          </table:table-cell>
          <table:table-cell office:value-type="string">
            <text:p>arata ca</text:p>
          </table:table-cell>
          <table:table-cell office:value-type="string">
            <text:p>sieh aus wie</text:p>
          </table:table-cell>
          <table:table-cell office:value-type="string">
            <text:p>CA</text:p>
          </table:table-cell>
          <table:table-cell table:formula="of:=LEN([.C58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eve</text:p>
          </table:table-cell>
          <table:table-cell office:value-type="string">
            <text:p>verb</text:p>
          </table:table-cell>
          <table:table-cell table:style-name="ce26" office:value-type="string">
            <text:p>serve/function</text:p>
          </table:table-cell>
          <table:table-cell table:style-name="ce29" office:value-type="string">
            <text:p>servir</text:p>
          </table:table-cell>
          <table:table-cell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serve</text:p>
          </table:table-cell>
          <table:table-cell office:value-type="string">
            <text:p>servi</text:p>
          </table:table-cell>
          <table:table-cell office:value-type="string">
            <text:p>dienen</text:p>
          </table:table-cell>
          <table:table-cell office:value-type="string">
            <text:p>CA</text:p>
          </table:table-cell>
          <table:table-cell table:formula="of:=LEN([.C587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how</text:p>
          </table:table-cell>
          <table:table-cell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ostende</text:p>
          </table:table-cell>
          <table:table-cell office:value-type="string">
            <text:p>spectacol</text:p>
          </table:table-cell>
          <table:table-cell office:value-type="string">
            <text:p>Show</text:p>
          </table:table-cell>
          <table:table-cell office:value-type="string">
            <text:p>AD</text:p>
          </table:table-cell>
          <table:table-cell table:formula="of:=LEN([.C58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ng</text:p>
          </table:table-cell>
          <table:table-cell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cantabo</text:p>
          </table:table-cell>
          <table:table-cell office:value-type="string">
            <text:p>cânta</text:p>
          </table:table-cell>
          <table:table-cell office:value-type="string">
            <text:p>singen</text:p>
          </table:table-cell>
          <table:table-cell office:value-type="string">
            <text:p>AC</text:p>
          </table:table-cell>
          <table:table-cell table:formula="of:=LEN([.C589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it</text:p>
          </table:table-cell>
          <table:table-cell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</text:p>
          </table:table-cell>
          <table:table-cell office:value-type="string">
            <text:p>sta</text:p>
          </table:table-cell>
          <table:table-cell office:value-type="string">
            <text:p>sitzen</text:p>
          </table:table-cell>
          <table:table-cell office:value-type="string">
            <text:p>AC</text:p>
          </table:table-cell>
          <table:table-cell table:formula="of:=LEN([.C590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leep</text:p>
          </table:table-cell>
          <table:table-cell table:number-columns-repeated="2"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omnum</text:p>
          </table:table-cell>
          <table:table-cell office:value-type="string">
            <text:p>dormi</text:p>
          </table:table-cell>
          <table:table-cell office:value-type="string">
            <text:p>schlafen</text:p>
          </table:table-cell>
          <table:table-cell office:value-type="string">
            <text:p>AC</text:p>
          </table:table-cell>
          <table:table-cell table:formula="of:=LEN([.C591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franch</text:p>
          </table:table-cell>
          <table:table-cell/>
          <table:table-cell office:value-type="string">
            <text:p>parla</text:p>
          </table:table-cell>
          <table:table-cell office:value-type="string">
            <text:p>verb</text:p>
          </table:table-cell>
          <table:table-cell table:style-name="ce26" office:value-type="string">
            <text:p>speak/talk</text:p>
          </table:table-cell>
          <table:table-cell table:style-name="ce29"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dicere</text:p>
          </table:table-cell>
          <table:table-cell office:value-type="string">
            <text:p>vorbi</text:p>
          </table:table-cell>
          <table:table-cell office:value-type="string">
            <text:p>reden</text:p>
          </table:table-cell>
          <table:table-cell office:value-type="string">
            <text:p>CA</text:p>
          </table:table-cell>
          <table:table-cell table:formula="of:=LEN([.C592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epeza</text:p>
          </table:table-cell>
          <table:table-cell office:value-type="string">
            <text:p>verb</text:p>
          </table:table-cell>
          <table:table-cell table:style-name="ce26" office:value-type="string">
            <text:p>start</text:p>
          </table:table-cell>
          <table:table-cell table:style-name="ce29"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starten</text:p>
          </table:table-cell>
          <table:table-cell office:value-type="string">
            <text:p>CA</text:p>
          </table:table-cell>
          <table:table-cell table:formula="of:=LEN([.C593])"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art</text:p>
          </table:table-cell>
          <table:table-cell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initium</text:p>
          </table:table-cell>
          <table:table-cell office:value-type="string">
            <text:p>start</text:p>
          </table:table-cell>
          <table:table-cell office:value-type="string">
            <text:p>Anfang</text:p>
          </table:table-cell>
          <table:table-cell office:value-type="string">
            <text:p>AD</text:p>
          </table:table-cell>
          <table:table-cell table:formula="of:=LEN([.C594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tin</text:p>
          </table:table-cell>
          <table:table-cell/>
          <table:table-cell office:value-type="string">
            <text:p>mana</text:p>
          </table:table-cell>
          <table:table-cell office:value-type="string">
            <text:p>verb</text:p>
          </table:table-cell>
          <table:table-cell table:style-name="ce26" office:value-type="string">
            <text:p>stay</text:p>
          </table:table-cell>
          <table:table-cell table:style-name="ce29" office:value-type="string">
            <text:p>quedar</text:p>
          </table:table-cell>
          <table:table-cell office:value-type="string">
            <text:p>rester</text:p>
          </table:table-cell>
          <table:table-cell office:value-type="string">
            <text:p>rimanere</text:p>
          </table:table-cell>
          <table:table-cell office:value-type="string">
            <text:p>manere</text:p>
          </table:table-cell>
          <table:table-cell office:value-type="string">
            <text:p>ședere</text:p>
          </table:table-cell>
          <table:table-cell office:value-type="string">
            <text:p>bleib</text:p>
          </table:table-cell>
          <table:table-cell office:value-type="string">
            <text:p>CA</text:p>
          </table:table-cell>
          <table:table-cell table:formula="of:=LEN([.C59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para</text:p>
          </table:table-cell>
          <table:table-cell office:value-type="string">
            <text:p>verb</text:p>
          </table:table-cell>
          <table:table-cell table:style-name="ce26" office:value-type="string">
            <text:p>stop</text:p>
          </table:table-cell>
          <table:table-cell table:style-name="ce29"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ör auf</text:p>
          </table:table-cell>
          <table:table-cell office:value-type="string">
            <text:p>CA</text:p>
          </table:table-cell>
          <table:table-cell table:formula="of:=LEN([.C59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stop</text:p>
          </table:table-cell>
          <table:table-cell office:value-type="string">
            <text:p>detener</text:p>
          </table:table-cell>
          <table:table-cell office:value-type="string">
            <text:p>Arrêtez</text:p>
          </table:table-cell>
          <table:table-cell office:value-type="string">
            <text:p>fermare</text:p>
          </table:table-cell>
          <table:table-cell office:value-type="string">
            <text:p>prohibere</text:p>
          </table:table-cell>
          <table:table-cell office:value-type="string">
            <text:p>Stop</text:p>
          </table:table-cell>
          <table:table-cell office:value-type="string">
            <text:p>halt</text:p>
          </table:table-cell>
          <table:table-cell office:value-type="string">
            <text:p>AB</text:p>
          </table:table-cell>
          <table:table-cell table:formula="of:=LEN([.C597])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studa</text:p>
          </table:table-cell>
          <table:table-cell office:value-type="string">
            <text:p>verb</text:p>
          </table:table-cell>
          <table:table-cell table:style-name="ce26" office:value-type="string">
            <text:p>study</text:p>
          </table:table-cell>
          <table:table-cell table:style-name="ce29"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um</text:p>
          </table:table-cell>
          <table:table-cell office:value-type="string">
            <text:p>studiu</text:p>
          </table:table-cell>
          <table:table-cell office:value-type="string">
            <text:p>studieren</text:p>
          </table:table-cell>
          <table:table-cell office:value-type="string">
            <text:p>CA</text:p>
          </table:table-cell>
          <table:table-cell table:formula="of:=LEN([.C598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upa</text:p>
          </table:table-cell>
          <table:table-cell office:value-type="string">
            <text:p>verb</text:p>
          </table:table-cell>
          <table:table-cell table:style-name="ce26" office:value-type="string">
            <text:p>suppose</text:p>
          </table:table-cell>
          <table:table-cell table:style-name="ce29"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putant</text:p>
          </table:table-cell>
          <table:table-cell office:value-type="string">
            <text:p>presupune</text:p>
          </table:table-cell>
          <table:table-cell office:value-type="string">
            <text:p>annehmen</text:p>
          </table:table-cell>
          <table:table-cell office:value-type="string">
            <text:p>CA</text:p>
          </table:table-cell>
          <table:table-cell table:formula="of:=LEN([.C59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ma</text:p>
          </table:table-cell>
          <table:table-cell office:value-type="string">
            <text:p>verb</text:p>
          </table:table-cell>
          <table:table-cell table:style-name="ce26" office:value-type="string">
            <text:p>take</text:p>
          </table:table-cell>
          <table:table-cell table:style-name="ce29"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CA</text:p>
          </table:table-cell>
          <table:table-cell table:formula="of:=LEN([.C60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mu</text:p>
          </table:table-cell>
          <table:table-cell office:value-type="string">
            <text:p>verb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accipere</text:p>
          </table:table-cell>
          <table:table-cell office:value-type="string">
            <text:p>lua</text:p>
          </table:table-cell>
          <table:table-cell office:value-type="string">
            <text:p>nehmen</text:p>
          </table:table-cell>
          <table:table-cell office:value-type="string">
            <text:p>AB</text:p>
          </table:table-cell>
          <table:table-cell table:formula="of:=LEN([.C601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saca</text:p>
          </table:table-cell>
          <table:table-cell office:value-type="string">
            <text:p>verb</text:p>
          </table:table-cell>
          <table:table-cell table:style-name="ce26" office:value-type="string">
            <text:p>takeout</text:p>
          </table:table-cell>
          <table:table-cell table:style-name="ce29"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accipere</text:p>
          </table:table-cell>
          <table:table-cell office:value-type="string">
            <text:p>scoate</text:p>
          </table:table-cell>
          <table:table-cell office:value-type="string">
            <text:p>herausnehmen</text:p>
          </table:table-cell>
          <table:table-cell office:value-type="string">
            <text:p>CA</text:p>
          </table:table-cell>
          <table:table-cell table:formula="of:=LEN([.C60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otu</text:p>
          </table:table-cell>
          <table:table-cell office:value-type="string">
            <text:p>verb</text:p>
          </table:table-cell>
          <table:table-cell office:value-type="string">
            <text:p>tell</text:p>
          </table:table-cell>
          <table:table-cell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amen dico</text:p>
          </table:table-cell>
          <table:table-cell office:value-type="string">
            <text:p>spune</text:p>
          </table:table-cell>
          <table:table-cell office:value-type="string">
            <text:p>sagen</text:p>
          </table:table-cell>
          <table:table-cell office:value-type="string">
            <text:p>AC</text:p>
          </table:table-cell>
          <table:table-cell table:formula="of:=LEN([.C60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nsu</text:p>
          </table:table-cell>
          <table:table-cell office:value-type="string">
            <text:p>verb</text:p>
          </table:table-cell>
          <table:table-cell office:value-type="string">
            <text:p>think</text:p>
          </table:table-cell>
          <table:table-cell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cogitare</text:p>
          </table:table-cell>
          <table:table-cell office:value-type="string">
            <text:p>gândi</text:p>
          </table:table-cell>
          <table:table-cell office:value-type="string">
            <text:p>denken</text:p>
          </table:table-cell>
          <table:table-cell office:value-type="string">
            <text:p>AB</text:p>
          </table:table-cell>
          <table:table-cell table:formula="of:=LEN([.C604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/>
          <table:table-cell office:value-type="string">
            <text:p>toca</text:p>
          </table:table-cell>
          <table:table-cell office:value-type="string">
            <text:p>verb</text:p>
          </table:table-cell>
          <table:table-cell table:style-name="ce26" office:value-type="string">
            <text:p>touch/play</text:p>
          </table:table-cell>
          <table:table-cell table:style-name="ce29"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tange</text:p>
          </table:table-cell>
          <table:table-cell office:value-type="string">
            <text:p>atinge</text:p>
          </table:table-cell>
          <table:table-cell office:value-type="string">
            <text:p>berühren</text:p>
          </table:table-cell>
          <table:table-cell office:value-type="string">
            <text:p>CA</text:p>
          </table:table-cell>
          <table:table-cell table:formula="of:=LEN([.C60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tora</text:p>
          </table:table-cell>
          <table:table-cell office:value-type="string">
            <text:p>verb</text:p>
          </table:table-cell>
          <table:table-cell table:style-name="ce26" office:value-type="string">
            <text:p>treat</text:p>
          </table:table-cell>
          <table:table-cell table:style-name="ce29"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tractare,</text:p>
          </table:table-cell>
          <table:table-cell office:value-type="string">
            <text:p>trata</text:p>
          </table:table-cell>
          <table:table-cell office:value-type="string">
            <text:p>versuchen Sie es</text:p>
          </table:table-cell>
          <table:table-cell office:value-type="string">
            <text:p>CA</text:p>
          </table:table-cell>
          <table:table-cell table:formula="of:=LEN([.C606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romanian</text:p>
          </table:table-cell>
          <table:table-cell/>
          <table:table-cell office:value-type="string">
            <text:p>proba</text:p>
          </table:table-cell>
          <table:table-cell office:value-type="string">
            <text:p>verb</text:p>
          </table:table-cell>
          <table:table-cell table:style-name="ce26" office:value-type="string">
            <text:p>try</text:p>
          </table:table-cell>
          <table:table-cell table:style-name="ce29"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tentant</text:p>
          </table:table-cell>
          <table:table-cell office:value-type="string">
            <text:p>încerca</text:p>
          </table:table-cell>
          <table:table-cell office:value-type="string">
            <text:p>versuchen Sie es</text:p>
          </table:table-cell>
          <table:table-cell office:value-type="string">
            <text:p>AD</text:p>
          </table:table-cell>
          <table:table-cell table:formula="of:=LEN([.C607])" office:value-type="float" office:value="5">
            <text:p>5</text:p>
          </table:table-cell>
          <table:table-cell table:number-columns-repeated="1008"/>
        </table:table-row>
        <table:table-row table:style-name="ro2">
          <table:table-cell office:value-type="string">
            <text:p>esperanto</text:p>
          </table:table-cell>
          <table:table-cell/>
          <table:table-cell office:value-type="string">
            <text:p>reza</text:p>
          </table:table-cell>
          <table:table-cell office:value-type="string">
            <text:p>verb</text:p>
          </table:table-cell>
          <table:table-cell table:style-name="ce26" office:value-type="string">
            <text:p>turnout</text:p>
          </table:table-cell>
          <table:table-cell table:style-name="ce29"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exitum</text:p>
          </table:table-cell>
          <table:table-cell office:value-type="string">
            <text:p>se dovedesc</text:p>
          </table:table-cell>
          <table:table-cell office:value-type="string">
            <text:p>ausfallen</text:p>
          </table:table-cell>
          <table:table-cell office:value-type="string">
            <text:p>CA</text:p>
          </table:table-cell>
          <table:table-cell table:formula="of:=LEN([.C608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apu</text:p>
          </table:table-cell>
          <table:table-cell office:value-type="string">
            <text:p>verb</text:p>
          </table:table-cell>
          <table:table-cell table:style-name="ce26" office:value-type="string">
            <text:p>understand</text:p>
          </table:table-cell>
          <table:table-cell table:style-name="ce29"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intellegite</text:p>
          </table:table-cell>
          <table:table-cell office:value-type="string">
            <text:p>înțelege</text:p>
          </table:table-cell>
          <table:table-cell office:value-type="string">
            <text:p>verstehen</text:p>
          </table:table-cell>
          <table:table-cell office:value-type="string">
            <text:p>CA</text:p>
          </table:table-cell>
          <table:table-cell table:formula="of:=LEN([.C609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usu</text:p>
          </table:table-cell>
          <table:table-cell office:value-type="string">
            <text:p>verb</text:p>
          </table:table-cell>
          <table:table-cell table:style-name="ce26" office:value-type="string">
            <text:p>use</text:p>
          </table:table-cell>
          <table:table-cell table:style-name="ce29"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usus</text:p>
          </table:table-cell>
          <table:table-cell office:value-type="string">
            <text:p>utilizare</text:p>
          </table:table-cell>
          <table:table-cell office:value-type="string">
            <text:p>verwenden</text:p>
          </table:table-cell>
          <table:table-cell office:value-type="string">
            <text:p>AC</text:p>
          </table:table-cell>
          <table:table-cell table:formula="of:=LEN([.C610])" office:value-type="float" office:value="3">
            <text:p>3</text:p>
          </table:table-cell>
          <table:table-cell table:number-columns-repeated="1008"/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atu</text:p>
          </table:table-cell>
          <table:table-cell office:value-type="string">
            <text:p>verb</text:p>
          </table:table-cell>
          <table:table-cell table:style-name="ce26" office:value-type="string">
            <text:p>wait</text:p>
          </table:table-cell>
          <table:table-cell table:style-name="ce29"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expecto</text:p>
          </table:table-cell>
          <table:table-cell office:value-type="string">
            <text:p>aștepta</text:p>
          </table:table-cell>
          <table:table-cell office:value-type="string">
            <text:p>warte</text:p>
          </table:table-cell>
          <table:table-cell office:value-type="string">
            <text:p>CA</text:p>
          </table:table-cell>
          <table:table-cell table:formula="of:=LEN([.C611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office:value-type="string">
            <text:p>verb</text:p>
          </table:table-cell>
          <table:table-cell office:value-type="string">
            <text:p>walk</text:p>
          </table:table-cell>
          <table:table-cell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ambulate</text:p>
          </table:table-cell>
          <table:table-cell office:value-type="string">
            <text:p>mers pe jos</text:p>
          </table:table-cell>
          <table:table-cell office:value-type="string">
            <text:p>gehen</text:p>
          </table:table-cell>
          <table:table-cell office:value-type="string">
            <text:p>AB</text:p>
          </table:table-cell>
          <table:table-cell table:formula="of:=LEN([.C612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ola</text:p>
          </table:table-cell>
          <table:table-cell office:value-type="string">
            <text:p>verb</text:p>
          </table:table-cell>
          <table:table-cell office:value-type="string">
            <text:p>want</text:p>
          </table:table-cell>
          <table:table-cell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cupio</text:p>
          </table:table-cell>
          <table:table-cell office:value-type="string">
            <text:p>vrea</text:p>
          </table:table-cell>
          <table:table-cell office:value-type="string">
            <text:p>wollen</text:p>
          </table:table-cell>
          <table:table-cell office:value-type="string">
            <text:p>AA</text:p>
          </table:table-cell>
          <table:table-cell table:formula="of:=LEN([.C613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tu're</text:p>
          </table:table-cell>
          <table:table-cell office:value-type="string">
            <text:p>verb</text:p>
          </table:table-cell>
          <table:table-cell office:value-type="string">
            <text:p>was</text:p>
          </table:table-cell>
          <table:table-cell office:value-type="string">
            <text:p>estaba</text:p>
          </table:table-cell>
          <table:table-cell office:value-type="string">
            <text:p>était</text:p>
          </table:table-cell>
          <table:table-cell office:value-type="string">
            <text:p>era</text:p>
          </table:table-cell>
          <table:table-cell office:value-type="string">
            <text:p>erat</text:p>
          </table:table-cell>
          <table:table-cell office:value-type="string">
            <text:p>a fost</text:p>
          </table:table-cell>
          <table:table-cell office:value-type="string">
            <text:p>war</text:p>
          </table:table-cell>
          <table:table-cell office:value-type="string">
            <text:p>AA</text:p>
          </table:table-cell>
          <table:table-cell table:formula="of:=LEN([.C614])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avu</text:p>
          </table:table-cell>
          <table:table-cell office:value-type="string">
            <text:p>verb</text:p>
          </table:table-cell>
          <table:table-cell office:value-type="string">
            <text:p>wash</text:p>
          </table:table-cell>
          <table:table-cell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lava</text:p>
          </table:table-cell>
          <table:table-cell office:value-type="string">
            <text:p>spalare</text:p>
          </table:table-cell>
          <table:table-cell office:value-type="string">
            <text:p>waschen</text:p>
          </table:table-cell>
          <table:table-cell office:value-type="string">
            <text:p>AC</text:p>
          </table:table-cell>
          <table:table-cell table:formula="of:=LEN([.C615])" office:value-type="float" office:value="4">
            <text:p>4</text:p>
          </table:table-cell>
          <table:table-cell table:number-columns-repeated="1008"/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iro</text:p>
          </table:table-cell>
          <table:table-cell office:value-type="string">
            <text:p>verb</text:p>
          </table:table-cell>
          <table:table-cell table:style-name="ce26" office:value-type="string">
            <text:p>watch/lookat</text:p>
          </table:table-cell>
          <table:table-cell table:style-name="ce29"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quaerere</text:p>
          </table:table-cell>
          <table:table-cell office:value-type="string">
            <text:p>uită-te</text:p>
          </table:table-cell>
          <table:table-cell office:value-type="string">
            <text:p>schau mal</text:p>
          </table:table-cell>
          <table:table-cell office:value-type="string">
            <text:p>CA</text:p>
          </table:table-cell>
          <table:table-cell table:formula="of:=LEN([.C616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le</text:p>
          </table:table-cell>
          <table:table-cell office:value-type="string">
            <text:p>verb</text:p>
          </table:table-cell>
          <table:table-cell office:value-type="string">
            <text:p>went</text:p>
          </table:table-cell>
          <table:table-cell office:value-type="string">
            <text:p>fuimos</text:p>
          </table:table-cell>
          <table:table-cell office:value-type="string">
            <text:p>est allé</text:p>
          </table:table-cell>
          <table:table-cell office:value-type="string">
            <text:p>andato</text:p>
          </table:table-cell>
          <table:table-cell office:value-type="string">
            <text:p>abiit</text:p>
          </table:table-cell>
          <table:table-cell office:value-type="string">
            <text:p>a mers</text:p>
          </table:table-cell>
          <table:table-cell office:value-type="string">
            <text:p>ging</text:p>
          </table:table-cell>
          <table:table-cell office:value-type="string">
            <text:p>AA</text:p>
          </table:table-cell>
          <table:table-cell table:formula="of:=LEN([.C617])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ru</text:p>
          </table:table-cell>
          <table:table-cell office:value-type="string">
            <text:p>verb</text:p>
          </table:table-cell>
          <table:table-cell office:value-type="string">
            <text:p>will</text:p>
          </table:table-cell>
          <table:table-cell office:value-type="string">
            <text:p>será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autem</text:p>
          </table:table-cell>
          <table:table-cell office:value-type="string">
            <text:p>voi</text:p>
          </table:table-cell>
          <table:table-cell office:value-type="string">
            <text:p>werden</text:p>
          </table:table-cell>
          <table:table-cell office:value-type="string">
            <text:p>AA</text:p>
          </table:table-cell>
          <table:table-cell table:formula="of:=LEN([.C618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hu</text:p>
          </table:table-cell>
          <table:table-cell office:value-type="string">
            <text:p>verb</text:p>
          </table:table-cell>
          <table:table-cell office:value-type="string">
            <text:p>wish</text:p>
          </table:table-cell>
          <table:table-cell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volo</text:p>
          </table:table-cell>
          <table:table-cell office:value-type="string">
            <text:p>dori</text:p>
          </table:table-cell>
          <table:table-cell office:value-type="string">
            <text:p>Wunsch</text:p>
          </table:table-cell>
          <table:table-cell office:value-type="string">
            <text:p>AC</text:p>
          </table:table-cell>
          <table:table-cell table:formula="of:=LEN([.C619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lavo</text:p>
          </table:table-cell>
          <table:table-cell office:value-type="string">
            <text:p>verb</text:p>
          </table:table-cell>
          <table:table-cell office:value-type="string">
            <text:p>work</text:p>
          </table:table-cell>
          <table:table-cell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opus</text:p>
          </table:table-cell>
          <table:table-cell office:value-type="string">
            <text:p>a lucra</text:p>
          </table:table-cell>
          <table:table-cell office:value-type="string">
            <text:p>zu arbeiten</text:p>
          </table:table-cell>
          <table:table-cell office:value-type="string">
            <text:p>AC</text:p>
          </table:table-cell>
          <table:table-cell table:formula="of:=LEN([.C620])"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number-columns-repeated="2"/>
          <table:table-cell/>
          <table:table-cell office:value-type="string">
            <text:p>verb</text:p>
          </table:table-cell>
          <table:table-cell office:value-type="string">
            <text:p>would</text:p>
          </table:table-cell>
          <table:table-cell office:value-type="string">
            <text:p>haría</text:p>
          </table:table-cell>
          <table:table-cell office:value-type="string">
            <text:p>aurait</text:p>
          </table:table-cell>
          <table:table-cell office:value-type="string">
            <text:p>voluto</text:p>
          </table:table-cell>
          <table:table-cell office:value-type="string">
            <text:p>esset,</text:p>
          </table:table-cell>
          <table:table-cell office:value-type="string">
            <text:p>ar</text:p>
          </table:table-cell>
          <table:table-cell office:value-type="string">
            <text:p>würde</text:p>
          </table:table-cell>
          <table:table-cell office:value-type="string">
            <text:p>AC</text:p>
          </table:table-cell>
          <table:table-cell table:formula="of:=LEN([.C621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panish</text:p>
          </table:table-cell>
          <table:table-cell/>
          <table:table-cell office:value-type="string">
            <text:p>scaba</text:p>
          </table:table-cell>
          <table:table-cell office:value-type="string">
            <text:p>verb</text:p>
          </table:table-cell>
          <table:table-cell office:value-type="string">
            <text:p>write</text:p>
          </table:table-cell>
          <table:table-cell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ribo</text:p>
          </table:table-cell>
          <table:table-cell office:value-type="string">
            <text:p>scrie</text:p>
          </table:table-cell>
          <table:table-cell office:value-type="string">
            <text:p>schreiben</text:p>
          </table:table-cell>
          <table:table-cell office:value-type="string">
            <text:p>AC</text:p>
          </table:table-cell>
          <table:table-cell table:formula="of:=LEN([.C622])" office:value-type="float" office:value="5">
            <text:p>5</text:p>
          </table:table-cell>
          <table:table-cell table:number-columns-repeated="1008"/>
        </table:table-row>
        <table:table-row table:style-name="ro1" table:number-rows-repeated="10479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ori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ructe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mere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uvas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iche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s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es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pepes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hs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tari" table:style-name="ta1" table:print="false">
        <table:table-column table:style-name="co1" table:default-cell-style-name="ce33"/>
        <table:table-column table:style-name="co1" table:number-columns-repeated="9" table:default-cell-style-name="Default"/>
        <table:table-row table:style-name="ro1">
          <table:table-cell table:style-name="ce32" office:value-type="string">
            <text:p>cd</text:p>
          </table:table-cell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Part</text:p>
          </table:table-cell>
        </table:table-row>
        <table:table-row table:style-name="ro1">
          <table:table-cell table:style-name="ce32" office:value-type="float" office:value="1">
            <text:p>1</text:p>
          </table:table-cell>
          <table:table-cell office:value-type="string">
            <text:p>American</text:p>
          </table:table-cell>
          <table:table-cell office:value-type="string">
            <text:p>American <text:s text:c="4"/></text:p>
          </table:table-cell>
          <table:table-cell office:value-type="string">
            <text:p>americano</text:p>
          </table:table-cell>
          <table:table-cell office:value-type="string">
            <text:p>américain</text:p>
          </table:table-cell>
          <table:table-cell office:value-type="string">
            <text:p>americano</text:p>
          </table:table-cell>
          <table:table-cell table:style-name="ce28" office:value-type="string">
            <text:p>American</text:p>
          </table:table-cell>
          <table:table-cell office:value-type="string">
            <text:p>american</text:p>
          </table:table-cell>
          <table:table-cell office:value-type="string">
            <text:p>amerikanisch</text:p>
          </table:table-cell>
          <table:table-cell office:value-type="string">
            <text:p>adjec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ERICA</text:p>
          </table:table-cell>
          <table:table-cell office:value-type="string">
            <text:p>America</text:p>
          </table:table-cell>
          <table:table-cell table:number-columns-repeated="7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nimal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romania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mancar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gume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numere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style-name="ce34" office:value-type="string">
            <text:p>Lati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nu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ero</text:p>
          </table:table-cell>
          <table:table-cell table:style-name="ce1" office:value-type="string">
            <text:p>zéro</text:p>
          </table:table-cell>
          <table:table-cell table:style-name="ce1" office:value-type="string">
            <text:p>nulla</text:p>
          </table:table-cell>
          <table:table-cell table:style-name="ce34" office:value-type="string">
            <text:p>null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nu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a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a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a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a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c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ia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en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a-zen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a-zen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ua-zen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ha-zen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ia-zen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ha-zen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oca-zen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ia-zen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enta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ioma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milea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office:value-type="float" office:value="1000000000">
            <text:p>1000000000</text:p>
          </table:table-cell>
          <table:table-cell office:value-type="string">
            <text:p>bilea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</table:table>
      <table:database-ranges>
        <table:database-range table:target-range-address="dict.A1:dict.M622">
          <table:sort>
            <table:sort-by table:field-number="3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10/06/2019</text:date>, <text:time>11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06T11:50:03.75</dc:date>
    <meta:editing-duration>P6DT4H8M32S</meta:editing-duration>
    <meta:editing-cycles>59</meta:editing-cycles>
    <meta:document-statistic meta:table-count="10" meta:cell-count="8075" meta:object-count="0"/>
  </office:meta>
</office:document-meta>
</file>